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55.3mm"/>
    </style:style>
    <style:style style:name="co5" style:family="table-column">
      <style:table-column-properties fo:break-before="auto" style:column-width="51.33mm"/>
    </style:style>
    <style:style style:name="co6" style:family="table-column">
      <style:table-column-properties fo:break-before="auto" style:column-width="41.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58.47mm"/>
    </style:style>
    <style:style style:name="co11" style:family="table-column">
      <style:table-column-properties fo:break-before="auto" style:column-width="40.22mm"/>
    </style:style>
    <style:style style:name="co12" style:family="table-column">
      <style:table-column-properties fo:break-before="auto" style:column-width="40.48mm"/>
    </style:style>
    <style:style style:name="co13" style:family="table-column">
      <style:table-column-properties fo:break-before="auto" style:column-width="38.63mm"/>
    </style:style>
    <style:style style:name="co14" style:family="table-column">
      <style:table-column-properties fo:break-before="auto" style:column-width="42.6mm"/>
    </style:style>
    <style:style style:name="co15" style:family="table-column">
      <style:table-column-properties fo:break-before="auto" style:column-width="33.6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22.23mm"/>
    </style:style>
    <style:style style:name="co18" style:family="table-column">
      <style:table-column-properties fo:break-before="auto" style:column-width="93.08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7.13mm"/>
    </style:style>
    <style:style style:name="co21" style:family="table-column">
      <style:table-column-properties fo:break-before="auto" style:column-width="30.71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2.56mm" fo:break-before="auto" style:use-optimal-row-height="true"/>
    </style:style>
    <style:style style:name="ro3" style:family="table-row">
      <style:table-row-properties style:row-height="32.4mm" fo:break-before="auto" style:use-optimal-row-height="true"/>
    </style:style>
    <style:style style:name="ro4" style:family="table-row">
      <style:table-row-properties style:row-height="36.3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2.1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63.69mm" fo:break-before="auto" style:use-optimal-row-height="true"/>
    </style:style>
    <style:style style:name="ro11" style:family="table-row">
      <style:table-row-properties style:row-height="67.65mm" fo:break-before="auto" style:use-optimal-row-height="true"/>
    </style:style>
    <style:style style:name="ro12" style:family="table-row">
      <style:table-row-properties style:row-height="59.76mm" fo:break-before="auto" style:use-optimal-row-height="true"/>
    </style:style>
    <style:style style:name="ro13" style:family="table-row">
      <style:table-row-properties style:row-height="55.81mm" fo:break-before="auto" style:use-optimal-row-height="true"/>
    </style:style>
    <style:style style:name="ro14" style:family="table-row">
      <style:table-row-properties style:row-height="28.17mm" fo:break-before="auto" style:use-optimal-row-height="true"/>
    </style:style>
    <style:style style:name="ro15" style:family="table-row">
      <style:table-row-properties style:row-height="20.5mm" fo:break-before="auto" style:use-optimal-row-height="true"/>
    </style:style>
    <style:style style:name="ta1" style:family="table" style:master-page-name="PageStyle_5f_MASTER_20_dipila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55" style:family="table-cell" style:parent-style-name="Excel_20_Built-in_20_Comma_20__5b_0_5d_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56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61" style:family="table-cell" style:parent-style-name="Default" style:data-style-name="N4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22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6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7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</style:style>
    <style:style style:name="ce32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33" style:family="table-cell" style:parent-style-name="Excel_20_Built-in_20_Comma_20__5b_0_5d_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78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diagonal-bl-tr="none" style:diagonal-tl-br="none" fo:border="none" style:rotation-align="none"/>
    </style:style>
    <style:style style:name="ce95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2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</style:style>
    <style:style style:name="ce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3"/>
    <style:style style:name="ce45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IB A TANAH" table:style-name="ta1" table:print-ranges="'KIB A TANAH'.A1:'KIB A TANAH'.R1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7"/>
        <table:table-column table:style-name="co6" table:number-columns-repeated="2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12" table:visibility="collapse" table:default-cell-style-name="ce27"/>
        <table:table-column table:style-name="co13" table:visibility="collapse" table:default-cell-style-name="ce31"/>
        <table:table-column table:style-name="co14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9" table:default-cell-style-name="ce20"/>
        <table:table-column table:style-name="co8" table:number-columns-repeated="49" table:default-cell-style-name="ce20"/>
        <table:table-column table:style-name="co8" table:number-columns-repeated="956" table:default-cell-style-name="ce39"/>
        <table:table-column table:style-name="co17" table:default-cell-style-name="ce39"/>
        <table:table-row table:style-name="ro1">
          <table:table-cell table:style-name="ce1"/>
          <table:table-cell table:style-name="ce8"/>
          <table:table-cell table:style-name="ce55" office:value-type="string" calcext:value-type="string" table:number-columns-spanned="13" table:number-rows-spanned="2">
            <text:p>DAFTAR RINCIAN KONFIRMASI ATAS RINCIAN ASET YANG DI SERAHKAN </text:p>
            <text:p>PENGURUS BARANG SKPD LAMA KEPADA SKPD PENERIMA</text:p>
          </table:table-cell>
          <table:covered-table-cell table:number-columns-repeated="12" table:style-name="ce16"/>
          <table:table-cell table:style-name="ce32" table:number-columns-repeated="3"/>
          <table:table-cell table:style-name="ce8" table:number-columns-repeated="1006"/>
        </table:table-row>
        <table:table-row table:style-name="ro1">
          <table:table-cell table:style-name="ce2"/>
          <table:table-cell table:style-name="ce8"/>
          <table:covered-table-cell table:number-columns-repeated="13" table:style-name="ce55"/>
          <table:table-cell table:style-name="ce33" table:number-columns-repeated="3"/>
          <table:table-cell table:style-name="Default" table:number-columns-repeated="1006"/>
        </table:table-row>
        <table:table-header-rows>
          <table:table-row table:style-name="ro2">
            <table:table-cell table:style-name="ce41" office:value-type="string" calcext:value-type="string">
              <text:p>ID</text:p>
            </table:table-cell>
            <table:table-cell table:style-name="ce41" office:value-type="string" calcext:value-type="string">
              <text:p>GOLONGAN ASET</text:p>
            </table:table-cell>
            <table:table-cell table:style-name="ce56" office:value-type="string" office:string-value="No." calcext:value-type="string">
              <text:p>No. </text:p>
            </table:table-cell>
            <table:table-cell table:style-name="ce61" office:value-type="string" calcext:value-type="string">
              <text:p>SKPD PENERIMA</text:p>
            </table:table-cell>
            <table:table-cell table:style-name="ce41" office:value-type="string" calcext:value-type="string">
              <text:p>SKPD LAMA ASAL</text:p>
            </table:table-cell>
            <table:table-cell table:style-name="ce41" office:value-type="string" calcext:value-type="string">
              <text:p>SUB SKPD LAMA</text:p>
            </table:table-cell>
            <table:table-cell table:style-name="ce41" office:value-type="string" calcext:value-type="string">
              <text:p>Jenis Barang/ Nama Barang</text:p>
            </table:table-cell>
            <table:table-cell table:style-name="ce41" office:value-type="string" calcext:value-type="string">
              <text:p>Kode Barang 108</text:p>
            </table:table-cell>
            <table:table-cell table:style-name="ce41" office:value-type="string" calcext:value-type="string">
              <text:p>Register</text:p>
            </table:table-cell>
            <table:table-cell table:style-name="ce41" office:value-type="string" calcext:value-type="string">
              <text:p>Tahun Perolehan</text:p>
            </table:table-cell>
            <table:table-cell table:style-name="ce41" office:value-type="string" calcext:value-type="string">
              <text:p>Informasi Aset</text:p>
            </table:table-cell>
            <table:table-cell table:style-name="ce67" office:value-type="string" calcext:value-type="string">
              <text:p>Harga Perolehan</text:p>
              <text:p>(Rp.)</text:p>
            </table:table-cell>
            <table:table-cell table:style-name="ce67" office:value-type="string" calcext:value-type="string">
              <text:p>Penyusutan sd 2020</text:p>
              <text:p>AUDITIED</text:p>
            </table:table-cell>
            <table:table-cell table:style-name="ce67" office:value-type="string" calcext:value-type="string">
              <text:p>Sisa Nilai Buku</text:p>
            </table:table-cell>
            <table:table-cell table:style-name="ce41" office:value-type="string" calcext:value-type="string">
              <text:p>Keterangan</text:p>
            </table:table-cell>
            <table:table-cell table:style-name="ce41" office:value-type="string" calcext:value-type="string">
              <text:p>Status SKPD</text:p>
            </table:table-cell>
            <table:table-cell table:style-name="ce41" office:value-type="string" calcext:value-type="string">
              <text:p>catatan</text:p>
            </table:table-cell>
            <table:table-cell table:style-name="ce78" office:value-type="string" calcext:value-type="string">
              <text:p>KET hasil validasi SKPD</text:p>
            </table:table-cell>
            <table:table-cell table:style-name="ce35" table:number-columns-repeated="49"/>
            <table:table-cell table:style-name="Default" table:number-columns-repeated="957"/>
          </table:table-row>
        </table:table-header-rows>
        <table:table-row table:style-name="ro3">
          <table:table-cell table:style-name="ce4" office:value-type="string" calcext:value-type="string">
            <text:p>1.KIB.A3646</text:p>
          </table:table-cell>
          <table:table-cell table:style-name="ce9" office:value-type="string" calcext:value-type="string">
            <text:p>1.KIB.A</text:p>
          </table:table-cell>
          <table:table-cell table:style-name="ce13" office:value-type="float" office:value="4687" calcext:value-type="float">
            <text:p>4.68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Obek Pariwisata Tayak</text:p>
          </table:table-cell>
          <table:table-cell table:style-name="ce9" office:value-type="string" calcext:value-type="string">
            <text:p>1.3.1.01.02.04.005</text:p>
          </table:table-cell>
          <table:table-cell table:style-name="ce9" office:value-type="float" office:value="3646" calcext:value-type="float">
            <text:p>364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Luas : 200 m2</text:p>
            <text:p>Tahun : 2018</text:p>
            <text:p>Letak Alamat : Desa Uren Kec. Halong Kab. Balangan</text:p>
            <text:p>Hak Tanah : Hak Pakai</text:p>
            <text:p>Nomor Sertifikat : -</text:p>
            <text:p>Tanggal Sertifikat : </text:p>
            <text:p>Asal Usul : Catat Baru</text:p>
          </table:table-cell>
          <table:table-cell table:style-name="ce24" office:value-type="float" office:value="2000000" calcext:value-type="float">
            <text:p>2.000.000 </text:p>
          </table:table-cell>
          <table:table-cell table:style-name="ce24"/>
          <table:table-cell table:style-name="ce28"/>
          <table:table-cell table:style-name="ce4" office:value-type="string" calcext:value-type="string">
            <text:p>untuk Gazebo dan wc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3">
          <table:table-cell table:style-name="ce4" office:value-type="string" calcext:value-type="string">
            <text:p>1.KIB.A3647</text:p>
          </table:table-cell>
          <table:table-cell table:style-name="ce9" office:value-type="string" calcext:value-type="string">
            <text:p>1.KIB.A</text:p>
          </table:table-cell>
          <table:table-cell table:style-name="ce13" office:value-type="float" office:value="4688" calcext:value-type="float">
            <text:p>4.68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Obek Wisata Gunung Hauk</text:p>
          </table:table-cell>
          <table:table-cell table:style-name="ce9" office:value-type="string" calcext:value-type="string">
            <text:p>1.3.1.01.02.04.005</text:p>
          </table:table-cell>
          <table:table-cell table:style-name="ce9" office:value-type="float" office:value="3647" calcext:value-type="float">
            <text:p>3647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Luas : 100 m2</text:p>
            <text:p>Tahun : 2018</text:p>
            <text:p>Letak Alamat : Desa Aung Kec. Tebing Tinggi Kab. Balangan</text:p>
            <text:p>Hak Tanah : Hak Pakai</text:p>
            <text:p>Nomor Sertifikat : -</text:p>
            <text:p>Tanggal Sertifikat : </text:p>
            <text:p>Asal Usul : Catat Baru</text:p>
          </table:table-cell>
          <table:table-cell table:style-name="ce24" office:value-type="float" office:value="1000000" calcext:value-type="float">
            <text:p>1.000.000 </text:p>
          </table:table-cell>
          <table:table-cell table:style-name="ce24"/>
          <table:table-cell table:style-name="ce28"/>
          <table:table-cell table:style-name="ce4" office:value-type="string" calcext:value-type="string">
            <text:p>Pembangunan Gazebo menuu Objek Wisata <text:s/>Di Gunung Hauk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3">
          <table:table-cell table:style-name="ce4" office:value-type="string" calcext:value-type="string">
            <text:p>1.KIB.A3648</text:p>
          </table:table-cell>
          <table:table-cell table:style-name="ce9" office:value-type="string" calcext:value-type="string">
            <text:p>1.KIB.A</text:p>
          </table:table-cell>
          <table:table-cell table:style-name="ce13" office:value-type="float" office:value="4689" calcext:value-type="float">
            <text:p>4.68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Objek Wisata Gunung Batu</text:p>
          </table:table-cell>
          <table:table-cell table:style-name="ce9" office:value-type="string" calcext:value-type="string">
            <text:p>1.3.1.01.02.04.005</text:p>
          </table:table-cell>
          <table:table-cell table:style-name="ce9" office:value-type="float" office:value="3648" calcext:value-type="float">
            <text:p>3648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Luas : 60 m2</text:p>
            <text:p>Tahun : 2018</text:p>
            <text:p>Letak Alamat : Desa Sungsum Kec. Tebingtinggi Kab. Balangan</text:p>
            <text:p>Hak Tanah : Hak Pakai</text:p>
            <text:p>Nomor Sertifikat : -</text:p>
            <text:p>Tanggal Sertifikat : </text:p>
            <text:p>Asal Usul : Catat Baru</text:p>
          </table:table-cell>
          <table:table-cell table:style-name="ce24" office:value-type="float" office:value="600000" calcext:value-type="float">
            <text:p>600.000 </text:p>
          </table:table-cell>
          <table:table-cell table:style-name="ce24"/>
          <table:table-cell table:style-name="ce28"/>
          <table:table-cell table:style-name="ce4" office:value-type="string" calcext:value-type="string">
            <text:p>Jembatan Gantung dilokasi obek wisata Gunung Batu Sungsum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4">
          <table:table-cell table:style-name="ce4" office:value-type="string" calcext:value-type="string">
            <text:p>1.KIB.A3982</text:p>
          </table:table-cell>
          <table:table-cell table:style-name="ce9" office:value-type="string" calcext:value-type="string">
            <text:p>1.KIB.A</text:p>
          </table:table-cell>
          <table:table-cell table:style-name="ce13" office:value-type="float" office:value="4690" calcext:value-type="float">
            <text:p>4.69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NAH TABUR HAPAT</text:p>
          </table:table-cell>
          <table:table-cell table:style-name="ce9" office:value-type="string" calcext:value-type="string">
            <text:p>1.3.1.01.02.04.005</text:p>
          </table:table-cell>
          <table:table-cell table:style-name="ce9" office:value-type="float" office:value="3982" calcext:value-type="float">
            <text:p>3982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Luas : 12 m2</text:p>
            <text:p>Tahun : 2020</text:p>
            <text:p>Letak Alamat : KELURAHAN PARINGIN TIMUR RT 10 (GUNGUNG PANDAU)</text:p>
            <text:p>Hak Tanah : Hak Milik</text:p>
            <text:p>Nomor Sertifikat : </text:p>
            <text:p>Tanggal Sertifikat : </text:p>
            <text:p>Asal Usul : Hibah</text:p>
          </table:table-cell>
          <table:table-cell table:style-name="ce24" office:value-type="float" office:value="3085000" calcext:value-type="float">
            <text:p>3.085.000 </text:p>
          </table:table-cell>
          <table:table-cell table:style-name="ce24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3">
          <table:table-cell table:style-name="ce4" office:value-type="string" calcext:value-type="string">
            <text:p>1.KIB.A3983</text:p>
          </table:table-cell>
          <table:table-cell table:style-name="ce9" office:value-type="string" calcext:value-type="string">
            <text:p>1.KIB.A</text:p>
          </table:table-cell>
          <table:table-cell table:style-name="ce13" office:value-type="float" office:value="4691" calcext:value-type="float">
            <text:p>4.69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NAH GAZEBO DAN WC</text:p>
          </table:table-cell>
          <table:table-cell table:style-name="ce9" office:value-type="string" calcext:value-type="string">
            <text:p>1.3.1.01.02.04.005</text:p>
          </table:table-cell>
          <table:table-cell table:style-name="ce9" office:value-type="float" office:value="3983" calcext:value-type="float">
            <text:p>3983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Luas : 9 m2</text:p>
            <text:p>Tahun : 2020</text:p>
            <text:p>Letak Alamat : DESA BUNTU KARAU RT 2 KECAMATAN JUAI</text:p>
            <text:p>Hak Tanah : Hak Milik</text:p>
            <text:p>Nomor Sertifikat : </text:p>
            <text:p>Tanggal Sertifikat : </text:p>
            <text:p>Asal Usul : Hibah</text:p>
          </table:table-cell>
          <table:table-cell table:style-name="ce24" office:value-type="float" office:value="2887500" calcext:value-type="float">
            <text:p>2.887.500 </text:p>
          </table:table-cell>
          <table:table-cell table:style-name="ce24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4">
          <table:table-cell table:style-name="ce4" office:value-type="string" calcext:value-type="string">
            <text:p>1.KIB.A925</text:p>
          </table:table-cell>
          <table:table-cell table:style-name="ce9" office:value-type="string" calcext:value-type="string">
            <text:p>1.KIB.A</text:p>
          </table:table-cell>
          <table:table-cell table:style-name="ce13" office:value-type="float" office:value="4692" calcext:value-type="float">
            <text:p>4.69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nah Titian Penghubung</text:p>
          </table:table-cell>
          <table:table-cell table:style-name="ce9" office:value-type="string" calcext:value-type="string">
            <text:p>1.3.1.01.03.07.010</text:p>
          </table:table-cell>
          <table:table-cell table:style-name="ce9" office:value-type="float" office:value="925" calcext:value-type="float">
            <text:p>925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Luas : 48 m2</text:p>
            <text:p>Tahun : 2017</text:p>
            <text:p>Letak Alamat : Desa BAruh Bahinu Kec. Paringin Selatan Kab. Balangan</text:p>
            <text:p>Hak Tanah : Hak Pakai</text:p>
            <text:p>Nomor Sertifikat : </text:p>
            <text:p>Tanggal Sertifikat : </text:p>
            <text:p>Asal Usul : Catat Baru</text:p>
          </table:table-cell>
          <table:table-cell table:style-name="ce24" office:value-type="float" office:value="480000" calcext:value-type="float">
            <text:p>480.000 </text:p>
          </table:table-cell>
          <table:table-cell table:style-name="ce24"/>
          <table:table-cell table:style-name="ce28"/>
          <table:table-cell table:style-name="ce4" office:value-type="string" calcext:value-type="string">
            <text:p>Jembatan Penghubung di Danau Baruh bahinu, untuk pariwisata dan keperluan masyarakat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5">
          <table:table-cell table:style-name="ce5" table:number-columns-repeated="2"/>
          <table:table-cell table:style-name="ce13"/>
          <table:table-cell table:style-name="ce19"/>
          <table:table-cell table:style-name="ce5" table:number-columns-repeated="5"/>
          <table:table-cell table:style-name="ce19"/>
          <table:table-cell table:style-name="ce5"/>
          <table:table-cell table:style-name="ce25" table:number-columns-repeated="2"/>
          <table:table-cell table:style-name="ce29"/>
          <table:table-cell table:style-name="ce5" table:number-columns-repeated="2"/>
          <table:table-cell table:style-name="ce19" table:number-columns-repeated="2"/>
          <table:table-cell table:style-name="ce38" table:number-columns-repeated="49"/>
          <table:table-cell table:style-name="ce8" table:number-columns-repeated="957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 table:number-columns-repeated="4"/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/>
          <table:table-cell table:style-name="ce21" table:formula="of:=SUBTOTAL(9;[.L4:.L131083])" office:value-type="float" office:value="10052500" calcext:value-type="float">
            <text:p>10.052.500,00</text:p>
          </table:table-cell>
          <table:table-cell table:style-name="ce21" office:value-type="float" office:value="1788945464260" calcext:value-type="float">
            <text:p>1.788.945.464.260,00</text:p>
          </table:table-cell>
          <table:table-cell table:style-name="ce21" table:formula="of:=SUM([.N10:.N11])" office:value-type="float" office:value="0" calcext:value-type="float">
            <text:p>0,00</text:p>
          </table:table-cell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number-columns-repeated="12"/>
          <table:table-cell table:style-name="ce26"/>
          <table:table-cell table:style-name="ce30"/>
          <table:table-cell table:number-columns-repeated="101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IB B PM" table:style-name="ta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7"/>
        <table:table-column table:style-name="co6" table:number-columns-repeated="2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12" table:visibility="collapse" table:default-cell-style-name="ce27"/>
        <table:table-column table:style-name="co13" table:visibility="collapse" table:default-cell-style-name="ce31"/>
        <table:table-column table:style-name="co14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9" table:default-cell-style-name="ce20"/>
        <table:table-column table:style-name="co8" table:number-columns-repeated="49" table:default-cell-style-name="ce20"/>
        <table:table-column table:style-name="co8" table:number-columns-repeated="956" table:default-cell-style-name="ce39"/>
        <table:table-column table:style-name="co17" table:default-cell-style-name="ce39"/>
        <table:table-row table:style-name="ro1">
          <table:table-cell table:style-name="ce1"/>
          <table:table-cell table:style-name="ce8"/>
          <table:table-cell table:style-name="ce55" office:value-type="string" calcext:value-type="string" table:number-columns-spanned="13" table:number-rows-spanned="2">
            <text:p>DAFTAR RINCIAN KONFIRMASI ATAS RINCIAN ASET YANG DI SERAHKAN </text:p>
            <text:p>PENGURUS BARANG SKPD LAMA KEPADA SKPD PENERIMA</text:p>
          </table:table-cell>
          <table:covered-table-cell table:number-columns-repeated="12" table:style-name="ce16"/>
          <table:table-cell table:style-name="ce32" table:number-columns-repeated="3"/>
          <table:table-cell table:style-name="ce8" table:number-columns-repeated="1006"/>
        </table:table-row>
        <table:table-row table:style-name="ro1">
          <table:table-cell table:style-name="ce2"/>
          <table:table-cell table:style-name="ce8"/>
          <table:covered-table-cell table:number-columns-repeated="13" table:style-name="ce55"/>
          <table:table-cell table:style-name="ce33" table:number-columns-repeated="3"/>
          <table:table-cell table:style-name="Default" table:number-columns-repeated="1006"/>
        </table:table-row>
        <table:table-row table:style-name="ro2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GOLONGAN ASET</text:p>
          </table:table-cell>
          <table:table-cell table:style-name="ce56" office:value-type="string" office:string-value="No." calcext:value-type="string">
            <text:p>No. </text:p>
          </table:table-cell>
          <table:table-cell table:style-name="ce61" office:value-type="string" calcext:value-type="string">
            <text:p>SKPD PENERIMA</text:p>
          </table:table-cell>
          <table:table-cell table:style-name="ce41" office:value-type="string" calcext:value-type="string">
            <text:p>SKPD LAMA ASAL</text:p>
          </table:table-cell>
          <table:table-cell table:style-name="ce41" office:value-type="string" calcext:value-type="string">
            <text:p>SUB SKPD LAMA</text:p>
          </table:table-cell>
          <table:table-cell table:style-name="ce41" office:value-type="string" calcext:value-type="string">
            <text:p>Jenis Barang/ Nama Barang</text:p>
          </table:table-cell>
          <table:table-cell table:style-name="ce41" office:value-type="string" calcext:value-type="string">
            <text:p>Kode Barang 108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Tahun Perolehan</text:p>
          </table:table-cell>
          <table:table-cell table:style-name="ce41" office:value-type="string" calcext:value-type="string">
            <text:p>Informasi Aset</text:p>
          </table:table-cell>
          <table:table-cell table:style-name="ce67" office:value-type="string" calcext:value-type="string">
            <text:p>Harga Perolehan</text:p>
            <text:p>(Rp.)</text:p>
          </table:table-cell>
          <table:table-cell table:style-name="ce67" office:value-type="string" calcext:value-type="string">
            <text:p>Penyusutan sd 2020</text:p>
            <text:p>AUDITIED</text:p>
          </table:table-cell>
          <table:table-cell table:style-name="ce67" office:value-type="string" calcext:value-type="string">
            <text:p>Sisa Nilai Buku</text:p>
          </table:table-cell>
          <table:table-cell table:style-name="ce41" office:value-type="string" calcext:value-type="string">
            <text:p>Keterangan</text:p>
          </table:table-cell>
          <table:table-cell table:style-name="ce41" office:value-type="string" calcext:value-type="string">
            <text:p>Status SKPD</text:p>
          </table:table-cell>
          <table:table-cell table:style-name="ce41" office:value-type="string" calcext:value-type="string">
            <text:p>catatan</text:p>
          </table:table-cell>
          <table:table-cell table:style-name="ce78" office:value-type="string" calcext:value-type="string">
            <text:p>KET hasil validasi SKPD</text:p>
          </table:table-cell>
          <table:table-cell table:style-name="ce35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0074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7" calcext:value-type="float">
            <text:p>4.77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100741" calcext:value-type="float">
            <text:p>100741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/S333JQ</text:p>
            <text:p>Ukuran / Bahan : -</text:p>
            <text:p>/plastik, besi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9500000" calcext:value-type="float">
            <text:p>19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1273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9" calcext:value-type="float">
            <text:p>4.71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KANTOR</text:p>
          </table:table-cell>
          <table:table-cell table:style-name="ce4" office:value-type="string" calcext:value-type="string">
            <text:p>1.3.2.05.02.01.002</text:p>
          </table:table-cell>
          <table:table-cell table:style-name="ce4" office:value-type="float" office:value="112735" calcext:value-type="float">
            <text:p>112735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Koreksi Bertambah</text:p>
            <text:p>Merk Type : -</text:p>
            <text:p>Ukuran / Bahan : -</text:p>
            <text:p>/KAYU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571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9" calcext:value-type="float">
            <text:p>4.76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PC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15719" calcext:value-type="float">
            <text:p>15719</text:p>
          </table:table-cell>
          <table:table-cell table:style-name="ce18" office:value-type="float" office:value="2014" calcext:value-type="float">
            <text:p>2014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8140000" calcext:value-type="float">
            <text:p>8.14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572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8" calcext:value-type="float">
            <text:p>4.77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15721" calcext:value-type="float">
            <text:p>15721</text:p>
          </table:table-cell>
          <table:table-cell table:style-name="ce18" office:value-type="float" office:value="2014" calcext:value-type="float">
            <text:p>2014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SUS</text:p>
            <text:p>Ukuran / Bahan : -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9570000" calcext:value-type="float">
            <text:p>9.57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221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3" calcext:value-type="float">
            <text:p>4.69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endaran roda 2 type Trail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2217" calcext:value-type="float">
            <text:p>2217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Kawasaki /KLX</text:p>
            <text:p>Ukuran / Bahan : 150 s</text:p>
            <text:p>/besi dll</text:p>
            <text:p>No.Pabrik/Rangka : 17631073/MH4LX150CBKP32902</text:p>
            <text:p>No.Mesin : LX150CEP50626</text:p>
            <text:p>No.Polisi/BPKB : DA 716 YC/I 04602640 M</text:p>
          </table:table-cell>
          <table:table-cell table:style-name="ce95" office:value-type="float" office:value="22935000" calcext:value-type="float">
            <text:p>22.93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251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4" calcext:value-type="float">
            <text:p>4.69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endaraan Roda 2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2512" calcext:value-type="float">
            <text:p>2512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Honda CS 12A1 RR</text:p>
            <text:p>Ukuran / Bahan : 125 cc</text:p>
            <text:p>/Besi</text:p>
            <text:p>No.Pabrik/Rangka : /MH1JBA1198K065659</text:p>
            <text:p>No.Mesin : JBA1E-1065557</text:p>
            <text:p>No.Polisi/BPKB : DA 746 YA/F 8838709 M</text:p>
          </table:table-cell>
          <table:table-cell table:style-name="ce95" office:value-type="float" office:value="17500000" calcext:value-type="float">
            <text:p>17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27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5" calcext:value-type="float">
            <text:p>4.69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275" calcext:value-type="float">
            <text:p>275</text:p>
          </table:table-cell>
          <table:table-cell table:style-name="ce18" office:value-type="float" office:value="2006" calcext:value-type="float">
            <text:p>2006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uzuki/Smash</text:p>
            <text:p>Ukuran / Bahan : Sedang/110 CC</text:p>
            <text:p>/Besi,plastik</text:p>
            <text:p>No.Pabrik/Rangka : -/MH8BE4DFA6J-181658</text:p>
            <text:p>No.Mesin : E4511D181899</text:p>
            <text:p>No.Polisi/BPKB : DA 706 Y/E2524452M</text:p>
          </table:table-cell>
          <table:table-cell table:style-name="ce95" office:value-type="float" office:value="6000000" calcext:value-type="float">
            <text:p>6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1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" calcext:value-type="float">
            <text:p>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318" calcext:value-type="float">
            <text:p>318</text:p>
          </table:table-cell>
          <table:table-cell table:style-name="ce18" office:value-type="float" office:value="2007" calcext:value-type="float">
            <text:p>2007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amsung</text:p>
            <text:p>Ukuran / Bahan : Sedang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8">
          <table:table-cell table:style-name="ce4" office:value-type="string" calcext:value-type="string">
            <text:p>2.KIB.B3374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6" calcext:value-type="float">
            <text:p>4.69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 Trail 2 dari 2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33746" calcext:value-type="float">
            <text:p>33746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KAWASAKI KLX 150 BF</text:p>
            <text:p>Ukuran / Bahan : 150 cc</text:p>
            <text:p>/Besi,Plastik dll</text:p>
            <text:p>No.Pabrik/Rangka : 784160/MH4LX150FFJP05358</text:p>
            <text:p>No.Mesin : LX150CEPP4510</text:p>
            <text:p>No.Polisi/BPKB : DA 2167 YH/L07223147M</text:p>
          </table:table-cell>
          <table:table-cell table:style-name="ce95" office:value-type="float" office:value="31100000" calcext:value-type="float">
            <text:p>31.1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1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2" calcext:value-type="float">
            <text:p>4.71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18" calcext:value-type="float">
            <text:p>3418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2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3" calcext:value-type="float">
            <text:p>4.71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20" calcext:value-type="float">
            <text:p>3420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46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3" calcext:value-type="float">
            <text:p>4.72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s</text:p>
          </table:table-cell>
          <table:table-cell table:style-name="ce4" office:value-type="string" calcext:value-type="string">
            <text:p>1.3.2.05.02.04.001</text:p>
          </table:table-cell>
          <table:table-cell table:style-name="ce4" office:value-type="float" office:value="34464" calcext:value-type="float">
            <text:p>34464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Toshiba</text:p>
            <text:p>Ukuran / Bahan : Sedang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200000" calcext:value-type="float">
            <text:p>2.2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347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7" calcext:value-type="float">
            <text:p>4.69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3471" calcext:value-type="float">
            <text:p>3471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uzuki/UY 125 S A/T</text:p>
            <text:p>Ukuran / Bahan : Kecil/125 CC</text:p>
            <text:p>/Besi,plastik, Alumunium dan Karet</text:p>
            <text:p>No.Pabrik/Rangka : -/MH8CF48CA9J360701</text:p>
            <text:p>No.Mesin : F484-ID-361336</text:p>
            <text:p>No.Polisi/BPKB : DA 2366 YG/G3004618M</text:p>
          </table:table-cell>
          <table:table-cell table:style-name="ce95" office:value-type="float" office:value="14575000" calcext:value-type="float">
            <text:p>14.5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347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8" calcext:value-type="float">
            <text:p>4.69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3473" calcext:value-type="float">
            <text:p>3473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uzuki/UY 125 S A/T</text:p>
            <text:p>Ukuran / Bahan : Kecil/125 CC</text:p>
            <text:p>/Besi,plastik, Alumunium dan Karet</text:p>
            <text:p>No.Pabrik/Rangka : -/MH8CF48CA9J370919</text:p>
            <text:p>No.Mesin : F484-ID-370939</text:p>
            <text:p>No.Polisi/BPKB : DA 2368 YG/G3004630M</text:p>
          </table:table-cell>
          <table:table-cell table:style-name="ce95" office:value-type="float" office:value="14575000" calcext:value-type="float">
            <text:p>14.5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349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99" calcext:value-type="float">
            <text:p>4.69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3498" calcext:value-type="float">
            <text:p>3498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uzuki/Shogon 125</text:p>
            <text:p>Ukuran / Bahan : Sedang/125 CC</text:p>
            <text:p>/Besi,plastik, Alumunium dan Karet</text:p>
            <text:p>No.Pabrik/Rangka : /MH8BF45CA9J164709</text:p>
            <text:p>No.Mesin : F496-ID-327081</text:p>
            <text:p>No.Polisi/BPKB : DA 663 YB/G3004631M</text:p>
          </table:table-cell>
          <table:table-cell table:style-name="ce95" office:value-type="float" office:value="15642000" calcext:value-type="float">
            <text:p>15.642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59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0" calcext:value-type="float">
            <text:p>4.77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PC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3590" calcext:value-type="float">
            <text:p>3590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LG</text:p>
            <text:p>Ukuran / Bahan : Sedang</text:p>
            <text:p>/Besi,plastik, Alumunium dan Karet</text:p>
            <text:p>No.Pabrik/Rangka : -/-</text:p>
            <text:p>No.Mesin : -</text:p>
            <text:p>No.Polisi/BPKB : -/-</text:p>
          </table:table-cell>
          <table:table-cell table:style-name="ce95" office:value-type="float" office:value="8800000" calcext:value-type="float">
            <text:p>8.8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2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4" calcext:value-type="float">
            <text:p>4.74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20" calcext:value-type="float">
            <text:p>3720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5000" calcext:value-type="float">
            <text:p>1.48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2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5" calcext:value-type="float">
            <text:p>4.74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22" calcext:value-type="float">
            <text:p>3722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5000" calcext:value-type="float">
            <text:p>1.48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2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6" calcext:value-type="float">
            <text:p>4.74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25" calcext:value-type="float">
            <text:p>3725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5000" calcext:value-type="float">
            <text:p>1.48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7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7" calcext:value-type="float">
            <text:p>4.74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74" calcext:value-type="float">
            <text:p>3774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7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8" calcext:value-type="float">
            <text:p>4.74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75" calcext:value-type="float">
            <text:p>3775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7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9" calcext:value-type="float">
            <text:p>4.74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76" calcext:value-type="float">
            <text:p>3776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7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0" calcext:value-type="float">
            <text:p>4.75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78" calcext:value-type="float">
            <text:p>3778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8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1" calcext:value-type="float">
            <text:p>4.75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80" calcext:value-type="float">
            <text:p>3780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8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2" calcext:value-type="float">
            <text:p>4.75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86" calcext:value-type="float">
            <text:p>3786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9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3" calcext:value-type="float">
            <text:p>4.75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95" calcext:value-type="float">
            <text:p>3795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82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4" calcext:value-type="float">
            <text:p>4.75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827" calcext:value-type="float">
            <text:p>3827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650000" calcext:value-type="float">
            <text:p>1.6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86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5" calcext:value-type="float">
            <text:p>4.75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861" calcext:value-type="float">
            <text:p>3861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650000" calcext:value-type="float">
            <text:p>1.6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86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6" calcext:value-type="float">
            <text:p>4.75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862" calcext:value-type="float">
            <text:p>3862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650000" calcext:value-type="float">
            <text:p>1.6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86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7" calcext:value-type="float">
            <text:p>4.75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866" calcext:value-type="float">
            <text:p>3866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650000" calcext:value-type="float">
            <text:p>1.6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437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0" calcext:value-type="float">
            <text:p>4.70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 Trail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4379" calcext:value-type="float">
            <text:p>4379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Kawasaki</text:p>
            <text:p>Ukuran / Bahan : 150 cc</text:p>
            <text:p>/Besi, Plastik</text:p>
            <text:p>No.Pabrik/Rangka : /MH4LX150CDKP91842</text:p>
            <text:p>No.Mesin : LX150CEPD7714</text:p>
            <text:p>No.Polisi/BPKB : DA 691 YD/K08753823M</text:p>
          </table:table-cell>
          <table:table-cell table:style-name="ce95" office:value-type="float" office:value="22250000" calcext:value-type="float">
            <text:p>22.2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6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2" calcext:value-type="float">
            <text:p>5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sin Telepon dan Faximile</text:p>
          </table:table-cell>
          <table:table-cell table:style-name="ce4" office:value-type="string" calcext:value-type="string">
            <text:p>1.3.2.06.02.01.010</text:p>
          </table:table-cell>
          <table:table-cell table:style-name="ce4" office:value-type="float" office:value="44366" calcext:value-type="float">
            <text:p>4436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Panasonic</text:p>
            <text:p>Ukuran / Bahan : -</text:p>
            <text:p>/Besi dan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000000" calcext:value-type="float">
            <text:p>3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0" calcext:value-type="float">
            <text:p>4.74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I</text:p>
          </table:table-cell>
          <table:table-cell table:style-name="ce4" office:value-type="string" calcext:value-type="string">
            <text:p>1.3.2.05.03.03.004</text:p>
          </table:table-cell>
          <table:table-cell table:style-name="ce4" office:value-type="float" office:value="44380" calcext:value-type="float">
            <text:p>44380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505810" calcext:value-type="float">
            <text:p>3.505.81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1" calcext:value-type="float">
            <text:p>4.74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II (Sekretaris)</text:p>
          </table:table-cell>
          <table:table-cell table:style-name="ce4" office:value-type="string" calcext:value-type="string">
            <text:p>1.3.2.05.03.03.005</text:p>
          </table:table-cell>
          <table:table-cell table:style-name="ce4" office:value-type="float" office:value="44381" calcext:value-type="float">
            <text:p>44381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505810" calcext:value-type="float">
            <text:p>3.505.81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2" calcext:value-type="float">
            <text:p>4.74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II (Kabid)</text:p>
          </table:table-cell>
          <table:table-cell table:style-name="ce4" office:value-type="string" calcext:value-type="string">
            <text:p>1.3.2.05.03.03.005</text:p>
          </table:table-cell>
          <table:table-cell table:style-name="ce4" office:value-type="float" office:value="44382" calcext:value-type="float">
            <text:p>44382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3115035" calcext:value-type="float">
            <text:p>3.115.0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43" calcext:value-type="float">
            <text:p>4.74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II (Kabid)</text:p>
          </table:table-cell>
          <table:table-cell table:style-name="ce4" office:value-type="string" calcext:value-type="string">
            <text:p>1.3.2.05.03.03.005</text:p>
          </table:table-cell>
          <table:table-cell table:style-name="ce4" office:value-type="float" office:value="44383" calcext:value-type="float">
            <text:p>44383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3115035" calcext:value-type="float">
            <text:p>3.115.0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8" calcext:value-type="float">
            <text:p>4.75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85" calcext:value-type="float">
            <text:p>44385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59" calcext:value-type="float">
            <text:p>4.75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86" calcext:value-type="float">
            <text:p>4438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0" calcext:value-type="float">
            <text:p>4.76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87" calcext:value-type="float">
            <text:p>4438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1" calcext:value-type="float">
            <text:p>4.76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89" calcext:value-type="float">
            <text:p>44389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2" calcext:value-type="float">
            <text:p>4.76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90" calcext:value-type="float">
            <text:p>44390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3" calcext:value-type="float">
            <text:p>4.76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91" calcext:value-type="float">
            <text:p>44391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4" calcext:value-type="float">
            <text:p>4.76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92" calcext:value-type="float">
            <text:p>44392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0" calcext:value-type="float">
            <text:p>4.72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Tamu / Sofa</text:p>
          </table:table-cell>
          <table:table-cell table:style-name="ce4" office:value-type="string" calcext:value-type="string">
            <text:p>1.3.2.05.02.01.003</text:p>
          </table:table-cell>
          <table:table-cell table:style-name="ce4" office:value-type="float" office:value="44394" calcext:value-type="float">
            <text:p>44394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209205" calcext:value-type="float">
            <text:p>4.209.20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1" calcext:value-type="float">
            <text:p>4.72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Tamu / Sofa</text:p>
          </table:table-cell>
          <table:table-cell table:style-name="ce4" office:value-type="string" calcext:value-type="string">
            <text:p>1.3.2.05.02.01.003</text:p>
          </table:table-cell>
          <table:table-cell table:style-name="ce4" office:value-type="float" office:value="44396" calcext:value-type="float">
            <text:p>4439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209205" calcext:value-type="float">
            <text:p>4.209.20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0" calcext:value-type="float">
            <text:p>4.73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I (Kadis)</text:p>
          </table:table-cell>
          <table:table-cell table:style-name="ce4" office:value-type="string" calcext:value-type="string">
            <text:p>1.3.2.05.03.01.004</text:p>
          </table:table-cell>
          <table:table-cell table:style-name="ce4" office:value-type="float" office:value="44397" calcext:value-type="float">
            <text:p>4439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733960" calcext:value-type="float">
            <text:p>4.733.96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9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1" calcext:value-type="float">
            <text:p>4.73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II (Sekretaris)</text:p>
          </table:table-cell>
          <table:table-cell table:style-name="ce4" office:value-type="string" calcext:value-type="string">
            <text:p>1.3.2.05.03.01.005</text:p>
          </table:table-cell>
          <table:table-cell table:style-name="ce4" office:value-type="float" office:value="44398" calcext:value-type="float">
            <text:p>44398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241710" calcext:value-type="float">
            <text:p>4.241.71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2" calcext:value-type="float">
            <text:p>4.73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II (Kabid)</text:p>
          </table:table-cell>
          <table:table-cell table:style-name="ce4" office:value-type="string" calcext:value-type="string">
            <text:p>1.3.2.05.03.01.005</text:p>
          </table:table-cell>
          <table:table-cell table:style-name="ce4" office:value-type="float" office:value="44400" calcext:value-type="float">
            <text:p>44400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131050" calcext:value-type="float">
            <text:p>4.131.0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3" calcext:value-type="float">
            <text:p>4.73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II (Kabid)</text:p>
          </table:table-cell>
          <table:table-cell table:style-name="ce4" office:value-type="string" calcext:value-type="string">
            <text:p>1.3.2.05.03.01.005</text:p>
          </table:table-cell>
          <table:table-cell table:style-name="ce4" office:value-type="float" office:value="44401" calcext:value-type="float">
            <text:p>44401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131050" calcext:value-type="float">
            <text:p>4.131.0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4" calcext:value-type="float">
            <text:p>4.73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V (Kasi)</text:p>
          </table:table-cell>
          <table:table-cell table:style-name="ce4" office:value-type="string" calcext:value-type="string">
            <text:p>1.3.2.05.03.01.006</text:p>
          </table:table-cell>
          <table:table-cell table:style-name="ce4" office:value-type="float" office:value="44403" calcext:value-type="float">
            <text:p>44403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293675" calcext:value-type="float">
            <text:p>3.293.6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5" calcext:value-type="float">
            <text:p>4.73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V (Kasi)</text:p>
          </table:table-cell>
          <table:table-cell table:style-name="ce4" office:value-type="string" calcext:value-type="string">
            <text:p>1.3.2.05.03.01.006</text:p>
          </table:table-cell>
          <table:table-cell table:style-name="ce4" office:value-type="float" office:value="44404" calcext:value-type="float">
            <text:p>44404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293675" calcext:value-type="float">
            <text:p>3.293.6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6" calcext:value-type="float">
            <text:p>4.73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V (Kasi)</text:p>
          </table:table-cell>
          <table:table-cell table:style-name="ce4" office:value-type="string" calcext:value-type="string">
            <text:p>1.3.2.05.03.01.006</text:p>
          </table:table-cell>
          <table:table-cell table:style-name="ce4" office:value-type="float" office:value="44405" calcext:value-type="float">
            <text:p>44405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293675" calcext:value-type="float">
            <text:p>3.293.6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7" calcext:value-type="float">
            <text:p>4.73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V (Kasi)</text:p>
          </table:table-cell>
          <table:table-cell table:style-name="ce4" office:value-type="string" calcext:value-type="string">
            <text:p>1.3.2.05.03.01.006</text:p>
          </table:table-cell>
          <table:table-cell table:style-name="ce4" office:value-type="float" office:value="44406" calcext:value-type="float">
            <text:p>4440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293675" calcext:value-type="float">
            <text:p>3.293.6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8" calcext:value-type="float">
            <text:p>4.73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V (Kasi)</text:p>
          </table:table-cell>
          <table:table-cell table:style-name="ce4" office:value-type="string" calcext:value-type="string">
            <text:p>1.3.2.05.03.01.006</text:p>
          </table:table-cell>
          <table:table-cell table:style-name="ce4" office:value-type="float" office:value="44407" calcext:value-type="float">
            <text:p>4440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293675" calcext:value-type="float">
            <text:p>3.293.6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0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39" calcext:value-type="float">
            <text:p>4.73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Eselon IV (Kasi)</text:p>
          </table:table-cell>
          <table:table-cell table:style-name="ce4" office:value-type="string" calcext:value-type="string">
            <text:p>1.3.2.05.03.01.006</text:p>
          </table:table-cell>
          <table:table-cell table:style-name="ce4" office:value-type="float" office:value="44408" calcext:value-type="float">
            <text:p>44408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293675" calcext:value-type="float">
            <text:p>3.293.6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8" calcext:value-type="float">
            <text:p>5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PC Intel Core i3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44420" calcext:value-type="float">
            <text:p>44420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</text:p>
            <text:p>Ukuran / Bahan : 20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8690000" calcext:value-type="float">
            <text:p>8.69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1" calcext:value-type="float">
            <text:p>4.77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PC Intel Core i3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44421" calcext:value-type="float">
            <text:p>44421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</text:p>
            <text:p>Ukuran / Bahan : 20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8690000" calcext:value-type="float">
            <text:p>8.69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2" calcext:value-type="float">
            <text:p>4.77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PC Intel Core i3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44422" calcext:value-type="float">
            <text:p>44422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</text:p>
            <text:p>Ukuran / Bahan : 20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8690000" calcext:value-type="float">
            <text:p>8.69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3" calcext:value-type="float">
            <text:p>4.77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PC Intel Core i3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44423" calcext:value-type="float">
            <text:p>44423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</text:p>
            <text:p>Ukuran / Bahan : 20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8690000" calcext:value-type="float">
            <text:p>8.69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9" calcext:value-type="float">
            <text:p>4.77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44424" calcext:value-type="float">
            <text:p>44424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Lenovo / Intel Core i5</text:p>
            <text:p>Ukuran / Bahan : 14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9955000" calcext:value-type="float">
            <text:p>9.95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0" calcext:value-type="float">
            <text:p>4.78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44425" calcext:value-type="float">
            <text:p>44425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Lenovo / Intel Core i5</text:p>
            <text:p>Ukuran / Bahan : 14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9955000" calcext:value-type="float">
            <text:p>9.95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4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0" calcext:value-type="float">
            <text:p>6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A4 Canon MP287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44440" calcext:value-type="float">
            <text:p>44440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Canon / MP 287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100000" calcext:value-type="float">
            <text:p>1.1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51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6" calcext:value-type="float">
            <text:p>4.76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amera DSLR Photografi</text:p>
          </table:table-cell>
          <table:table-cell table:style-name="ce4" office:value-type="string" calcext:value-type="string">
            <text:p>1.3.2.06.01.02.126</text:p>
          </table:table-cell>
          <table:table-cell table:style-name="ce4" office:value-type="float" office:value="44512" calcext:value-type="float">
            <text:p>44512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Nikon / D 7200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9910000" calcext:value-type="float">
            <text:p>19.91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76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4" calcext:value-type="float">
            <text:p>2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 / PC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4762" calcext:value-type="float">
            <text:p>4762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-</text:p>
            <text:p>No.Pabrik/Rangka : /-</text:p>
            <text:p>No.Mesin : -</text:p>
            <text:p>No.Polisi/BPKB : -/-</text:p>
          </table:table-cell>
          <table:table-cell table:style-name="ce95" office:value-type="float" office:value="6500000" calcext:value-type="float">
            <text:p>6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09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1" calcext:value-type="float">
            <text:p>4.78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50097" calcext:value-type="float">
            <text:p>5009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Acer / E5-475G</text:p>
            <text:p>Ukuran / Bahan : 14 inch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2320000" calcext:value-type="float">
            <text:p>12.32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09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4" calcext:value-type="float">
            <text:p>4.79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50098" calcext:value-type="float">
            <text:p>50098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 /L360</text:p>
            <text:p>Ukuran / Bahan : A4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09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5" calcext:value-type="float">
            <text:p>4.79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50099" calcext:value-type="float">
            <text:p>50099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 /L360</text:p>
            <text:p>Ukuran / Bahan : A4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10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6" calcext:value-type="float">
            <text:p>4.79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50100" calcext:value-type="float">
            <text:p>50100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 /L360</text:p>
            <text:p>Ukuran / Bahan : A4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9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2" calcext:value-type="float">
            <text:p>3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093" calcext:value-type="float">
            <text:p>5093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harp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269375" calcext:value-type="float">
            <text:p>4.269.3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11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2" calcext:value-type="float">
            <text:p>4.78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Notebook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5110" calcext:value-type="float">
            <text:p>51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Thoshiba</text:p>
            <text:p>Ukuran / Bahan : Kecil</text:p>
            <text:p>/Besi,plastik, Alumunium dan Karet</text:p>
            <text:p>No.Pabrik/Rangka : -/-</text:p>
            <text:p>No.Mesin : -</text:p>
            <text:p>No.Polisi/BPKB : -/-</text:p>
          </table:table-cell>
          <table:table-cell table:style-name="ce95" office:value-type="float" office:value="12540000" calcext:value-type="float">
            <text:p>12.54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14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4" calcext:value-type="float">
            <text:p>3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147" calcext:value-type="float">
            <text:p>5147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harp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1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6" calcext:value-type="float">
            <text:p>4.70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5214" calcext:value-type="float">
            <text:p>5214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7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2" calcext:value-type="float">
            <text:p>4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Notebook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5271" calcext:value-type="float">
            <text:p>5271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Thosiba</text:p>
            <text:p>Ukuran / Bahan : Kecil</text:p>
            <text:p>/Besi,plastik, Alumunium dan Karet</text:p>
            <text:p>No.Pabrik/Rangka : -/-</text:p>
            <text:p>No.Mesin : -</text:p>
            <text:p>No.Polisi/BPKB : -/-</text:p>
          </table:table-cell>
          <table:table-cell table:style-name="ce95" office:value-type="float" office:value="4950000" calcext:value-type="float">
            <text:p>4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81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8" calcext:value-type="float">
            <text:p>4.71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PAN BALIHO 4X6</text:p>
          </table:table-cell>
          <table:table-cell table:style-name="ce4" office:value-type="string" calcext:value-type="string">
            <text:p>1.3.2.05.01.05.003</text:p>
          </table:table-cell>
          <table:table-cell table:style-name="ce4" office:value-type="float" office:value="52818" calcext:value-type="float">
            <text:p>52818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Barang Jasa</text:p>
            <text:p>Merk Type : -</text:p>
            <text:p>Ukuran / Bahan : 4x6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4430000" calcext:value-type="float">
            <text:p>44.43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30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3" calcext:value-type="float">
            <text:p>4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elevisi</text:p>
          </table:table-cell>
          <table:table-cell table:style-name="ce4" office:value-type="string" calcext:value-type="string">
            <text:p>1.3.2.05.02.06.002</text:p>
          </table:table-cell>
          <table:table-cell table:style-name="ce4" office:value-type="float" office:value="5303" calcext:value-type="float">
            <text:p>5303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Panasonic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3450000" calcext:value-type="float">
            <text:p>3.4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33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7" calcext:value-type="float">
            <text:p>4.70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5338" calcext:value-type="float">
            <text:p>5338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4 pintu</text:p>
            <text:p>/kaca, alumunium</text:p>
            <text:p>No.Pabrik/Rangka : -/-</text:p>
            <text:p>No.Mesin : -</text:p>
            <text:p>No.Polisi/BPKB : -/-</text:p>
          </table:table-cell>
          <table:table-cell table:style-name="ce95" office:value-type="float" office:value="2930000" calcext:value-type="float">
            <text:p>2.93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6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8" calcext:value-type="float">
            <text:p>4.70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562" calcext:value-type="float">
            <text:p>562</text:p>
          </table:table-cell>
          <table:table-cell table:style-name="ce18" office:value-type="float" office:value="2008" calcext:value-type="float">
            <text:p>2008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750000" calcext:value-type="float">
            <text:p>1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712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7" calcext:value-type="float">
            <text:p>4.76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Bidang Pengembangan Destinasi Pariwisata</text:p>
          </table:table-cell>
          <table:table-cell table:style-name="ce4" office:value-type="string" calcext:value-type="string">
            <text:p>CAMERA MIRRORLESS</text:p>
          </table:table-cell>
          <table:table-cell table:style-name="ce4" office:value-type="string" calcext:value-type="string">
            <text:p>1.3.2.06.01.02.126</text:p>
          </table:table-cell>
          <table:table-cell table:style-name="ce4" office:value-type="float" office:value="67125" calcext:value-type="float">
            <text:p>67125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CANON</text:p>
            <text:p>Ukuran / Bahan : 15-45 MM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44000000" calcext:value-type="float">
            <text:p>44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712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4" calcext:value-type="float">
            <text:p>4.71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67127" calcext:value-type="float">
            <text:p>67127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LION</text:p>
            <text:p>Ukuran / Bahan : -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3500000" calcext:value-type="float">
            <text:p>3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712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5" calcext:value-type="float">
            <text:p>4.71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67128" calcext:value-type="float">
            <text:p>67128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LION</text:p>
            <text:p>Ukuran / Bahan : -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3500000" calcext:value-type="float">
            <text:p>3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04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3" calcext:value-type="float">
            <text:p>4.78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8046" calcext:value-type="float">
            <text:p>6804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75000" calcext:value-type="float">
            <text:p>14.8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05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4" calcext:value-type="float">
            <text:p>4.78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8053" calcext:value-type="float">
            <text:p>68053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75000" calcext:value-type="float">
            <text:p>14.8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05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5" calcext:value-type="float">
            <text:p>4.78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8056" calcext:value-type="float">
            <text:p>6805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75000" calcext:value-type="float">
            <text:p>14.8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05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6" calcext:value-type="float">
            <text:p>4.78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8059" calcext:value-type="float">
            <text:p>68059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75000" calcext:value-type="float">
            <text:p>14.8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9">
          <table:table-cell table:style-name="ce4" office:value-type="string" calcext:value-type="string">
            <text:p>2.KIB.B6807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4" calcext:value-type="float">
            <text:p>4.77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omputer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68070" calcext:value-type="float">
            <text:p>68070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Lenovo</text:p>
            <text:p>Ukuran / Bahan : Intel celeron j3355 dc 2.00-2.50ghZ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6950000" calcext:value-type="float">
            <text:p>6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0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7" calcext:value-type="float">
            <text:p>4.79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06" calcext:value-type="float">
            <text:p>6810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Brother - A3 Print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8900000" calcext:value-type="float">
            <text:p>8.9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1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8" calcext:value-type="float">
            <text:p>4.79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18" calcext:value-type="float">
            <text:p>68118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900000" calcext:value-type="float">
            <text:p>2.9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3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7" calcext:value-type="float">
            <text:p>6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31" calcext:value-type="float">
            <text:p>68131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700000" calcext:value-type="float">
            <text:p>2.7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4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9" calcext:value-type="float">
            <text:p>4.79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42" calcext:value-type="float">
            <text:p>68142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700000" calcext:value-type="float">
            <text:p>2.7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4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0" calcext:value-type="float">
            <text:p>4.80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46" calcext:value-type="float">
            <text:p>6814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700000" calcext:value-type="float">
            <text:p>2.7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5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1" calcext:value-type="float">
            <text:p>4.80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52" calcext:value-type="float">
            <text:p>68152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700000" calcext:value-type="float">
            <text:p>2.7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9">
          <table:table-cell table:style-name="ce4" office:value-type="string" calcext:value-type="string">
            <text:p>2.KIB.B6820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7" calcext:value-type="float">
            <text:p>4.78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ac Book Pro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8209" calcext:value-type="float">
            <text:p>68209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pple</text:p>
            <text:p>Ukuran / Bahan : Intel Core i5 Dual-Core 2,3 GHz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3950000" calcext:value-type="float">
            <text:p>23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3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8" calcext:value-type="float">
            <text:p>4.72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ound Control</text:p>
          </table:table-cell>
          <table:table-cell table:style-name="ce4" office:value-type="string" calcext:value-type="string">
            <text:p>1.3.2.05.02.06.008</text:p>
          </table:table-cell>
          <table:table-cell table:style-name="ce4" office:value-type="float" office:value="69234" calcext:value-type="float">
            <text:p>69234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Yamaha</text:p>
            <text:p>Ukuran / Bahan : HS 5i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6500000" calcext:value-type="float">
            <text:p>6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3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5" calcext:value-type="float">
            <text:p>4.76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Headset Monitor</text:p>
          </table:table-cell>
          <table:table-cell table:style-name="ce4" office:value-type="string" calcext:value-type="string">
            <text:p>1.3.2.06.01.01.008</text:p>
          </table:table-cell>
          <table:table-cell table:style-name="ce4" office:value-type="float" office:value="69235" calcext:value-type="float">
            <text:p>69235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Yamaha</text:p>
            <text:p>Ukuran / Bahan : MT5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300000" calcext:value-type="float">
            <text:p>3.3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3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9" calcext:value-type="float">
            <text:p>4.72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icropon Condensor</text:p>
          </table:table-cell>
          <table:table-cell table:style-name="ce4" office:value-type="string" calcext:value-type="string">
            <text:p>1.3.2.05.02.06.014</text:p>
          </table:table-cell>
          <table:table-cell table:style-name="ce4" office:value-type="float" office:value="69236" calcext:value-type="float">
            <text:p>6923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udio Technica/ISK</text:p>
            <text:p>Ukuran / Bahan : AT2035/ASD2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4400000" calcext:value-type="float">
            <text:p>4.4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3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8" calcext:value-type="float">
            <text:p>4.78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9237" calcext:value-type="float">
            <text:p>69237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"14 Inc LED FHD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6890000" calcext:value-type="float">
            <text:p>16.89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3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89" calcext:value-type="float">
            <text:p>4.78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Bidang Pengembangan Destinasi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69238" calcext:value-type="float">
            <text:p>69238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Lenovo</text:p>
            <text:p>Ukuran / Bahan : Ideapad 32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1700000" calcext:value-type="float">
            <text:p>11.7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3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2" calcext:value-type="float">
            <text:p>4.80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Bidang Pengembangan Destinasi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9239" calcext:value-type="float">
            <text:p>69239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Canon Pixma</text:p>
            <text:p>Ukuran / Bahan : Pixma 497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900000" calcext:value-type="float">
            <text:p>1.9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7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0" calcext:value-type="float">
            <text:p>4.79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87278" calcext:value-type="float">
            <text:p>87278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X441BA</text:p>
            <text:p>/BESI, PLASTIK</text:p>
            <text:p>No.Pabrik/Rangka : /-</text:p>
            <text:p>No.Mesin : -</text:p>
            <text:p>No.Polisi/BPKB : -/-</text:p>
          </table:table-cell>
          <table:table-cell table:style-name="ce95" office:value-type="float" office:value="6450000" calcext:value-type="float">
            <text:p>6.4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7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1" calcext:value-type="float">
            <text:p>4.79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87279" calcext:value-type="float">
            <text:p>87279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ASUS</text:p>
            <text:p>Ukuran / Bahan : X441BA</text:p>
            <text:p>/BESI, PLASTIK</text:p>
            <text:p>No.Pabrik/Rangka : /-</text:p>
            <text:p>No.Mesin : -</text:p>
            <text:p>No.Polisi/BPKB : -/-</text:p>
          </table:table-cell>
          <table:table-cell table:style-name="ce95" office:value-type="float" office:value="6450000" calcext:value-type="float">
            <text:p>6.4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5" calcext:value-type="float">
            <text:p>4.77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C All In One (Komputer)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87281" calcext:value-type="float">
            <text:p>87281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HP</text:p>
            <text:p>Ukuran / Bahan : CA14D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6000000" calcext:value-type="float">
            <text:p>6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76" calcext:value-type="float">
            <text:p>4.77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C All In One (Komputer)</text:p>
          </table:table-cell>
          <table:table-cell table:style-name="ce4" office:value-type="string" calcext:value-type="string">
            <text:p>1.3.2.10.01.02.001</text:p>
          </table:table-cell>
          <table:table-cell table:style-name="ce4" office:value-type="float" office:value="87282" calcext:value-type="float">
            <text:p>87282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HP</text:p>
            <text:p>Ukuran / Bahan : CA14D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6000000" calcext:value-type="float">
            <text:p>6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3" calcext:value-type="float">
            <text:p>4.80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Tinta Fotocopy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4" calcext:value-type="float">
            <text:p>87284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d31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975000" calcext:value-type="float">
            <text:p>2.9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4" calcext:value-type="float">
            <text:p>4.80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Tinta Fotocopy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5" calcext:value-type="float">
            <text:p>87285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d31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975000" calcext:value-type="float">
            <text:p>2.9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0" calcext:value-type="float">
            <text:p>8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Tinta Fotocopy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6" calcext:value-type="float">
            <text:p>87286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d31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975000" calcext:value-type="float">
            <text:p>2.9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5" calcext:value-type="float">
            <text:p>4.80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Dot MAtrix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7" calcext:value-type="float">
            <text:p>87287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X3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225000" calcext:value-type="float">
            <text:p>3.22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1" calcext:value-type="float">
            <text:p>8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Dot MAtrix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8" calcext:value-type="float">
            <text:p>87288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X3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225000" calcext:value-type="float">
            <text:p>3.22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6" calcext:value-type="float">
            <text:p>4.80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Dot MAtrix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9" calcext:value-type="float">
            <text:p>87289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X3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225000" calcext:value-type="float">
            <text:p>3.22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9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7" calcext:value-type="float">
            <text:p>4.80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Dot MAtrix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90" calcext:value-type="float">
            <text:p>87290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X3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225000" calcext:value-type="float">
            <text:p>3.22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9">
          <table:table-cell table:style-name="ce4" office:value-type="string" calcext:value-type="string">
            <text:p>2.KIB.B8729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7" calcext:value-type="float">
            <text:p>4.72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peaker Aktif</text:p>
          </table:table-cell>
          <table:table-cell table:style-name="ce4" office:value-type="string" calcext:value-type="string">
            <text:p>1.3.2.05.02.06.007</text:p>
          </table:table-cell>
          <table:table-cell table:style-name="ce4" office:value-type="float" office:value="87292" calcext:value-type="float">
            <text:p>87292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Soundqueen SQ-H-15A Mimi 6</text:p>
            <text:p>Ukuran / Bahan : 15 " 2 Way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7000000" calcext:value-type="float">
            <text:p>7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9">
          <table:table-cell table:style-name="ce4" office:value-type="string" calcext:value-type="string">
            <text:p>2.KIB.B8729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6" calcext:value-type="float">
            <text:p>4.72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ixer</text:p>
          </table:table-cell>
          <table:table-cell table:style-name="ce4" office:value-type="string" calcext:value-type="string">
            <text:p>1.3.2.05.02.06.005</text:p>
          </table:table-cell>
          <table:table-cell table:style-name="ce4" office:value-type="float" office:value="87293" calcext:value-type="float">
            <text:p>87293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Soundqueen 6 Mono Canel</text:p>
            <text:p>Ukuran / Bahan : Mimi 6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000000" calcext:value-type="float">
            <text:p>3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31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5" calcext:value-type="float">
            <text:p>4.72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elevisi LED</text:p>
          </table:table-cell>
          <table:table-cell table:style-name="ce4" office:value-type="string" calcext:value-type="string">
            <text:p>1.3.2.05.02.06.002</text:p>
          </table:table-cell>
          <table:table-cell table:style-name="ce4" office:value-type="float" office:value="87314" calcext:value-type="float">
            <text:p>87314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Samsung / J5202</text:p>
            <text:p>Ukuran / Bahan : 43"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6200000" calcext:value-type="float">
            <text:p>6.2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8778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1" calcext:value-type="float">
            <text:p>4.70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87784" calcext:value-type="float">
            <text:p>87784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Honda New VArio</text:p>
            <text:p>Ukuran / Bahan : 125 CC</text:p>
            <text:p>/BESI, PLASTIK</text:p>
            <text:p>No.Pabrik/Rangka : -/MH1JM5113KK206718</text:p>
            <text:p>No.Mesin : JM51E1209758</text:p>
            <text:p>No.Polisi/BPKB : DA 6370 YAC/P 06178705 M</text:p>
          </table:table-cell>
          <table:table-cell table:style-name="ce95" office:value-type="float" office:value="19617000" calcext:value-type="float">
            <text:p>19.617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8">
          <table:table-cell table:style-name="ce4" office:value-type="string" calcext:value-type="string">
            <text:p>2.KIB.B8778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2" calcext:value-type="float">
            <text:p>4.70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87785" calcext:value-type="float">
            <text:p>87785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Honda New Beat Sporty</text:p>
            <text:p>Ukuran / Bahan : 108 CC</text:p>
            <text:p>/BESI, PLASTIK</text:p>
            <text:p>No.Pabrik/Rangka : -/MH1JM1129KK140435</text:p>
            <text:p>No.Mesin : JM11E2122659</text:p>
            <text:p>No.Polisi/BPKB : DA 6367 YAC/P 06178702 M</text:p>
          </table:table-cell>
          <table:table-cell table:style-name="ce95" office:value-type="float" office:value="15944500" calcext:value-type="float">
            <text:p>15.944.5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8">
          <table:table-cell table:style-name="ce4" office:value-type="string" calcext:value-type="string">
            <text:p>2.KIB.B8778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3" calcext:value-type="float">
            <text:p>4.70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87786" calcext:value-type="float">
            <text:p>87786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Honda New Beat Sporty</text:p>
            <text:p>Ukuran / Bahan : 108 CC</text:p>
            <text:p>/BESI, PLASTIK</text:p>
            <text:p>No.Pabrik/Rangka : -/MH1JM1125KK140450</text:p>
            <text:p>No.Mesin : JM11E2122672</text:p>
            <text:p>No.Polisi/BPKB : DA 6369 YAC/P 06178704 M</text:p>
          </table:table-cell>
          <table:table-cell table:style-name="ce95" office:value-type="float" office:value="15944500" calcext:value-type="float">
            <text:p>15.944.5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8778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4" calcext:value-type="float">
            <text:p>4.70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epeda Motor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87787" calcext:value-type="float">
            <text:p>87787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Honda New VArio</text:p>
            <text:p>Ukuran / Bahan : 125 CC</text:p>
            <text:p>/BESI, PLASTIK</text:p>
            <text:p>No.Pabrik/Rangka : -/MH1JM5117KK255209</text:p>
            <text:p>No.Mesin : JM51E1254933</text:p>
            <text:p>No.Polisi/BPKB : DA 6368 YAC/P 06178703 M</text:p>
          </table:table-cell>
          <table:table-cell table:style-name="ce95" office:value-type="float" office:value="19617000" calcext:value-type="float">
            <text:p>19.617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78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6" calcext:value-type="float">
            <text:p>4.71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5</text:p>
          </table:table-cell>
          <table:table-cell table:style-name="ce4" office:value-type="float" office:value="87788" calcext:value-type="float">
            <text:p>87788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4 LAci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3500000" calcext:value-type="float">
            <text:p>3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78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7" calcext:value-type="float">
            <text:p>4.71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5</text:p>
          </table:table-cell>
          <table:table-cell table:style-name="ce4" office:value-type="float" office:value="87789" calcext:value-type="float">
            <text:p>87789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4 LAci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3500000" calcext:value-type="float">
            <text:p>3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89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8" calcext:value-type="float">
            <text:p>4.80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897" calcext:value-type="float">
            <text:p>87897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31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709477" calcext:value-type="float">
            <text:p>2.709.477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46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2" calcext:value-type="float">
            <text:p>4.79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1.3.2.10.01.02.002</text:p>
          </table:table-cell>
          <table:table-cell table:style-name="ce4" office:value-type="float" office:value="97464" calcext:value-type="float">
            <text:p>97464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Lenovo ideapad</text:p>
            <text:p>Ukuran / Bahan : 14 inci</text:p>
            <text:p>/plastik, besi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6500000" calcext:value-type="float">
            <text:p>6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46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9" calcext:value-type="float">
            <text:p>4.70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ubelair Filling Cabinet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97465" calcext:value-type="float">
            <text:p>97465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Brother</text:p>
            <text:p>Ukuran / Bahan : 4 Rak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46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0" calcext:value-type="float">
            <text:p>4.71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ubelair Filling Cabinet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97466" calcext:value-type="float">
            <text:p>97466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Brother</text:p>
            <text:p>Ukuran / Bahan : 4 Rak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46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11" calcext:value-type="float">
            <text:p>4.71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ubelair Filling Cabinet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97469" calcext:value-type="float">
            <text:p>97469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Brother</text:p>
            <text:p>Ukuran / Bahan : 4 Rak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79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09" calcext:value-type="float">
            <text:p>4.80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97796" calcext:value-type="float">
            <text:p>97796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5190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6250000" calcext:value-type="float">
            <text:p>6.2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79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4" calcext:value-type="float">
            <text:p>4.72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97798" calcext:value-type="float">
            <text:p>97798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Sharp</text:p>
            <text:p>Ukuran / Bahan : 1 pk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84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68" calcext:value-type="float">
            <text:p>4.76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amera digital</text:p>
          </table:table-cell>
          <table:table-cell table:style-name="ce4" office:value-type="string" calcext:value-type="string">
            <text:p>1.3.2.06.01.02.126</text:p>
          </table:table-cell>
          <table:table-cell table:style-name="ce4" office:value-type="float" office:value="97841" calcext:value-type="float">
            <text:p>97841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plastik, besi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6800000" calcext:value-type="float">
            <text:p>6.8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84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22" calcext:value-type="float">
            <text:p>4.72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tamu</text:p>
          </table:table-cell>
          <table:table-cell table:style-name="ce4" office:value-type="string" calcext:value-type="string">
            <text:p>1.3.2.05.02.01.031</text:p>
          </table:table-cell>
          <table:table-cell table:style-name="ce4" office:value-type="float" office:value="97845" calcext:value-type="float">
            <text:p>97845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usa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3950000" calcext:value-type="float">
            <text:p>3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8">
          <table:table-cell table:style-name="ce4" office:value-type="string" calcext:value-type="string">
            <text:p>2.KIB.B9811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05" calcext:value-type="float">
            <text:p>4.70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endaraan dinas</text:p>
          </table:table-cell>
          <table:table-cell table:style-name="ce4" office:value-type="string" calcext:value-type="string">
            <text:p>1.3.2.02.01.04.001</text:p>
          </table:table-cell>
          <table:table-cell table:style-name="ce4" office:value-type="float" office:value="98117" calcext:value-type="float">
            <text:p>98117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HONDA/F1CO2N28LO A/T</text:p>
            <text:p>Ukuran / Bahan : 108 CC</text:p>
            <text:p>/plastik, besi dll</text:p>
            <text:p>No.Pabrik/Rangka : -/MH1JM313XLK248455</text:p>
            <text:p>No.Mesin : JM31E3241564</text:p>
            <text:p>No.Polisi/BPKB : DA 6047 YAH/Q-06006448</text:p>
          </table:table-cell>
          <table:table-cell table:style-name="ce95" office:value-type="float" office:value="18500000" calcext:value-type="float">
            <text:p>18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942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10" calcext:value-type="float">
            <text:p>4.81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Bidang Pengembangan Dan Pemasaran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99428" calcext:value-type="float">
            <text:p>99428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/L3110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3000000" calcext:value-type="float">
            <text:p>3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942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93" calcext:value-type="float">
            <text:p>4.79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Bidang Pengembangan Dan Pemasaran Pariwisata</text:p>
          </table:table-cell>
          <table:table-cell table:style-name="ce4" office:value-type="string" calcext:value-type="string">
            <text:p>speaker</text:p>
          </table:table-cell>
          <table:table-cell table:style-name="ce4" office:value-type="string" calcext:value-type="string">
            <text:p>1.3.2.10.02.02.016</text:p>
          </table:table-cell>
          <table:table-cell table:style-name="ce4" office:value-type="float" office:value="99429" calcext:value-type="float">
            <text:p>99429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POLYTRON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2500000" calcext:value-type="float">
            <text:p>2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1273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7" calcext:value-type="float">
            <text:p>8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KANTOR</text:p>
          </table:table-cell>
          <table:table-cell table:style-name="ce4" office:value-type="string" calcext:value-type="string">
            <text:p>1.3.2.05.02.01.002</text:p>
          </table:table-cell>
          <table:table-cell table:style-name="ce4" office:value-type="float" office:value="112736" calcext:value-type="float">
            <text:p>112736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Koreksi Bertambah</text:p>
            <text:p>Merk Type : -</text:p>
            <text:p>Ukuran / Bahan : -</text:p>
            <text:p>/KAYU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1273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8" calcext:value-type="float">
            <text:p>8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KANTOR</text:p>
          </table:table-cell>
          <table:table-cell table:style-name="ce4" office:value-type="string" calcext:value-type="string">
            <text:p>1.3.2.05.02.01.002</text:p>
          </table:table-cell>
          <table:table-cell table:style-name="ce4" office:value-type="float" office:value="112737" calcext:value-type="float">
            <text:p>112737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Koreksi Bertambah</text:p>
            <text:p>Merk Type : -</text:p>
            <text:p>Ukuran / Bahan : -</text:p>
            <text:p>/KAYU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1273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9" calcext:value-type="float">
            <text:p>8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KERJA KANTOR</text:p>
          </table:table-cell>
          <table:table-cell table:style-name="ce4" office:value-type="string" calcext:value-type="string">
            <text:p>1.3.2.05.02.01.002</text:p>
          </table:table-cell>
          <table:table-cell table:style-name="ce4" office:value-type="float" office:value="112738" calcext:value-type="float">
            <text:p>112738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Koreksi Bertambah</text:p>
            <text:p>Merk Type : -</text:p>
            <text:p>Ukuran / Bahan : -</text:p>
            <text:p>/KAYU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260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4" calcext:value-type="float">
            <text:p>4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lumunium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12606" calcext:value-type="float">
            <text:p>12606</text:p>
          </table:table-cell>
          <table:table-cell table:style-name="ce18" office:value-type="float" office:value="2014" calcext:value-type="float">
            <text:p>2014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Alimunium dan Kaca</text:p>
            <text:p>No.Pabrik/Rangka : -/-</text:p>
            <text:p>No.Mesin : -</text:p>
            <text:p>No.Polisi/BPKB : -/-</text:p>
          </table:table-cell>
          <table:table-cell table:style-name="ce95" office:value-type="float" office:value="2400000" calcext:value-type="float">
            <text:p>2.4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1571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5" calcext:value-type="float">
            <text:p>4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pan Baliho</text:p>
          </table:table-cell>
          <table:table-cell table:style-name="ce4" office:value-type="string" calcext:value-type="string">
            <text:p>1.3.2.05.01.05.003</text:p>
          </table:table-cell>
          <table:table-cell table:style-name="ce4" office:value-type="float" office:value="15718" calcext:value-type="float">
            <text:p>15718</text:p>
          </table:table-cell>
          <table:table-cell table:style-name="ce18" office:value-type="float" office:value="2014" calcext:value-type="float">
            <text:p>2014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Besi, Plastik</text:p>
            <text:p>No.Pabrik/Rangka : -/-</text:p>
            <text:p>No.Mesin : -</text:p>
            <text:p>No.Polisi/BPKB : ---/-</text:p>
          </table:table-cell>
          <table:table-cell table:style-name="ce95" office:value-type="float" office:value="22935000" calcext:value-type="float">
            <text:p>22.93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0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" calcext:value-type="float">
            <text:p>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04" calcext:value-type="float">
            <text:p>304</text:p>
          </table:table-cell>
          <table:table-cell table:style-name="ce18" office:value-type="float" office:value="2007" calcext:value-type="float">
            <text:p>2007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500000" calcext:value-type="float">
            <text:p>1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1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" calcext:value-type="float">
            <text:p>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ofa</text:p>
          </table:table-cell>
          <table:table-cell table:style-name="ce4" office:value-type="string" calcext:value-type="string">
            <text:p>1.3.2.05.02.01.048</text:p>
          </table:table-cell>
          <table:table-cell table:style-name="ce4" office:value-type="float" office:value="314" calcext:value-type="float">
            <text:p>314</text:p>
          </table:table-cell>
          <table:table-cell table:style-name="ce18" office:value-type="float" office:value="2007" calcext:value-type="float">
            <text:p>2007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et Moris</text:p>
            <text:p>Ukuran / Bahan : Sedang</text:p>
            <text:p>/Kayu, busa, kain</text:p>
            <text:p>No.Pabrik/Rangka : -/-</text:p>
            <text:p>No.Mesin : -</text:p>
            <text:p>No.Polisi/BPKB : -/-</text:p>
          </table:table-cell>
          <table:table-cell table:style-name="ce95" office:value-type="float" office:value="2500000" calcext:value-type="float">
            <text:p>2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196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6" calcext:value-type="float">
            <text:p>4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31965" calcext:value-type="float">
            <text:p>31965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harp</text:p>
            <text:p>Ukuran / Bahan : 1 Pk</text:p>
            <text:p>/Plastik,besi, alumunium</text:p>
            <text:p>No.Pabrik/Rangka : -/-'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361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7" calcext:value-type="float">
            <text:p>4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33616" calcext:value-type="float">
            <text:p>33616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LG</text:p>
            <text:p>Ukuran / Bahan : 1 Pk</text:p>
            <text:p>/Plastik,besi, alumunium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7">
          <table:table-cell table:style-name="ce4" office:value-type="string" calcext:value-type="string">
            <text:p>2.KIB.B336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15922" calcext:value-type="float">
            <text:p>115.92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obil</text:p>
          </table:table-cell>
          <table:table-cell table:style-name="ce4" office:value-type="string" calcext:value-type="string">
            <text:p>1.3.2.02.01.01.003</text:p>
          </table:table-cell>
          <table:table-cell table:style-name="ce4" office:value-type="float" office:value="3362" calcext:value-type="float">
            <text:p>3362</text:p>
          </table:table-cell>
          <table:table-cell table:style-name="ce18" office:value-type="float" office:value="2008" calcext:value-type="float">
            <text:p>2008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Toyota Rush</text:p>
            <text:p>Ukuran / Bahan : 1500</text:p>
            <text:p>/Besi dll</text:p>
            <text:p>No.Pabrik/Rangka : -/MHFE2CJ2J8 K006759</text:p>
            <text:p>No.Mesin : DAM-5953</text:p>
            <text:p>No.Polisi/BPKB : DA 26 Y/F No. 4868262 M</text:p>
          </table:table-cell>
          <table:table-cell table:style-name="ce95" office:value-type="float" office:value="178300000" calcext:value-type="float">
            <text:p>178.3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4" office:value-type="string" calcext:value-type="string">
            <text:p>Mutasi Sesuai SK distribusi r4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1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" calcext:value-type="float">
            <text:p>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14" calcext:value-type="float">
            <text:p>3414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1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" calcext:value-type="float">
            <text:p>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15" calcext:value-type="float">
            <text:p>3415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1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" calcext:value-type="float">
            <text:p>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17" calcext:value-type="float">
            <text:p>3417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1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" calcext:value-type="float">
            <text:p>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19" calcext:value-type="float">
            <text:p>3419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2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" calcext:value-type="float">
            <text:p>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21" calcext:value-type="float">
            <text:p>3421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2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9" calcext:value-type="float">
            <text:p>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Filling Kabinet</text:p>
          </table:table-cell>
          <table:table-cell table:style-name="ce4" office:value-type="string" calcext:value-type="string">
            <text:p>1.3.2.05.01.04.003</text:p>
          </table:table-cell>
          <table:table-cell table:style-name="ce4" office:value-type="float" office:value="3422" calcext:value-type="float">
            <text:p>3422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2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0" calcext:value-type="float">
            <text:p>10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talase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429" calcext:value-type="float">
            <text:p>3429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1" calcext:value-type="float">
            <text:p>1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talase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431" calcext:value-type="float">
            <text:p>3431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2" calcext:value-type="float">
            <text:p>1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talase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432" calcext:value-type="float">
            <text:p>3432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3" calcext:value-type="float">
            <text:p>1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talase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433" calcext:value-type="float">
            <text:p>3433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4" calcext:value-type="float">
            <text:p>1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3435" calcext:value-type="float">
            <text:p>3435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5" calcext:value-type="float">
            <text:p>1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3436" calcext:value-type="float">
            <text:p>3436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6" calcext:value-type="float">
            <text:p>1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3437" calcext:value-type="float">
            <text:p>3437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7" calcext:value-type="float">
            <text:p>1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3438" calcext:value-type="float">
            <text:p>3438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3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8" calcext:value-type="float">
            <text:p>1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3439" calcext:value-type="float">
            <text:p>3439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4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19" calcext:value-type="float">
            <text:p>1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3440" calcext:value-type="float">
            <text:p>3440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Brother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000000" calcext:value-type="float">
            <text:p>2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46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8" calcext:value-type="float">
            <text:p>4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s</text:p>
          </table:table-cell>
          <table:table-cell table:style-name="ce4" office:value-type="string" calcext:value-type="string">
            <text:p>1.3.2.05.02.04.001</text:p>
          </table:table-cell>
          <table:table-cell table:style-name="ce4" office:value-type="float" office:value="34463" calcext:value-type="float">
            <text:p>34463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Toshiba</text:p>
            <text:p>Ukuran / Bahan : Sedang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200000" calcext:value-type="float">
            <text:p>2.2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80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9" calcext:value-type="float">
            <text:p>4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lumunium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4804" calcext:value-type="float">
            <text:p>34804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Aluminium dan Kaca</text:p>
            <text:p>No.Pabrik/Rangka : -/-</text:p>
            <text:p>No.Mesin : -</text:p>
            <text:p>No.Polisi/BPKB : -/-</text:p>
          </table:table-cell>
          <table:table-cell table:style-name="ce95" office:value-type="float" office:value="1500000" calcext:value-type="float">
            <text:p>1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480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0" calcext:value-type="float">
            <text:p>50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lumunium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34805" calcext:value-type="float">
            <text:p>34805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Aluminium dan Kaca</text:p>
            <text:p>No.Pabrik/Rangka : -/-</text:p>
            <text:p>No.Mesin : -</text:p>
            <text:p>No.Polisi/BPKB : -/-</text:p>
          </table:table-cell>
          <table:table-cell table:style-name="ce95" office:value-type="float" office:value="1500000" calcext:value-type="float">
            <text:p>1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52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0" calcext:value-type="float">
            <text:p>20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ofa</text:p>
          </table:table-cell>
          <table:table-cell table:style-name="ce4" office:value-type="string" calcext:value-type="string">
            <text:p>1.3.2.05.02.01.048</text:p>
          </table:table-cell>
          <table:table-cell table:style-name="ce4" office:value-type="float" office:value="3521" calcext:value-type="float">
            <text:p>3521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Sedang</text:p>
            <text:p>/Kayu, busa, kain</text:p>
            <text:p>No.Pabrik/Rangka : -/-</text:p>
            <text:p>No.Mesin : -</text:p>
            <text:p>No.Polisi/BPKB : -/-</text:p>
          </table:table-cell>
          <table:table-cell table:style-name="ce95" office:value-type="float" office:value="9889000" calcext:value-type="float">
            <text:p>9.889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2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1" calcext:value-type="float">
            <text:p>2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 Besar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27" calcext:value-type="float">
            <text:p>3727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Kecil</text:p>
            <text:p>/Besi,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85000" calcext:value-type="float">
            <text:p>1.48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7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2" calcext:value-type="float">
            <text:p>2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77" calcext:value-type="float">
            <text:p>3777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378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3" calcext:value-type="float">
            <text:p>2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Kerja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3788" calcext:value-type="float">
            <text:p>3788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</text:p>
            <text:p>Ukuran / Bahan : Sedang</text:p>
            <text:p>/Besi, Plastik dan Busa</text:p>
            <text:p>No.Pabrik/Rangka : -/-</text:p>
            <text:p>No.Mesin : -</text:p>
            <text:p>No.Polisi/BPKB : -/-</text:p>
          </table:table-cell>
          <table:table-cell table:style-name="ce95" office:value-type="float" office:value="1001291" calcext:value-type="float">
            <text:p>1.001.291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085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1" calcext:value-type="float">
            <text:p>5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bsensi Sidik Jari</text:p>
          </table:table-cell>
          <table:table-cell table:style-name="ce4" office:value-type="string" calcext:value-type="string">
            <text:p>1.3.2.05.01.05.012</text:p>
          </table:table-cell>
          <table:table-cell table:style-name="ce4" office:value-type="float" office:value="40853" calcext:value-type="float">
            <text:p>40853</text:p>
          </table:table-cell>
          <table:table-cell table:style-name="ce18" office:value-type="float" office:value="2016" calcext:value-type="float">
            <text:p>2016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</text:p>
            <text:p>Ukuran / Bahan : </text:p>
            <text:p>/</text:p>
            <text:p>No.Pabrik/Rangka : -/-</text:p>
            <text:p>No.Mesin : -</text:p>
            <text:p>No.Polisi/BPKB : -/-</text:p>
          </table:table-cell>
          <table:table-cell table:style-name="ce95" office:value-type="float" office:value="8000000" calcext:value-type="float">
            <text:p>8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38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3" calcext:value-type="float">
            <text:p>5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eselon IV</text:p>
          </table:table-cell>
          <table:table-cell table:style-name="ce4" office:value-type="string" calcext:value-type="string">
            <text:p>1.3.2.05.03.03.006</text:p>
          </table:table-cell>
          <table:table-cell table:style-name="ce4" office:value-type="float" office:value="44388" calcext:value-type="float">
            <text:p>44388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328635" calcext:value-type="float">
            <text:p>1.328.63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1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4" calcext:value-type="float">
            <text:p>5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 Split Merk Sharp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44412" calcext:value-type="float">
            <text:p>44412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Sharp</text:p>
            <text:p>Ukuran / Bahan : 1 pk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950000" calcext:value-type="float">
            <text:p>4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1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5" calcext:value-type="float">
            <text:p>5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 Split Merk Sharp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44413" calcext:value-type="float">
            <text:p>44413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Sharp</text:p>
            <text:p>Ukuran / Bahan : 1 pk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950000" calcext:value-type="float">
            <text:p>4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1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6" calcext:value-type="float">
            <text:p>5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 Split Merk Sharp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44414" calcext:value-type="float">
            <text:p>44414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Sharp</text:p>
            <text:p>Ukuran / Bahan : 1 pk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950000" calcext:value-type="float">
            <text:p>4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1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7" calcext:value-type="float">
            <text:p>5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 Split Merk Polytron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44415" calcext:value-type="float">
            <text:p>44415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Polytron</text:p>
            <text:p>Ukuran / Bahan : 1 pk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4850000" calcext:value-type="float">
            <text:p>4.8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4442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59" calcext:value-type="float">
            <text:p>5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Dot Metrik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44427" calcext:value-type="float">
            <text:p>4442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2310000" calcext:value-type="float">
            <text:p>2.31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10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1" calcext:value-type="float">
            <text:p>6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50101" calcext:value-type="float">
            <text:p>50101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Modal</text:p>
            <text:p>Merk Type : Canon / MX 497</text:p>
            <text:p>Ukuran / Bahan : A4</text:p>
            <text:p>/Besi, Plastil, dll</text:p>
            <text:p>No.Pabrik/Rangka : -/-</text:p>
            <text:p>No.Mesin : -</text:p>
            <text:p>No.Polisi/BPKB : -/-</text:p>
          </table:table-cell>
          <table:table-cell table:style-name="ce95" office:value-type="float" office:value="1750000" calcext:value-type="float">
            <text:p>1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7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5" calcext:value-type="float">
            <text:p>2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ja Rapat</text:p>
          </table:table-cell>
          <table:table-cell table:style-name="ce4" office:value-type="string" calcext:value-type="string">
            <text:p>1.3.2.05.02.01.008</text:p>
          </table:table-cell>
          <table:table-cell table:style-name="ce4" office:value-type="float" office:value="5071" calcext:value-type="float">
            <text:p>5071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e</text:p>
            <text:p>Ukuran / Bahan : Besar</text:p>
            <text:p>/Kayu</text:p>
            <text:p>No.Pabrik/Rangka : -/-</text:p>
            <text:p>No.Mesin : -</text:p>
            <text:p>No.Polisi/BPKB : -/-</text:p>
          </table:table-cell>
          <table:table-cell table:style-name="ce95" office:value-type="float" office:value="16626500" calcext:value-type="float">
            <text:p>16.626.5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7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6" calcext:value-type="float">
            <text:p>2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ursi Tunggu</text:p>
          </table:table-cell>
          <table:table-cell table:style-name="ce4" office:value-type="string" calcext:value-type="string">
            <text:p>1.3.2.05.02.01.003</text:p>
          </table:table-cell>
          <table:table-cell table:style-name="ce4" office:value-type="float" office:value="5072" calcext:value-type="float">
            <text:p>5072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Active</text:p>
            <text:p>Ukuran / Bahan : Besar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981000" calcext:value-type="float">
            <text:p>2.981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7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7" calcext:value-type="float">
            <text:p>2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Sofa</text:p>
          </table:table-cell>
          <table:table-cell table:style-name="ce4" office:value-type="string" calcext:value-type="string">
            <text:p>1.3.2.05.02.01.048</text:p>
          </table:table-cell>
          <table:table-cell table:style-name="ce4" office:value-type="float" office:value="5073" calcext:value-type="float">
            <text:p>5073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olimpic</text:p>
            <text:p>Ukuran / Bahan : Besar</text:p>
            <text:p>/Kayu, busa, kain</text:p>
            <text:p>No.Pabrik/Rangka : -/-</text:p>
            <text:p>No.Mesin : -</text:p>
            <text:p>No.Polisi/BPKB : -/-</text:p>
          </table:table-cell>
          <table:table-cell table:style-name="ce95" office:value-type="float" office:value="5000000" calcext:value-type="float">
            <text:p>5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8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8" calcext:value-type="float">
            <text:p>2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ndon air</text:p>
          </table:table-cell>
          <table:table-cell table:style-name="ce4" office:value-type="string" calcext:value-type="string">
            <text:p>1.3.2.05.02.05.011</text:p>
          </table:table-cell>
          <table:table-cell table:style-name="ce4" office:value-type="float" office:value="5080" calcext:value-type="float">
            <text:p>5080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Gapura</text:p>
            <text:p>Ukuran / Bahan : Besar</text:p>
            <text:p>/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300000" calcext:value-type="float">
            <text:p>3.3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8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29" calcext:value-type="float">
            <text:p>2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ndon air</text:p>
          </table:table-cell>
          <table:table-cell table:style-name="ce4" office:value-type="string" calcext:value-type="string">
            <text:p>1.3.2.05.02.05.011</text:p>
          </table:table-cell>
          <table:table-cell table:style-name="ce4" office:value-type="float" office:value="5081" calcext:value-type="float">
            <text:p>5081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Gapura</text:p>
            <text:p>Ukuran / Bahan : Besar</text:p>
            <text:p>/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3300000" calcext:value-type="float">
            <text:p>3.3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8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0" calcext:value-type="float">
            <text:p>30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087" calcext:value-type="float">
            <text:p>5087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amsung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08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1" calcext:value-type="float">
            <text:p>3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088" calcext:value-type="float">
            <text:p>5088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harp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269375" calcext:value-type="float">
            <text:p>4.269.375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14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3" calcext:value-type="float">
            <text:p>3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144" calcext:value-type="float">
            <text:p>5144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Panasonic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800000" calcext:value-type="float">
            <text:p>4.8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14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5" calcext:value-type="float">
            <text:p>3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148" calcext:value-type="float">
            <text:p>5148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harp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16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6" calcext:value-type="float">
            <text:p>3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5169" calcext:value-type="float">
            <text:p>5169</text:p>
          </table:table-cell>
          <table:table-cell table:style-name="ce18" office:value-type="float" office:value="2014" calcext:value-type="float">
            <text:p>2014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Sharp</text:p>
            <text:p>Ukuran / Bahan : Sedang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0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7" calcext:value-type="float">
            <text:p>3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5209" calcext:value-type="float">
            <text:p>5209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1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8" calcext:value-type="float">
            <text:p>3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5211" calcext:value-type="float">
            <text:p>5211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1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39" calcext:value-type="float">
            <text:p>3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5213" calcext:value-type="float">
            <text:p>5213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1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0" calcext:value-type="float">
            <text:p>40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Arsip</text:p>
          </table:table-cell>
          <table:table-cell table:style-name="ce4" office:value-type="string" calcext:value-type="string">
            <text:p>1.3.2.04.01.04.005</text:p>
          </table:table-cell>
          <table:table-cell table:style-name="ce4" office:value-type="float" office:value="5215" calcext:value-type="float">
            <text:p>5215</text:p>
          </table:table-cell>
          <table:table-cell table:style-name="ce18" office:value-type="float" office:value="2011" calcext:value-type="float">
            <text:p>2011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Royal</text:p>
            <text:p>Ukuran / Bahan : Sedang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960750" calcext:value-type="float">
            <text:p>1.960.75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3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41" calcext:value-type="float">
            <text:p>4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pan informasi</text:p>
          </table:table-cell>
          <table:table-cell table:style-name="ce4" office:value-type="string" calcext:value-type="string">
            <text:p>1.3.2.05.01.05.077</text:p>
          </table:table-cell>
          <table:table-cell table:style-name="ce4" office:value-type="float" office:value="5235" calcext:value-type="float">
            <text:p>5235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: Baik</text:p>
            <text:p>Asal Usul : Mutasi Dari SKPD Lain</text:p>
            <text:p>Merk Type : -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1500000" calcext:value-type="float">
            <text:p>1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81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2" calcext:value-type="float">
            <text:p>6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pan Nama SKPD</text:p>
          </table:table-cell>
          <table:table-cell table:style-name="ce4" office:value-type="string" calcext:value-type="string">
            <text:p>1.3.2.05.01.05.076</text:p>
          </table:table-cell>
          <table:table-cell table:style-name="ce4" office:value-type="float" office:value="52816" calcext:value-type="float">
            <text:p>528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Barang Jasa</text:p>
            <text:p>Merk Type : -</text:p>
            <text:p>Ukuran / Bahan : -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13860000" calcext:value-type="float">
            <text:p>13.86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5281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3" calcext:value-type="float">
            <text:p>6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iang Bendera</text:p>
          </table:table-cell>
          <table:table-cell table:style-name="ce4" office:value-type="string" calcext:value-type="string">
            <text:p>1.3.2.05.02.06.032</text:p>
          </table:table-cell>
          <table:table-cell table:style-name="ce4" office:value-type="float" office:value="52817" calcext:value-type="float">
            <text:p>5281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Kondisi : Baik</text:p>
            <text:p>Asal Usul : Belanja Barang Jasa</text:p>
            <text:p>Merk Type : -</text:p>
            <text:p>Ukuran / Bahan : -</text:p>
            <text:p>/-</text:p>
            <text:p>No.Pabrik/Rangka : -/-</text:p>
            <text:p>No.Mesin : -</text:p>
            <text:p>No.Polisi/BPKB : -/-</text:p>
          </table:table-cell>
          <table:table-cell table:style-name="ce95" office:value-type="float" office:value="3840000" calcext:value-type="float">
            <text:p>3.84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712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4" calcext:value-type="float">
            <text:p>6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BRANKAS / LEMARI BESI</text:p>
          </table:table-cell>
          <table:table-cell table:style-name="ce4" office:value-type="string" calcext:value-type="string">
            <text:p>1.3.2.05.01.04.007</text:p>
          </table:table-cell>
          <table:table-cell table:style-name="ce4" office:value-type="float" office:value="67126" calcext:value-type="float">
            <text:p>6712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CHUBB</text:p>
            <text:p>Ukuran / Bahan : 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8000000" calcext:value-type="float">
            <text:p>28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712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5" calcext:value-type="float">
            <text:p>6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NGGA LIPAT</text:p>
          </table:table-cell>
          <table:table-cell table:style-name="ce4" office:value-type="string" calcext:value-type="string">
            <text:p>1.3.2.05.02.06.036</text:p>
          </table:table-cell>
          <table:table-cell table:style-name="ce4" office:value-type="float" office:value="67129" calcext:value-type="float">
            <text:p>67129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KRISBOW</text:p>
            <text:p>Ukuran / Bahan : -</text:p>
            <text:p>/BESI, ALUMINIUM</text:p>
            <text:p>No.Pabrik/Rangka : -/-</text:p>
            <text:p>No.Mesin : -</text:p>
            <text:p>No.Polisi/BPKB : -/-</text:p>
          </table:table-cell>
          <table:table-cell table:style-name="ce95" office:value-type="float" office:value="1950000" calcext:value-type="float">
            <text:p>1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713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6" calcext:value-type="float">
            <text:p>6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ENGHANCUR KERTAS</text:p>
          </table:table-cell>
          <table:table-cell table:style-name="ce4" office:value-type="string" calcext:value-type="string">
            <text:p>1.3.2.05.01.05.010</text:p>
          </table:table-cell>
          <table:table-cell table:style-name="ce4" office:value-type="float" office:value="67130" calcext:value-type="float">
            <text:p>67130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-</text:p>
            <text:p>/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900000" calcext:value-type="float">
            <text:p>2.9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813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8" calcext:value-type="float">
            <text:p>6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68137" calcext:value-type="float">
            <text:p>68137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700000" calcext:value-type="float">
            <text:p>2.7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0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69" calcext:value-type="float">
            <text:p>6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amera CCTV Indoo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0" calcext:value-type="float">
            <text:p>69240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550000" calcext:value-type="float">
            <text:p>1.5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0" calcext:value-type="float">
            <text:p>70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amera CCTV Indoo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1" calcext:value-type="float">
            <text:p>69241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550000" calcext:value-type="float">
            <text:p>1.5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1" calcext:value-type="float">
            <text:p>71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amera CCTV Indoo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2" calcext:value-type="float">
            <text:p>69242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550000" calcext:value-type="float">
            <text:p>1.5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2" calcext:value-type="float">
            <text:p>7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amera CCTV Indoo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3" calcext:value-type="float">
            <text:p>69243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550000" calcext:value-type="float">
            <text:p>1.5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4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3" calcext:value-type="float">
            <text:p>7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amera CCTV Outdoo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4" calcext:value-type="float">
            <text:p>69244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100000" calcext:value-type="float">
            <text:p>2.1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5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4" calcext:value-type="float">
            <text:p>7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amera CCTV Outdoo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5" calcext:value-type="float">
            <text:p>69245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-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100000" calcext:value-type="float">
            <text:p>2.1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6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5" calcext:value-type="float">
            <text:p>7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ayar <text:s/>Monitor</text:p>
          </table:table-cell>
          <table:table-cell table:style-name="ce4" office:value-type="string" calcext:value-type="string">
            <text:p>1.3.2.10.02.03.002</text:p>
          </table:table-cell>
          <table:table-cell table:style-name="ce4" office:value-type="float" office:value="69246" calcext:value-type="float">
            <text:p>69246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LG</text:p>
            <text:p>Ukuran / Bahan : 19 Inc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500000" calcext:value-type="float">
            <text:p>2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4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6" calcext:value-type="float">
            <text:p>7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Chanel DVR</text:p>
          </table:table-cell>
          <table:table-cell table:style-name="ce4" office:value-type="string" calcext:value-type="string">
            <text:p>1.3.2.05.01.05.002</text:p>
          </table:table-cell>
          <table:table-cell table:style-name="ce4" office:value-type="float" office:value="69247" calcext:value-type="float">
            <text:p>69247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UNV</text:p>
            <text:p>Ukuran / Bahan : 8 Canel - 2 TB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7100000" calcext:value-type="float">
            <text:p>7.1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51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7" calcext:value-type="float">
            <text:p>7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eralis</text:p>
          </table:table-cell>
          <table:table-cell table:style-name="ce4" office:value-type="string" calcext:value-type="string">
            <text:p>1.3.2.05.01.05.081</text:p>
          </table:table-cell>
          <table:table-cell table:style-name="ce4" office:value-type="float" office:value="69251" calcext:value-type="float">
            <text:p>69251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29 m Persegi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9812000" calcext:value-type="float">
            <text:p>9.812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69252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8" calcext:value-type="float">
            <text:p>7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Lemari Etalase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69252" calcext:value-type="float">
            <text:p>69252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Asal Usul : Belanja Modal</text:p>
            <text:p>Merk Type : -</text:p>
            <text:p>Ukuran / Bahan : 7 M persegi</text:p>
            <text:p>/Aluminium</text:p>
            <text:p>No.Pabrik/Rangka : -/-</text:p>
            <text:p>No.Mesin : -</text:p>
            <text:p>No.Polisi/BPKB : -/-</text:p>
          </table:table-cell>
          <table:table-cell table:style-name="ce95" office:value-type="float" office:value="14874000" calcext:value-type="float">
            <text:p>14.874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28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79" calcext:value-type="float">
            <text:p>79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inter Tinta Fotocopy</text:p>
          </table:table-cell>
          <table:table-cell table:style-name="ce4" office:value-type="string" calcext:value-type="string">
            <text:p>1.3.2.10.02.03.003</text:p>
          </table:table-cell>
          <table:table-cell table:style-name="ce4" office:value-type="float" office:value="87283" calcext:value-type="float">
            <text:p>87283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Epson</text:p>
            <text:p>Ukuran / Bahan : Ld311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2975000" calcext:value-type="float">
            <text:p>2.975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87303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2" calcext:value-type="float">
            <text:p>82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royektor</text:p>
          </table:table-cell>
          <table:table-cell table:style-name="ce4" office:value-type="string" calcext:value-type="string">
            <text:p>1.3.2.05.01.05.043</text:p>
          </table:table-cell>
          <table:table-cell table:style-name="ce4" office:value-type="float" office:value="87303" calcext:value-type="float">
            <text:p>87303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: Baik</text:p>
            <text:p>Asal Usul : Belanja Modal</text:p>
            <text:p>Merk Type : Casio / XJ-V2</text:p>
            <text:p>Ukuran / Bahan : 1920  x 1080</text:p>
            <text:p>/BESI, PLASTIK</text:p>
            <text:p>No.Pabrik/Rangka : -/-</text:p>
            <text:p>No.Mesin : -</text:p>
            <text:p>No.Polisi/BPKB : -/-</text:p>
          </table:table-cell>
          <table:table-cell table:style-name="ce95" office:value-type="float" office:value="14950000" calcext:value-type="float">
            <text:p>14.9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46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3" calcext:value-type="float">
            <text:p>8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ubelair Filling Cabinet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97467" calcext:value-type="float">
            <text:p>97467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Brother</text:p>
            <text:p>Ukuran / Bahan : 4 Rak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468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4" calcext:value-type="float">
            <text:p>8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Meubelair Filling Cabinet</text:p>
          </table:table-cell>
          <table:table-cell table:style-name="ce4" office:value-type="string" calcext:value-type="string">
            <text:p>1.3.2.05.01.04.001</text:p>
          </table:table-cell>
          <table:table-cell table:style-name="ce4" office:value-type="float" office:value="97468" calcext:value-type="float">
            <text:p>97468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Brother</text:p>
            <text:p>Ukuran / Bahan : 4 Rak</text:p>
            <text:p>/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2750000" calcext:value-type="float">
            <text:p>2.75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797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5" calcext:value-type="float">
            <text:p>8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97797" calcext:value-type="float">
            <text:p>97797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Sharp</text:p>
            <text:p>Ukuran / Bahan : 1 pk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office:value-type="string" calcext:value-type="string">
            <text:p>2.KIB.B97799</text:p>
          </table:table-cell>
          <table:table-cell table:style-name="ce4" office:value-type="string" calcext:value-type="string">
            <text:p>2.KIB.B</text:p>
          </table:table-cell>
          <table:table-cell table:style-name="ce13" office:value-type="float" office:value="86" calcext:value-type="float">
            <text:p>8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1.3.2.05.02.04.004</text:p>
          </table:table-cell>
          <table:table-cell table:style-name="ce4" office:value-type="float" office:value="97799" calcext:value-type="float">
            <text:p>97799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Asal Usul : Belanja Modal</text:p>
            <text:p>Merk Type : Panasonic</text:p>
            <text:p>Ukuran / Bahan : 1 pk</text:p>
            <text:p>/plastik, besi</text:p>
            <text:p>No.Pabrik/Rangka : -/-</text:p>
            <text:p>No.Mesin : -</text:p>
            <text:p>No.Polisi/BPKB : -/-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5">
          <table:table-cell table:style-name="ce5" table:number-columns-repeated="2"/>
          <table:table-cell table:style-name="ce13"/>
          <table:table-cell table:style-name="ce19"/>
          <table:table-cell table:style-name="ce5" table:number-columns-repeated="5"/>
          <table:table-cell table:style-name="ce19"/>
          <table:table-cell table:style-name="ce5"/>
          <table:table-cell table:style-name="ce25" table:number-columns-repeated="2"/>
          <table:table-cell table:style-name="ce29"/>
          <table:table-cell table:style-name="ce5" table:number-columns-repeated="2"/>
          <table:table-cell table:style-name="ce19" table:number-columns-repeated="2"/>
          <table:table-cell table:style-name="ce38" table:number-columns-repeated="49"/>
          <table:table-cell table:style-name="ce8" table:number-columns-repeated="957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 table:number-columns-repeated="4"/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/>
          <table:table-cell table:style-name="ce21" table:formula="of:=SUBTOTAL(9;[.L4:.L65749])" office:value-type="float" office:value="1388123846" calcext:value-type="float">
            <text:p>1.388.123.846,00</text:p>
          </table:table-cell>
          <table:table-cell table:style-name="ce21" office:value-type="float" office:value="1788945464260" calcext:value-type="float">
            <text:p>1.788.945.464.260,00</text:p>
          </table:table-cell>
          <table:table-cell table:style-name="ce21" table:formula="of:=SUM([.N212:.N213])" office:value-type="float" office:value="0" calcext:value-type="float">
            <text:p>0,00</text:p>
          </table:table-cell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number-columns-repeated="12"/>
          <table:table-cell table:style-name="ce26"/>
          <table:table-cell table:style-name="ce30"/>
          <table:table-cell table:number-columns-repeated="1010"/>
        </table:table-row>
        <table:table-row table:style-name="ro5" table:number-rows-repeated="10483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IB C GB" table:style-name="ta1" table:print-ranges="'KIB C GB'.A1:'KIB C GB'.R2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7"/>
        <table:table-column table:style-name="co6" table:number-columns-repeated="2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12" table:visibility="collapse" table:default-cell-style-name="ce27"/>
        <table:table-column table:style-name="co13" table:visibility="collapse" table:default-cell-style-name="ce31"/>
        <table:table-column table:style-name="co14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9" table:default-cell-style-name="ce20"/>
        <table:table-column table:style-name="co8" table:number-columns-repeated="49" table:default-cell-style-name="ce20"/>
        <table:table-column table:style-name="co8" table:number-columns-repeated="956" table:default-cell-style-name="ce39"/>
        <table:table-column table:style-name="co17" table:default-cell-style-name="ce39"/>
        <table:table-row table:style-name="ro1">
          <table:table-cell table:style-name="ce1"/>
          <table:table-cell table:style-name="ce8"/>
          <table:table-cell table:style-name="ce55" office:value-type="string" calcext:value-type="string" table:number-columns-spanned="13" table:number-rows-spanned="2">
            <text:p>DAFTAR RINCIAN KONFIRMASI ATAS RINCIAN ASET YANG DI SERAHKAN </text:p>
            <text:p>PENGURUS BARANG SKPD LAMA KEPADA SKPD PENERIMA</text:p>
          </table:table-cell>
          <table:covered-table-cell table:number-columns-repeated="12" table:style-name="ce16"/>
          <table:table-cell table:style-name="ce32" table:number-columns-repeated="3"/>
          <table:table-cell table:style-name="ce8" table:number-columns-repeated="1006"/>
        </table:table-row>
        <table:table-row table:style-name="ro1">
          <table:table-cell table:style-name="ce2"/>
          <table:table-cell table:style-name="ce8"/>
          <table:covered-table-cell table:number-columns-repeated="13" table:style-name="ce55"/>
          <table:table-cell table:style-name="ce33" table:number-columns-repeated="3"/>
          <table:table-cell table:style-name="Default" table:number-columns-repeated="1006"/>
        </table:table-row>
        <table:table-header-rows>
          <table:table-row table:style-name="ro2">
            <table:table-cell table:style-name="ce41" office:value-type="string" calcext:value-type="string">
              <text:p>ID</text:p>
            </table:table-cell>
            <table:table-cell table:style-name="ce41" office:value-type="string" calcext:value-type="string">
              <text:p>GOLONGAN ASET</text:p>
            </table:table-cell>
            <table:table-cell table:style-name="ce56" office:value-type="string" office:string-value="No." calcext:value-type="string">
              <text:p>No. </text:p>
            </table:table-cell>
            <table:table-cell table:style-name="ce61" office:value-type="string" calcext:value-type="string">
              <text:p>SKPD PENERIMA</text:p>
            </table:table-cell>
            <table:table-cell table:style-name="ce41" office:value-type="string" calcext:value-type="string">
              <text:p>SKPD LAMA ASAL</text:p>
            </table:table-cell>
            <table:table-cell table:style-name="ce41" office:value-type="string" calcext:value-type="string">
              <text:p>SUB SKPD LAMA</text:p>
            </table:table-cell>
            <table:table-cell table:style-name="ce41" office:value-type="string" calcext:value-type="string">
              <text:p>Jenis Barang/ Nama Barang</text:p>
            </table:table-cell>
            <table:table-cell table:style-name="ce41" office:value-type="string" calcext:value-type="string">
              <text:p>Kode Barang 108</text:p>
            </table:table-cell>
            <table:table-cell table:style-name="ce41" office:value-type="string" calcext:value-type="string">
              <text:p>Register</text:p>
            </table:table-cell>
            <table:table-cell table:style-name="ce41" office:value-type="string" calcext:value-type="string">
              <text:p>Tahun Perolehan</text:p>
            </table:table-cell>
            <table:table-cell table:style-name="ce41" office:value-type="string" calcext:value-type="string">
              <text:p>Informasi Aset</text:p>
            </table:table-cell>
            <table:table-cell table:style-name="ce67" office:value-type="string" calcext:value-type="string">
              <text:p>Harga Perolehan</text:p>
              <text:p>(Rp.)</text:p>
            </table:table-cell>
            <table:table-cell table:style-name="ce67" office:value-type="string" calcext:value-type="string">
              <text:p>Penyusutan sd 2020</text:p>
              <text:p>AUDITIED</text:p>
            </table:table-cell>
            <table:table-cell table:style-name="ce67" office:value-type="string" calcext:value-type="string">
              <text:p>Sisa Nilai Buku</text:p>
            </table:table-cell>
            <table:table-cell table:style-name="ce41" office:value-type="string" calcext:value-type="string">
              <text:p>Keterangan</text:p>
            </table:table-cell>
            <table:table-cell table:style-name="ce41" office:value-type="string" calcext:value-type="string">
              <text:p>Status SKPD</text:p>
            </table:table-cell>
            <table:table-cell table:style-name="ce41" office:value-type="string" calcext:value-type="string">
              <text:p>catatan</text:p>
            </table:table-cell>
            <table:table-cell table:style-name="ce78" office:value-type="string" calcext:value-type="string">
              <text:p>KET hasil validasi SKPD</text:p>
            </table:table-cell>
            <table:table-cell table:style-name="ce35" table:number-columns-repeated="49"/>
            <table:table-cell table:style-name="Default" table:number-columns-repeated="957"/>
          </table:table-row>
        </table:table-header-rows>
        <table:table-row table:style-name="ro10">
          <table:table-cell table:style-name="ce4" office:value-type="string" calcext:value-type="string">
            <text:p>3.KIB.C5568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2" calcext:value-type="float">
            <text:p>4.81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azebo</text:p>
          </table:table-cell>
          <table:table-cell table:style-name="ce4" office:value-type="string" calcext:value-type="string">
            <text:p>1.3.3.01.01.32.007</text:p>
          </table:table-cell>
          <table:table-cell table:style-name="ce4" office:value-type="float" office:value="5568" calcext:value-type="float">
            <text:p>5568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18 m2</text:p>
            <text:p>Letak/ Lokasi Alamat : Desa Uren Kec. Halong Kab. Balangan</text:p>
            <text:p>Tanggal Dokumen Gedung : 2018-05-25</text:p>
            <text:p>Nomor Dokumen Gedung : 555/003/Fisik-03/PATayak/Dispar-BLG/2018</text:p>
            <text:p>Asal Usul : Belanja Barang Jasa</text:p>
            <text:p/>
            <text:p>INFORMASI TANAH ALAS : </text:p>
            <text:p>Luas Tanah : 200 m2</text:p>
            <text:p>Status Tanah : Hak Pakai</text:p>
            <text:p>Nomor Kode Tanah :3646</text:p>
          </table:table-cell>
          <table:table-cell table:style-name="ce95" office:value-type="float" office:value="42539317" calcext:value-type="float">
            <text:p>42.539.317,00</text:p>
          </table:table-cell>
          <table:table-cell table:style-name="ce95"/>
          <table:table-cell table:style-name="ce28"/>
          <table:table-cell table:style-name="ce4" office:value-type="string" calcext:value-type="string">
            <text:p>Gazebo di Obek Wisata Tayak Desa Uren Kec. Halong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0">
          <table:table-cell table:style-name="ce4" office:value-type="string" calcext:value-type="string">
            <text:p>3.KIB.C5569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8" calcext:value-type="float">
            <text:p>4.81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oilet</text:p>
          </table:table-cell>
          <table:table-cell table:style-name="ce4" office:value-type="string" calcext:value-type="string">
            <text:p>1.3.3.01.01.32.008</text:p>
          </table:table-cell>
          <table:table-cell table:style-name="ce4" office:value-type="float" office:value="5569" calcext:value-type="float">
            <text:p>5569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36 m2</text:p>
            <text:p>Letak/ Lokasi Alamat : Desa Uren Kec. Halong Kab. Balangan</text:p>
            <text:p>Tanggal Dokumen Gedung : 2018-05-25</text:p>
            <text:p>Nomor Dokumen Gedung : 555/003/Fisik-03/PATayak/Dispar-BLG/2018</text:p>
            <text:p>Asal Usul : Belanja Barang Jasa</text:p>
            <text:p/>
            <text:p>INFORMASI TANAH ALAS : </text:p>
            <text:p>Luas Tanah : 200 m2</text:p>
            <text:p>Status Tanah : Hak Pakai</text:p>
            <text:p>Nomor Kode Tanah :3646</text:p>
          </table:table-cell>
          <table:table-cell table:style-name="ce95" office:value-type="float" office:value="96770683" calcext:value-type="float">
            <text:p>96.770.683,00</text:p>
          </table:table-cell>
          <table:table-cell table:style-name="ce95"/>
          <table:table-cell table:style-name="ce28"/>
          <table:table-cell table:style-name="ce4" office:value-type="string" calcext:value-type="string">
            <text:p>Toilet Umum di Obek Wisata Tayak Desa Uren Kec. Halong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5570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3" calcext:value-type="float">
            <text:p>4.81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azebo</text:p>
          </table:table-cell>
          <table:table-cell table:style-name="ce4" office:value-type="string" calcext:value-type="string">
            <text:p>1.3.3.01.01.32.007</text:p>
          </table:table-cell>
          <table:table-cell table:style-name="ce4" office:value-type="float" office:value="5570" calcext:value-type="float">
            <text:p>5570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18 m2</text:p>
            <text:p>Letak/ Lokasi Alamat : Desa Aung Kec. Tebing Tinggi Kab. Balangan</text:p>
            <text:p>Tanggal Dokumen Gedung : 2018-05-25</text:p>
            <text:p>Nomor Dokumen Gedung : 555/003/Fisik-03/PA-Gazebo/Dispar-BLG/2018</text:p>
            <text:p>Asal Usul : Belanja Barang Jasa</text:p>
            <text:p/>
            <text:p>INFORMASI TANAH ALAS : </text:p>
            <text:p>Luas Tanah : 100 m2</text:p>
            <text:p>Status Tanah : Hak Pakai</text:p>
            <text:p>Nomor Kode Tanah :3647</text:p>
          </table:table-cell>
          <table:table-cell table:style-name="ce95" office:value-type="float" office:value="34560000" calcext:value-type="float">
            <text:p>34.56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angunan Gazebo Di Objek Wisata Menuu Gunung Hauk Desa Ajunng Kec. Tebing Tinggi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0">
          <table:table-cell table:style-name="ce4" office:value-type="string" calcext:value-type="string">
            <text:p>3.KIB.C6064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9" calcext:value-type="float">
            <text:p>4.81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WC Objek Pariwisata Gunung Hauk</text:p>
          </table:table-cell>
          <table:table-cell table:style-name="ce4" office:value-type="string" calcext:value-type="string">
            <text:p>1.3.3.01.01.32.008</text:p>
          </table:table-cell>
          <table:table-cell table:style-name="ce4" office:value-type="float" office:value="6064" calcext:value-type="float">
            <text:p>6064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25 m2</text:p>
            <text:p>Letak/ Lokasi Alamat : Desa Aung Kec. Tebing Tinggi Kab. Balangan</text:p>
            <text:p>Tanggal Dokumen Gedung : 2019-11-15</text:p>
            <text:p>Nomor Dokumen Gedung : 555/012/SP/Dispar-BLG/2019</text:p>
            <text:p>Asal Usul : Belanja Modal</text:p>
            <text:p/>
            <text:p>INFORMASI TANAH ALAS : </text:p>
            <text:p>Luas Tanah : 100 m2</text:p>
            <text:p>Status Tanah : Hak Pakai</text:p>
            <text:p>Nomor Kode Tanah :3647</text:p>
          </table:table-cell>
          <table:table-cell table:style-name="ce95" office:value-type="float" office:value="12000000" calcext:value-type="float">
            <text:p>12.00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Wc Semi Permanen di Samping Gazebo Wisata Gunung Hauk Desa Ajung Kec. Tebing Tinggi Kab. Balangan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104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4" calcext:value-type="float">
            <text:p>4.81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Bidang Pengembangan Destinasi Pariwisata</text:p>
          </table:table-cell>
          <table:table-cell table:style-name="ce4" office:value-type="string" calcext:value-type="string">
            <text:p>GAZEBO</text:p>
          </table:table-cell>
          <table:table-cell table:style-name="ce4" office:value-type="string" calcext:value-type="string">
            <text:p>1.3.3.01.01.32.007</text:p>
          </table:table-cell>
          <table:table-cell table:style-name="ce4" office:value-type="float" office:value="6104" calcext:value-type="float">
            <text:p>6104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9 m2</text:p>
            <text:p>Letak/ Lokasi Alamat : Desa Liyu Kec. Halong</text:p>
            <text:p>Tanggal Dokumen Gedung : 2019-10-30</text:p>
            <text:p>Nomor Dokumen Gedung : 555/004/Fisik-04/PA-Gazebo/Dispar-Blg/2019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2209</text:p>
          </table:table-cell>
          <table:table-cell table:style-name="ce95" office:value-type="float" office:value="34680000" calcext:value-type="float">
            <text:p>34.68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Bangun Gazebo Di Desa Liyu (Objek Pariwisata Alam/ Gunung)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53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0" calcext:value-type="float">
            <text:p>4.82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OILET DATU KANDANG HAJI</text:p>
          </table:table-cell>
          <table:table-cell table:style-name="ce4" office:value-type="string" calcext:value-type="string">
            <text:p>1.3.3.01.01.32.008</text:p>
          </table:table-cell>
          <table:table-cell table:style-name="ce4" office:value-type="float" office:value="6253" calcext:value-type="float">
            <text:p>6253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45 m2</text:p>
            <text:p>Letak/ Lokasi Alamat : Desa Teluk Bayur Kec. Juai Kab. Balangan</text:p>
            <text:p>Tanggal Dokumen Gedung : 2020-04-30</text:p>
            <text:p>Nomor Dokumen Gedung : 555/03/TOILET-KDNG HAJI/DISPAR-BLG/2020</text:p>
            <text:p>Asal Usul : Belanja Modal</text:p>
            <text:p/>
            <text:p>INFORMASI TANAH ALAS : </text:p>
            <text:p>Luas Tanah : 38.289 m2</text:p>
            <text:p>Status Tanah : Hak Pakai</text:p>
            <text:p>Nomor Kode Tanah :17</text:p>
          </table:table-cell>
          <table:table-cell table:style-name="ce95" office:value-type="float" office:value="198595000" calcext:value-type="float">
            <text:p>198.595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toilet di makam datu kandang haji di desa juai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58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5" calcext:value-type="float">
            <text:p>4.81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AZEBO DI BUNTU KARAU</text:p>
          </table:table-cell>
          <table:table-cell table:style-name="ce4" office:value-type="string" calcext:value-type="string">
            <text:p>1.3.3.01.01.32.007</text:p>
          </table:table-cell>
          <table:table-cell table:style-name="ce4" office:value-type="float" office:value="6258" calcext:value-type="float">
            <text:p>6258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9 m2</text:p>
            <text:p>Letak/ Lokasi Alamat : Desa buntu karau kec. juai</text:p>
            <text:p>Tanggal Dokumen Gedung : 2020-03-30</text:p>
            <text:p>Nomor Dokumen Gedung : 555/003/PA-RENC/GAZEBO.1/DISPAR-BLG/2020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3359</text:p>
          </table:table-cell>
          <table:table-cell table:style-name="ce95" office:value-type="float" office:value="42030000" calcext:value-type="float">
            <text:p>42.03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GAZEBO <text:s/>DI DESA BUNTU KARA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59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1" calcext:value-type="float">
            <text:p>4.81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BALAI PERTEMUAN DAN PAGAR</text:p>
          </table:table-cell>
          <table:table-cell table:style-name="ce4" office:value-type="string" calcext:value-type="string">
            <text:p>1.3.3.01.01.09.001</text:p>
          </table:table-cell>
          <table:table-cell table:style-name="ce4" office:value-type="float" office:value="6259" calcext:value-type="float">
            <text:p>6259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56 m2</text:p>
            <text:p>Letak/ Lokasi Alamat : Desa Liyu Kec. Halong</text:p>
            <text:p>Tanggal Dokumen Gedung : 2020-05-04</text:p>
            <text:p>Nomor Dokumen Gedung : 555/03/BALAI-LIYU/DISPAR-BLG/2020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2209</text:p>
          </table:table-cell>
          <table:table-cell table:style-name="ce95" office:value-type="float" office:value="209040000" calcext:value-type="float">
            <text:p>209.04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BALAI PERTEMUAN DAN PAGAR DI DESA LIY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1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6" calcext:value-type="float">
            <text:p>4.81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AZEBO DI TABUR HAPAT</text:p>
          </table:table-cell>
          <table:table-cell table:style-name="ce4" office:value-type="string" calcext:value-type="string">
            <text:p>1.3.3.01.01.32.007</text:p>
          </table:table-cell>
          <table:table-cell table:style-name="ce4" office:value-type="float" office:value="6261" calcext:value-type="float">
            <text:p>6261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9 m2</text:p>
            <text:p>Letak/ Lokasi Alamat : Gunung Pandau Kec Paringin</text:p>
            <text:p>Tanggal Dokumen Gedung : 2020-03-30</text:p>
            <text:p>Nomor Dokumen Gedung : 555/003/PA-RENC/GAZEBO.2/DISPAR-BLG/2020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3282</text:p>
          </table:table-cell>
          <table:table-cell table:style-name="ce95" office:value-type="float" office:value="42045000" calcext:value-type="float">
            <text:p>42.045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gazebo <text:s/>di tabur hapat desa gunung panda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2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6" calcext:value-type="float">
            <text:p>4.82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INTU GERBANG+ORNAMEN DESA KAPUL</text:p>
          </table:table-cell>
          <table:table-cell table:style-name="ce4" office:value-type="string" calcext:value-type="string">
            <text:p>1.3.3.04.01.01.007</text:p>
          </table:table-cell>
          <table:table-cell table:style-name="ce4" office:value-type="float" office:value="6262" calcext:value-type="float">
            <text:p>6262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18 m2</text:p>
            <text:p>Letak/ Lokasi Alamat : desa kapul kec. halong</text:p>
            <text:p>Tanggal Dokumen Gedung : 2020-03-30</text:p>
            <text:p>Nomor Dokumen Gedung : 555/032/PA-RENC/KAPUL/DISPAR-BLG/2020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2735</text:p>
          </table:table-cell>
          <table:table-cell table:style-name="ce95" office:value-type="float" office:value="147330000" calcext:value-type="float">
            <text:p>147.33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RENCANAAN PEMBUATAN PINTU GERBANG + ORNAMEN DI DESA KAPUL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3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17" calcext:value-type="float">
            <text:p>4.81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AZEBO</text:p>
          </table:table-cell>
          <table:table-cell table:style-name="ce4" office:value-type="string" calcext:value-type="string">
            <text:p>1.3.3.01.01.32.007</text:p>
          </table:table-cell>
          <table:table-cell table:style-name="ce4" office:value-type="float" office:value="6263" calcext:value-type="float">
            <text:p>6263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9 m2</text:p>
            <text:p>Letak/ Lokasi Alamat : Desa Puyun Kec. Halong</text:p>
            <text:p>Tanggal Dokumen Gedung : 2020-03-30</text:p>
            <text:p>Nomor Dokumen Gedung : 555/053/PA-RENC/PUYUN/DISPAR-BLG/2020</text:p>
            <text:p>Asal Usul : Belanja Modal</text:p>
            <text:p/>
            <text:p>INFORMASI TANAH ALAS : </text:p>
            <text:p>Luas Tanah : 10.000 m2</text:p>
            <text:p>Status Tanah : Hak Milik</text:p>
            <text:p>Nomor Kode Tanah :3784</text:p>
          </table:table-cell>
          <table:table-cell table:style-name="ce95" office:value-type="float" office:value="47048298" calcext:value-type="float">
            <text:p>47.048.298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GAZEBO <text:s/>DI DESA PUYUN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4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1" calcext:value-type="float">
            <text:p>4.82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WC DESA BUNTU KARAU</text:p>
          </table:table-cell>
          <table:table-cell table:style-name="ce4" office:value-type="string" calcext:value-type="string">
            <text:p>1.3.3.01.01.32.008</text:p>
          </table:table-cell>
          <table:table-cell table:style-name="ce4" office:value-type="float" office:value="6264" calcext:value-type="float">
            <text:p>6264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9 m2</text:p>
            <text:p>Letak/ Lokasi Alamat : Desa buntu karau kec. juai</text:p>
            <text:p>Tanggal Dokumen Gedung : 2020-03-30</text:p>
            <text:p>Nomor Dokumen Gedung : 555/003/PA-RENC/GAZEBO.1/DISPAR-BLG/2020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3359</text:p>
          </table:table-cell>
          <table:table-cell table:style-name="ce95" office:value-type="float" office:value="42030000" calcext:value-type="float">
            <text:p>42.03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wc di desa buntu kara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5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2" calcext:value-type="float">
            <text:p>4.82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WC TABUR HAPAT <text:s/>GUNUNG PANDAU</text:p>
          </table:table-cell>
          <table:table-cell table:style-name="ce4" office:value-type="string" calcext:value-type="string">
            <text:p>1.3.3.01.01.32.008</text:p>
          </table:table-cell>
          <table:table-cell table:style-name="ce4" office:value-type="float" office:value="6265" calcext:value-type="float">
            <text:p>6265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9 m2</text:p>
            <text:p>Letak/ Lokasi Alamat : Gunung Pandau Kec Paringin</text:p>
            <text:p>Tanggal Dokumen Gedung : 2020-03-30</text:p>
            <text:p>Nomor Dokumen Gedung : 555/010/PA-RENC/GAZEBO.2/DISPAR-BLG/2020</text:p>
            <text:p>Asal Usul : Belanja Modal</text:p>
            <text:p/>
            <text:p>INFORMASI TANAH ALAS : </text:p>
            <text:p>Luas Tanah : 10.000 m2</text:p>
            <text:p>Status Tanah : Hak Pakai</text:p>
            <text:p>Nomor Kode Tanah :3282</text:p>
          </table:table-cell>
          <table:table-cell table:style-name="ce95" office:value-type="float" office:value="42045000" calcext:value-type="float">
            <text:p>42.045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wc di tabur hapat desa gunung panda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6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3" calcext:value-type="float">
            <text:p>4.82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WC</text:p>
          </table:table-cell>
          <table:table-cell table:style-name="ce4" office:value-type="string" calcext:value-type="string">
            <text:p>1.3.3.01.01.32.008</text:p>
          </table:table-cell>
          <table:table-cell table:style-name="ce4" office:value-type="float" office:value="6266" calcext:value-type="float">
            <text:p>6266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9 m2</text:p>
            <text:p>Letak/ Lokasi Alamat : Desa Puyun Kec. Halong</text:p>
            <text:p>Tanggal Dokumen Gedung : 2020-03-30</text:p>
            <text:p>Nomor Dokumen Gedung : 555/053/PA-RENC/PUYUN/DISPAR-BLG/2020</text:p>
            <text:p>Asal Usul : Belanja Modal</text:p>
            <text:p/>
            <text:p>INFORMASI TANAH ALAS : </text:p>
            <text:p>Luas Tanah : 10.000 m2</text:p>
            <text:p>Status Tanah : Hak Milik</text:p>
            <text:p>Nomor Kode Tanah :3784</text:p>
          </table:table-cell>
          <table:table-cell table:style-name="ce95" office:value-type="float" office:value="63811591" calcext:value-type="float">
            <text:p>63.811.591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wc di desa puyun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67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7" calcext:value-type="float">
            <text:p>4.82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ERBANG</text:p>
          </table:table-cell>
          <table:table-cell table:style-name="ce4" office:value-type="string" calcext:value-type="string">
            <text:p>1.3.3.04.01.01.007</text:p>
          </table:table-cell>
          <table:table-cell table:style-name="ce4" office:value-type="float" office:value="6267" calcext:value-type="float">
            <text:p>6267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18 m2</text:p>
            <text:p>Letak/ Lokasi Alamat : Desa Puyun Kec. Halong</text:p>
            <text:p>Tanggal Dokumen Gedung : 2020-03-30</text:p>
            <text:p>Nomor Dokumen Gedung : 555/053/PA-RENC/PUYUN/DISPAR-BLG/2020</text:p>
            <text:p>Asal Usul : Belanja Modal</text:p>
            <text:p/>
            <text:p>INFORMASI TANAH ALAS : </text:p>
            <text:p>Luas Tanah : 10.000 m2</text:p>
            <text:p>Status Tanah : Hak Milik</text:p>
            <text:p>Nomor Kode Tanah :3784</text:p>
          </table:table-cell>
          <table:table-cell table:style-name="ce95" office:value-type="float" office:value="10560111" calcext:value-type="float">
            <text:p>10.560.111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gerbang di desa puyun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0">
          <table:table-cell table:style-name="ce4" office:value-type="string" calcext:value-type="string">
            <text:p>3.KIB.C5502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8" calcext:value-type="float">
            <text:p>4.828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GAR KANTOR</text:p>
          </table:table-cell>
          <table:table-cell table:style-name="ce4" office:value-type="string" calcext:value-type="string">
            <text:p>1.3.3.04.01.04.001</text:p>
          </table:table-cell>
          <table:table-cell table:style-name="ce4" office:value-type="float" office:value="5502" calcext:value-type="float">
            <text:p>5502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141 m2</text:p>
            <text:p>Letak/ Lokasi Alamat : Desa Harapan Baru Rt. 8 Kec. Paringin Selatan Kab. Balangan</text:p>
            <text:p>Tanggal Dokumen Gedung : 2018-04-20</text:p>
            <text:p>Nomor Dokumen Gedung : -</text:p>
            <text:p>Asal Usul : Belanja Modal</text:p>
            <text:p/>
            <text:p>INFORMASI TANAH ALAS : </text:p>
            <text:p>Luas Tanah : 69.735 m2</text:p>
            <text:p>Status Tanah : Hak Pakai</text:p>
            <text:p>Nomor Kode Tanah :197</text:p>
          </table:table-cell>
          <table:table-cell table:style-name="ce95" office:value-type="float" office:value="198900000" calcext:value-type="float">
            <text:p>198.90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buatan Pagar Kantor</text:p>
          </table:table-cell>
          <table:table-cell table:style-name="ce4" office:value-type="string" calcext:value-type="string">
            <text:p>Penggabungan </text:p>
          </table:table-cell>
          <table:table-cell table:style-name="ce96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5622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115923" calcext:value-type="float">
            <text:p>115.923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Halaman Kantor (Paving blok)</text:p>
          </table:table-cell>
          <table:table-cell table:style-name="ce4" office:value-type="string" calcext:value-type="string">
            <text:p>1.3.3.01.01.01.001</text:p>
          </table:table-cell>
          <table:table-cell table:style-name="ce4" office:value-type="float" office:value="5622" calcext:value-type="float">
            <text:p>5622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2.040 m2</text:p>
            <text:p>Letak/ Lokasi Alamat : Desa Harapan Baru Rt. 8 Kec. Paringin Selatan Kab. Balangan</text:p>
            <text:p>Tanggal Dokumen Gedung : 2018-07-20</text:p>
            <text:p>Nomor Dokumen Gedung : 025/09/PA/HAL/Dispar/BLG/2018</text:p>
            <text:p>Asal Usul : Belanja Modal</text:p>
            <text:p/>
            <text:p>INFORMASI TANAH ALAS : </text:p>
            <text:p>Luas Tanah : 69.735 m2</text:p>
            <text:p>Status Tanah : Hak Pakai</text:p>
            <text:p>Nomor Kode Tanah :197</text:p>
          </table:table-cell>
          <table:table-cell table:style-name="ce95" office:value-type="float" office:value="199790000" calcext:value-type="float">
            <text:p>199.79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pemasangan batako /paving blok pada halaman kantor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1">
          <table:table-cell table:style-name="ce4" office:value-type="string" calcext:value-type="string">
            <text:p>3.KIB.C6254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5" calcext:value-type="float">
            <text:p>4.82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AMAN KANTOR</text:p>
          </table:table-cell>
          <table:table-cell table:style-name="ce4" office:value-type="string" calcext:value-type="string">
            <text:p>1.3.3.01.01.36.001</text:p>
          </table:table-cell>
          <table:table-cell table:style-name="ce4" office:value-type="float" office:value="6254" calcext:value-type="float">
            <text:p>6254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96 m2</text:p>
            <text:p>Letak/ Lokasi Alamat : Desa Harapan Baru Rt. 8 Kec. Paringin Selatan Kab. Balangan</text:p>
            <text:p>Tanggal Dokumen Gedung : 2020-04-09</text:p>
            <text:p>Nomor Dokumen Gedung : 555/003/PA-TAMAN/DISPAR-BLG/2020</text:p>
            <text:p>Asal Usul : Belanja Modal</text:p>
            <text:p/>
            <text:p>INFORMASI TANAH ALAS : </text:p>
            <text:p>Luas Tanah : 69.735 m2</text:p>
            <text:p>Status Tanah : Hak Pakai</text:p>
            <text:p>Nomor Kode Tanah :197</text:p>
          </table:table-cell>
          <table:table-cell table:style-name="ce95" office:value-type="float" office:value="44180000" calcext:value-type="float">
            <text:p>44.18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Jln. A. Yani KM.4 Komp. Perkantoran kelurahan Batu Piring Kec.Paringin Selatan Kab. Balangan</text:p>
          </table:table-cell>
          <table:table-cell table:style-name="ce4" office:value-type="string" calcext:value-type="string">
            <text:p>Penggabungan </text:p>
          </table:table-cell>
          <table:table-cell table:style-name="ce96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3.KIB.C894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115924" calcext:value-type="float">
            <text:p>115.92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edung Kantor</text:p>
          </table:table-cell>
          <table:table-cell table:style-name="ce4" office:value-type="string" calcext:value-type="string">
            <text:p>1.3.3.01.01.01.001</text:p>
          </table:table-cell>
          <table:table-cell table:style-name="ce4" office:value-type="float" office:value="894" calcext:value-type="float">
            <text:p>894</text:p>
          </table:table-cell>
          <table:table-cell table:style-name="ce18" office:value-type="float" office:value="2010" calcext:value-type="float">
            <text:p>2010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Beton</text:p>
            <text:p>Luas Lantai : 608 m2</text:p>
            <text:p>Letak/ Lokasi Alamat : Desa Harapan Baru Rt. 8 Kec. Paringin Selatan Kab. Balangan</text:p>
            <text:p>Tanggal Dokumen Gedung : </text:p>
            <text:p>Nomor Dokumen Gedung : </text:p>
            <text:p>Asal Usul : Mutasi Dari SKPD Lain</text:p>
            <text:p/>
            <text:p>INFORMASI TANAH ALAS : </text:p>
            <text:p>Luas Tanah : 69.735 m2</text:p>
            <text:p>Status Tanah : Hak Pakai</text:p>
            <text:p>Nomor Kode Tanah :197</text:p>
          </table:table-cell>
          <table:table-cell table:style-name="ce95" office:value-type="float" office:value="1494560000" calcext:value-type="float">
            <text:p>1.494.56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Jl. A. Yani Km. 4 Komp.Perkantoran Kelurahan Batu Piring Kec. Paringin Selatan KAb. Balangan</text:p>
          </table:table-cell>
          <table:table-cell table:style-name="ce4" office:value-type="string" calcext:value-type="string">
            <text:p>Penggabungan </text:p>
          </table:table-cell>
          <table:table-cell table:style-name="ce96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3.KIB.C901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4824" calcext:value-type="float">
            <text:p>4.824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rkir kendaraan</text:p>
          </table:table-cell>
          <table:table-cell table:style-name="ce4" office:value-type="string" calcext:value-type="string">
            <text:p>1.3.3.01.01.33.001</text:p>
          </table:table-cell>
          <table:table-cell table:style-name="ce4" office:value-type="float" office:value="901" calcext:value-type="float">
            <text:p>901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75 m2</text:p>
            <text:p>Letak/ Lokasi Alamat : Desa Harapan Baru Rt. 8 Kec. Paringin Selatan Kab. Balangan</text:p>
            <text:p>Tanggal Dokumen Gedung : </text:p>
            <text:p>Nomor Dokumen Gedung : </text:p>
            <text:p>Asal Usul : Mutasi Dari SKPD Lain</text:p>
            <text:p/>
            <text:p>INFORMASI TANAH ALAS : </text:p>
            <text:p>Luas Tanah : 69.735 m2</text:p>
            <text:p>Status Tanah : Hak Pakai</text:p>
            <text:p>Nomor Kode Tanah :197</text:p>
          </table:table-cell>
          <table:table-cell table:style-name="ce95" office:value-type="float" office:value="89300000" calcext:value-type="float">
            <text:p>89.30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Jl. A. Yani Km. 4 Komp. Perkantoran Kelurahan Batu Piring Kecamatan Paringin Selatan Kabupaten Balangan</text:p>
          </table:table-cell>
          <table:table-cell table:style-name="ce4" office:value-type="string" calcext:value-type="string">
            <text:p>Penggabungan </text:p>
          </table:table-cell>
          <table:table-cell table:style-name="ce96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3.KIB.C924</text:p>
          </table:table-cell>
          <table:table-cell table:style-name="ce4" office:value-type="string" calcext:value-type="string">
            <text:p>3.KIB.C</text:p>
          </table:table-cell>
          <table:table-cell table:style-name="ce13" office:value-type="float" office:value="115925" calcext:value-type="float">
            <text:p>115.925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Halaman Kantor</text:p>
          </table:table-cell>
          <table:table-cell table:style-name="ce4" office:value-type="string" calcext:value-type="string">
            <text:p>1.3.3.01.01.01.001</text:p>
          </table:table-cell>
          <table:table-cell table:style-name="ce4" office:value-type="float" office:value="924" calcext:value-type="float">
            <text:p>924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Bangunan : Baik</text:p>
            <text:p>Bertingkat / Tidak : Tidak Bertingkat</text:p>
            <text:p>Beton / Tidak : Tidak Beton</text:p>
            <text:p>Luas Lantai : 1.020 m2</text:p>
            <text:p>Letak/ Lokasi Alamat : Desa Harapan Baru Rt. 8 Kec. Paringin Selatan Kab. Balangan</text:p>
            <text:p>Tanggal Dokumen Gedung : </text:p>
            <text:p>Nomor Dokumen Gedung : </text:p>
            <text:p>Asal Usul : Mutasi Dari SKPD Lain</text:p>
            <text:p/>
            <text:p>INFORMASI TANAH ALAS : </text:p>
            <text:p>Luas Tanah : 69.735 m2</text:p>
            <text:p>Status Tanah : Hak Pakai</text:p>
            <text:p>Nomor Kode Tanah :197</text:p>
          </table:table-cell>
          <table:table-cell table:style-name="ce95" office:value-type="float" office:value="47395000" calcext:value-type="float">
            <text:p>47.395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Jl. A. Yani Km. 4 Komp Perkantoran Kelurahan Batu Piring Kecamatan Paringin Seatan Kabupaten Balangan</text:p>
          </table:table-cell>
          <table:table-cell table:style-name="ce4" office:value-type="string" calcext:value-type="string">
            <text:p>Penggabungan </text:p>
          </table:table-cell>
          <table:table-cell table:style-name="ce96" office:value-type="string" calcext:value-type="string">
            <text:p>Pinjam Pakai Pengadilan Agama</text:p>
          </table:table-cell>
          <table:table-cell table:style-name="ce18"/>
          <table:table-cell table:style-name="ce36" table:number-columns-repeated="49"/>
          <table:table-cell table:style-name="Default" table:number-columns-repeated="957"/>
        </table:table-row>
        <table:table-row table:style-name="ro5">
          <table:table-cell table:style-name="ce5" table:number-columns-repeated="2"/>
          <table:table-cell table:style-name="ce13"/>
          <table:table-cell table:style-name="ce19"/>
          <table:table-cell table:style-name="ce5" table:number-columns-repeated="5"/>
          <table:table-cell table:style-name="ce19"/>
          <table:table-cell table:style-name="ce5"/>
          <table:table-cell table:style-name="ce25" table:number-columns-repeated="2"/>
          <table:table-cell table:style-name="ce29"/>
          <table:table-cell table:style-name="ce5" table:number-columns-repeated="2"/>
          <table:table-cell table:style-name="ce19" table:number-columns-repeated="2"/>
          <table:table-cell table:style-name="ce38" table:number-columns-repeated="49"/>
          <table:table-cell table:style-name="ce8" table:number-columns-repeated="957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 table:number-columns-repeated="4"/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/>
          <table:table-cell table:style-name="ce21" table:formula="of:=SUBTOTAL(9;[.L4:.L131098])" office:value-type="float" office:value="3139210000" calcext:value-type="float">
            <text:p>3.139.210.000,00</text:p>
          </table:table-cell>
          <table:table-cell table:style-name="ce21" office:value-type="float" office:value="1788945464260" calcext:value-type="float">
            <text:p>1.788.945.464.260,00</text:p>
          </table:table-cell>
          <table:table-cell table:style-name="ce21" table:formula="of:=SUM([.N25:.N26])" office:value-type="float" office:value="0" calcext:value-type="float">
            <text:p>0,00</text:p>
          </table:table-cell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number-columns-repeated="12"/>
          <table:table-cell table:style-name="ce26"/>
          <table:table-cell table:style-name="ce30"/>
          <table:table-cell table:number-columns-repeated="101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IB D JIJ" table:style-name="ta2" table:print-ranges="'KIB D JIJ'.A1:'KIB D JIJ'.R14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7"/>
        <table:table-column table:style-name="co6" table:number-columns-repeated="2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12" table:visibility="collapse" table:default-cell-style-name="ce27"/>
        <table:table-column table:style-name="co13" table:visibility="collapse" table:default-cell-style-name="ce31"/>
        <table:table-column table:style-name="co14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9" table:default-cell-style-name="ce20"/>
        <table:table-column table:style-name="co8" table:number-columns-repeated="49" table:default-cell-style-name="ce20"/>
        <table:table-column table:style-name="co8" table:number-columns-repeated="956" table:default-cell-style-name="ce39"/>
        <table:table-column table:style-name="co17" table:default-cell-style-name="ce39"/>
        <table:table-row table:style-name="ro1">
          <table:table-cell table:style-name="ce1"/>
          <table:table-cell table:style-name="ce8"/>
          <table:table-cell table:style-name="ce55" office:value-type="string" calcext:value-type="string" table:number-columns-spanned="13" table:number-rows-spanned="2">
            <text:p>DAFTAR RINCIAN KONFIRMASI ATAS RINCIAN ASET YANG DI SERAHKAN </text:p>
            <text:p>PENGURUS BARANG SKPD LAMA KEPADA SKPD PENERIMA</text:p>
          </table:table-cell>
          <table:covered-table-cell table:number-columns-repeated="12" table:style-name="ce16"/>
          <table:table-cell table:style-name="ce32" table:number-columns-repeated="3"/>
          <table:table-cell table:style-name="ce8" table:number-columns-repeated="1006"/>
        </table:table-row>
        <table:table-row table:style-name="ro1">
          <table:table-cell table:style-name="ce2"/>
          <table:table-cell table:style-name="ce8"/>
          <table:covered-table-cell table:number-columns-repeated="13" table:style-name="ce55"/>
          <table:table-cell table:style-name="ce33" table:number-columns-repeated="3"/>
          <table:table-cell table:style-name="Default" table:number-columns-repeated="1006"/>
        </table:table-row>
        <table:table-header-rows>
          <table:table-row table:style-name="ro2">
            <table:table-cell table:style-name="ce41" office:value-type="string" calcext:value-type="string">
              <text:p>ID</text:p>
            </table:table-cell>
            <table:table-cell table:style-name="ce41" office:value-type="string" calcext:value-type="string">
              <text:p>GOLONGAN ASET</text:p>
            </table:table-cell>
            <table:table-cell table:style-name="ce56" office:value-type="string" office:string-value="No." calcext:value-type="string">
              <text:p>No. </text:p>
            </table:table-cell>
            <table:table-cell table:style-name="ce61" office:value-type="string" calcext:value-type="string">
              <text:p>SKPD PENERIMA</text:p>
            </table:table-cell>
            <table:table-cell table:style-name="ce41" office:value-type="string" calcext:value-type="string">
              <text:p>SKPD LAMA ASAL</text:p>
            </table:table-cell>
            <table:table-cell table:style-name="ce41" office:value-type="string" calcext:value-type="string">
              <text:p>SUB SKPD LAMA</text:p>
            </table:table-cell>
            <table:table-cell table:style-name="ce41" office:value-type="string" calcext:value-type="string">
              <text:p>Jenis Barang/ Nama Barang</text:p>
            </table:table-cell>
            <table:table-cell table:style-name="ce41" office:value-type="string" calcext:value-type="string">
              <text:p>Kode Barang 108</text:p>
            </table:table-cell>
            <table:table-cell table:style-name="ce41" office:value-type="string" calcext:value-type="string">
              <text:p>Register</text:p>
            </table:table-cell>
            <table:table-cell table:style-name="ce41" office:value-type="string" calcext:value-type="string">
              <text:p>Tahun Perolehan</text:p>
            </table:table-cell>
            <table:table-cell table:style-name="ce41" office:value-type="string" calcext:value-type="string">
              <text:p>Informasi Aset</text:p>
            </table:table-cell>
            <table:table-cell table:style-name="ce67" office:value-type="string" calcext:value-type="string">
              <text:p>Harga Perolehan</text:p>
              <text:p>(Rp.)</text:p>
            </table:table-cell>
            <table:table-cell table:style-name="ce67" office:value-type="string" calcext:value-type="string">
              <text:p>Penyusutan sd 2020</text:p>
              <text:p>AUDITIED</text:p>
            </table:table-cell>
            <table:table-cell table:style-name="ce67" office:value-type="string" calcext:value-type="string">
              <text:p>Sisa Nilai Buku</text:p>
            </table:table-cell>
            <table:table-cell table:style-name="ce41" office:value-type="string" calcext:value-type="string">
              <text:p>Keterangan</text:p>
            </table:table-cell>
            <table:table-cell table:style-name="ce41" office:value-type="string" calcext:value-type="string">
              <text:p>Status SKPD</text:p>
            </table:table-cell>
            <table:table-cell table:style-name="ce41" office:value-type="string" calcext:value-type="string">
              <text:p>catatan</text:p>
            </table:table-cell>
            <table:table-cell table:style-name="ce78" office:value-type="string" calcext:value-type="string">
              <text:p>KET hasil validasi SKPD</text:p>
            </table:table-cell>
            <table:table-cell table:style-name="ce35" table:number-columns-repeated="49"/>
            <table:table-cell table:style-name="Default" table:number-columns-repeated="957"/>
          </table:table-row>
        </table:table-header-rows>
        <table:table-row table:style-name="ro11">
          <table:table-cell table:style-name="ce4" office:value-type="string" calcext:value-type="string">
            <text:p>4.KIB.D1574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4830" calcext:value-type="float">
            <text:p>4.83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Titian Penghubung</text:p>
          </table:table-cell>
          <table:table-cell table:style-name="ce4" office:value-type="string" calcext:value-type="string">
            <text:p>1.3.4.01.02.05.001</text:p>
          </table:table-cell>
          <table:table-cell table:style-name="ce4" office:value-type="float" office:value="1574" calcext:value-type="float">
            <text:p>1574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: Rusak Ringan</text:p>
            <text:p>Konstruksi : -</text:p>
            <text:p>Panjang (m) : 40,00 m</text:p>
            <text:p>Lebar (m) : 1,20 m</text:p>
            <text:p>Luas (m2) : 48,00 m2</text:p>
            <text:p>Letak / Lokasi : Desa BAruh Bahinu Kec. Paringin Selatan Kab. Balangan</text:p>
            <text:p>Tanggal Dokumen : 2012-05-03</text:p>
            <text:p>Nomor Dokumen : 03/Titian/PA/Disporaparbud/2012</text:p>
            <text:p/>
            <text:p>INFORMASI TANAH </text:p>
            <text:p>Status Tanah : Hak Pakai</text:p>
            <text:p>Nomor Kode Tanah : 925</text:p>
            <text:p>Asal-usul : Belanja Barang Jasa, Mutasi Dari SKPD Lain</text:p>
          </table:table-cell>
          <table:table-cell table:style-name="ce95" office:value-type="float" office:value="130451500" calcext:value-type="float">
            <text:p>130.451.5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Danau Baruh Bahinu Dalam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4.KIB.D4180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4831" calcext:value-type="float">
            <text:p>4.83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Jembatan Gantung</text:p>
          </table:table-cell>
          <table:table-cell table:style-name="ce4" office:value-type="string" calcext:value-type="string">
            <text:p>1.3.4.01.02.05.001</text:p>
          </table:table-cell>
          <table:table-cell table:style-name="ce4" office:value-type="float" office:value="4180" calcext:value-type="float">
            <text:p>4180</text:p>
          </table:table-cell>
          <table:table-cell table:style-name="ce18" office:value-type="float" office:value="2018" calcext:value-type="float">
            <text:p>2018</text:p>
          </table:table-cell>
          <table:table-cell table:style-name="ce4" office:value-type="string" calcext:value-type="string">
            <text:p>Kondisi : Baik</text:p>
            <text:p>Konstruksi : Kayu</text:p>
            <text:p>Panjang (m) : 30,00 m</text:p>
            <text:p>Lebar (m) : 1,50 m</text:p>
            <text:p>Luas (m2) : 45,00 m2</text:p>
            <text:p>Letak / Lokasi : Desa Sungsum Kec. Tebingtinggi Kab. Balangan</text:p>
            <text:p>Tanggal Dokumen : 2018-08-24</text:p>
            <text:p>Nomor Dokumen : 555/003/Fisik-03/PA-G.Batu/Dispar-BLG/2018</text:p>
            <text:p/>
            <text:p>INFORMASI TANAH </text:p>
            <text:p>Status Tanah : Hak Pakai</text:p>
            <text:p>Nomor Kode Tanah : 3648</text:p>
            <text:p>Asal-usul : Belanja Barang Jasa</text:p>
          </table:table-cell>
          <table:table-cell table:style-name="ce95" office:value-type="float" office:value="119440000" calcext:value-type="float">
            <text:p>119.440.0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Jembatan Gantung Di Objek Wisata Gunung Batu Sungsum Kec. Tebing Tinggi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4.KIB.D4857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4829" calcext:value-type="float">
            <text:p>4.82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PAVING BLOCK</text:p>
          </table:table-cell>
          <table:table-cell table:style-name="ce4" office:value-type="string" calcext:value-type="string">
            <text:p>1.3.4.01.01.01.004</text:p>
          </table:table-cell>
          <table:table-cell table:style-name="ce4" office:value-type="float" office:value="4857" calcext:value-type="float">
            <text:p>4857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Konstruksi : BETON DLL</text:p>
            <text:p>Panjang (m) : 14,00 m</text:p>
            <text:p>Lebar (m) : 18,00 m</text:p>
            <text:p>Luas (m2) : 252,00 m2</text:p>
            <text:p>Letak / Lokasi : desa kapul kec. halong</text:p>
            <text:p>Tanggal Dokumen : 2020-05-04</text:p>
            <text:p>Nomor Dokumen : 555/03/PAVING/DISPAR-BLG/2020</text:p>
            <text:p/>
            <text:p>INFORMASI TANAH </text:p>
            <text:p>Status Tanah : Hak Pakai</text:p>
            <text:p>Nomor Kode Tanah : 2735</text:p>
            <text:p>Asal-usul : Belanja Modal</text:p>
          </table:table-cell>
          <table:table-cell table:style-name="ce95" office:value-type="float" office:value="165170000" calcext:value-type="float">
            <text:p>165.170.0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PEMASANGAN PAVING BLOCK DI HALAMAN BALAI ADAT DESA KAPUL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0">
          <table:table-cell table:style-name="ce4" office:value-type="string" calcext:value-type="string">
            <text:p>4.KIB.D4858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4833" calcext:value-type="float">
            <text:p>4.83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DERMAGA/ TITIAN</text:p>
          </table:table-cell>
          <table:table-cell table:style-name="ce4" office:value-type="string" calcext:value-type="string">
            <text:p>1.3.4.01.02.11.001</text:p>
          </table:table-cell>
          <table:table-cell table:style-name="ce4" office:value-type="float" office:value="4858" calcext:value-type="float">
            <text:p>4858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Konstruksi : KAYU DLL</text:p>
            <text:p>Panjang (m) : 22,00 m</text:p>
            <text:p>Lebar (m) : 5,00 m</text:p>
            <text:p>Luas (m2) : 110,00 m2</text:p>
            <text:p>Letak / Lokasi : Desa Baruh Bahinu Dalam Kec. Paringin Selatan</text:p>
            <text:p>Tanggal Dokumen : 2020-03-30</text:p>
            <text:p>Nomor Dokumen : 555/046/PA-RENC/BRH.BAHINU/DISPAR-BLG/2020</text:p>
            <text:p/>
            <text:p>INFORMASI TANAH </text:p>
            <text:p>Status Tanah : Hak Milik</text:p>
            <text:p>Nomor Kode Tanah : 3738</text:p>
            <text:p>Asal-usul : Belanja Modal</text:p>
          </table:table-cell>
          <table:table-cell table:style-name="ce95" office:value-type="float" office:value="11580000" calcext:value-type="float">
            <text:p>11.580.0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PEMBUATAN DERMAGA /TITIAN DI DESA BARUH BAHIN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0">
          <table:table-cell table:style-name="ce4" office:value-type="string" calcext:value-type="string">
            <text:p>4.KIB.D4880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4834" calcext:value-type="float">
            <text:p>4.83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DERMAGA/ TITIAN</text:p>
          </table:table-cell>
          <table:table-cell table:style-name="ce4" office:value-type="string" calcext:value-type="string">
            <text:p>1.3.4.01.02.11.001</text:p>
          </table:table-cell>
          <table:table-cell table:style-name="ce4" office:value-type="float" office:value="4880" calcext:value-type="float">
            <text:p>4880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Konstruksi : KAYU DLL</text:p>
            <text:p>Panjang (m) : 22,00 m</text:p>
            <text:p>Lebar (m) : 5,00 m</text:p>
            <text:p>Luas (m2) : 110,00 m2</text:p>
            <text:p>Letak / Lokasi : Desa Baruh Bahinu Dalam Kec. Paringin Selatan</text:p>
            <text:p>Tanggal Dokumen : 2020-05-18</text:p>
            <text:p>Nomor Dokumen : 555/03/DERMAGA-BB/DISPAR-BLG/2020</text:p>
            <text:p/>
            <text:p>INFORMASI TANAH </text:p>
            <text:p>Status Tanah : Hak Milik</text:p>
            <text:p>Nomor Kode Tanah : 3738</text:p>
            <text:p>Asal-usul : Belanja Modal</text:p>
          </table:table-cell>
          <table:table-cell table:style-name="ce95" office:value-type="float" office:value="202900000" calcext:value-type="float">
            <text:p>202.900.0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PEMBUATAN DERMAGA DI DESA BARUH BAHIN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3">
          <table:table-cell table:style-name="ce4" office:value-type="string" calcext:value-type="string">
            <text:p>4.KIB.D5092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4832" calcext:value-type="float">
            <text:p>4.83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JEMBATAN AIR TERJUN DI TAYAK</text:p>
          </table:table-cell>
          <table:table-cell table:style-name="ce4" office:value-type="string" calcext:value-type="string">
            <text:p>1.3.4.01.02.05.001</text:p>
          </table:table-cell>
          <table:table-cell table:style-name="ce4" office:value-type="float" office:value="5092" calcext:value-type="float">
            <text:p>5092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Kondisi : Baik</text:p>
            <text:p>Konstruksi : Kayu</text:p>
            <text:p>Panjang (m) : 10,00 m</text:p>
            <text:p>Lebar (m) : 2,00 m</text:p>
            <text:p>Luas (m2) : 20,00 m2</text:p>
            <text:p>Letak / Lokasi : Desa Uren Kec. Halong Kab. Balangan</text:p>
            <text:p>Tanggal Dokumen : </text:p>
            <text:p>Nomor Dokumen : </text:p>
            <text:p/>
            <text:p>INFORMASI TANAH </text:p>
            <text:p>Status Tanah : Hak Pakai</text:p>
            <text:p>Nomor Kode Tanah : 3646</text:p>
            <text:p>Asal-usul : Reklasifikasi Bertambah</text:p>
          </table:table-cell>
          <table:table-cell table:style-name="ce95" office:value-type="float" office:value="137800000" calcext:value-type="float">
            <text:p>137.800.000,00</text:p>
          </table:table-cell>
          <table:table-cell table:style-name="ce42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4.KIB.D1492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115926" calcext:value-type="float">
            <text:p>115.926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Instalasi Listrik</text:p>
          </table:table-cell>
          <table:table-cell table:style-name="ce4" office:value-type="string" calcext:value-type="string">
            <text:p>1.3.4.04.02.01.003</text:p>
          </table:table-cell>
          <table:table-cell table:style-name="ce4" office:value-type="float" office:value="1492" calcext:value-type="float">
            <text:p>1492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Kondisi : Baik</text:p>
            <text:p>Konstruksi : -</text:p>
            <text:p>Panjang (m) : 60,00 m</text:p>
            <text:p>Lebar (m) : 1,00 m</text:p>
            <text:p>Luas (m2) : 60,00 m2</text:p>
            <text:p>Letak / Lokasi : Desa Harapan Baru Rt. 8 Kec. Paringin Selatan Kab. Balangan</text:p>
            <text:p>Tanggal Dokumen : </text:p>
            <text:p>Nomor Dokumen : -</text:p>
            <text:p/>
            <text:p>INFORMASI TANAH </text:p>
            <text:p>Status Tanah : Hak Pakai</text:p>
            <text:p>Nomor Kode Tanah : 197</text:p>
            <text:p>Asal-usul : Mutasi Dari SKPD Lain</text:p>
          </table:table-cell>
          <table:table-cell table:style-name="ce95" office:value-type="float" office:value="32428000" calcext:value-type="float">
            <text:p>32.428.0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Dinas Pertambangan dan Energi</text:p>
          </table:table-cell>
          <table:table-cell table:style-name="ce4" office:value-type="string" calcext:value-type="string">
            <text:p>Penggabungan </text:p>
          </table:table-cell>
          <table:table-cell table:style-name="ce96" office:value-type="string" calcext:value-type="string">
            <text:p>Pinjam Pakai Pengadilan Agama</text:p>
          </table:table-cell>
          <table:table-cell table:style-name="ce18"/>
          <table:table-cell table:style-name="ce37" table:number-columns-repeated="49"/>
          <table:table-cell table:style-name="Default" table:number-columns-repeated="957"/>
        </table:table-row>
        <table:table-row table:style-name="ro12">
          <table:table-cell table:style-name="ce4" office:value-type="string" calcext:value-type="string">
            <text:p>4.KIB.D1494</text:p>
          </table:table-cell>
          <table:table-cell table:style-name="ce4" office:value-type="string" calcext:value-type="string">
            <text:p>4.KIB.D</text:p>
          </table:table-cell>
          <table:table-cell table:style-name="ce13" office:value-type="float" office:value="115927" calcext:value-type="float">
            <text:p>115.927 </text:p>
          </table:table-cell>
          <table:table-cell table:style-name="ce18" office:value-type="string" calcext:value-type="string">
            <text:p>SEKRETARIAT DAERAH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Jaringan Telpon</text:p>
          </table:table-cell>
          <table:table-cell table:style-name="ce4" office:value-type="string" calcext:value-type="string">
            <text:p>1.3.4.04.03.01.001</text:p>
          </table:table-cell>
          <table:table-cell table:style-name="ce4" office:value-type="float" office:value="1494" calcext:value-type="float">
            <text:p>1494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Kondisi : Baik</text:p>
            <text:p>Konstruksi : -</text:p>
            <text:p>Panjang (m) : 60,00 m</text:p>
            <text:p>Lebar (m) : 1,00 m</text:p>
            <text:p>Luas (m2) : 60,00 m2</text:p>
            <text:p>Letak / Lokasi : Desa Harapan Baru Rt. 8 Kec. Paringin Selatan Kab. Balangan</text:p>
            <text:p>Tanggal Dokumen : </text:p>
            <text:p>Nomor Dokumen : -</text:p>
            <text:p/>
            <text:p>INFORMASI TANAH </text:p>
            <text:p>Status Tanah : Hak Pakai</text:p>
            <text:p>Nomor Kode Tanah : 197</text:p>
            <text:p>Asal-usul : Mutasi Dari SKPD Lain</text:p>
          </table:table-cell>
          <table:table-cell table:style-name="ce95" office:value-type="float" office:value="2500000" calcext:value-type="float">
            <text:p>2.500.000,00</text:p>
          </table:table-cell>
          <table:table-cell table:style-name="ce42"/>
          <table:table-cell table:style-name="ce28"/>
          <table:table-cell table:style-name="ce4" office:value-type="string" calcext:value-type="string">
            <text:p>Dinas Pertambangan dan Energi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5">
          <table:table-cell table:style-name="ce5" table:number-columns-repeated="2"/>
          <table:table-cell table:style-name="ce13"/>
          <table:table-cell table:style-name="ce19"/>
          <table:table-cell table:style-name="ce5" table:number-columns-repeated="5"/>
          <table:table-cell table:style-name="ce19"/>
          <table:table-cell table:style-name="ce5"/>
          <table:table-cell table:style-name="ce25" table:number-columns-repeated="2"/>
          <table:table-cell table:style-name="ce29"/>
          <table:table-cell table:style-name="ce5" table:number-columns-repeated="2"/>
          <table:table-cell table:style-name="ce19" table:number-columns-repeated="2"/>
          <table:table-cell table:style-name="ce38" table:number-columns-repeated="49"/>
          <table:table-cell table:style-name="ce8" table:number-columns-repeated="957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 table:number-columns-repeated="4"/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/>
          <table:table-cell table:style-name="ce21" table:formula="of:=SUBTOTAL(9;[.L4:.L131085])" office:value-type="float" office:value="802269500" calcext:value-type="float">
            <text:p>802.269.500,00</text:p>
          </table:table-cell>
          <table:table-cell table:style-name="ce21" office:value-type="float" office:value="1788945464260" calcext:value-type="float">
            <text:p>1.788.945.464.260,00</text:p>
          </table:table-cell>
          <table:table-cell table:style-name="ce21" table:formula="of:=SUM([.N12:.N13])" office:value-type="float" office:value="0" calcext:value-type="float">
            <text:p>0,00</text:p>
          </table:table-cell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number-columns-repeated="12"/>
          <table:table-cell table:style-name="ce26"/>
          <table:table-cell table:style-name="ce30"/>
          <table:table-cell table:number-columns-repeated="101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IB E ATL" table:style-name="ta2" table:print-ranges="'KIB E ATL'.A1:'KIB E ATL'.R1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7"/>
        <table:table-column table:style-name="co6" table:number-columns-repeated="2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12" table:visibility="collapse" table:default-cell-style-name="ce27"/>
        <table:table-column table:style-name="co13" table:visibility="collapse" table:default-cell-style-name="ce31"/>
        <table:table-column table:style-name="co14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9" table:default-cell-style-name="ce20"/>
        <table:table-column table:style-name="co8" table:number-columns-repeated="49" table:default-cell-style-name="ce20"/>
        <table:table-column table:style-name="co8" table:number-columns-repeated="956" table:default-cell-style-name="ce39"/>
        <table:table-column table:style-name="co17" table:default-cell-style-name="ce39"/>
        <table:table-row table:style-name="ro1">
          <table:table-cell table:style-name="ce1"/>
          <table:table-cell table:style-name="ce8"/>
          <table:table-cell table:style-name="ce55" office:value-type="string" calcext:value-type="string" table:number-columns-spanned="13" table:number-rows-spanned="2">
            <text:p>DAFTAR RINCIAN KONFIRMASI ATAS RINCIAN ASET YANG DI SERAHKAN </text:p>
            <text:p>PENGURUS BARANG SKPD LAMA KEPADA SKPD PENERIMA</text:p>
          </table:table-cell>
          <table:covered-table-cell table:number-columns-repeated="12" table:style-name="ce16"/>
          <table:table-cell table:style-name="ce32" table:number-columns-repeated="3"/>
          <table:table-cell table:style-name="ce8" table:number-columns-repeated="1006"/>
        </table:table-row>
        <table:table-row table:style-name="ro1">
          <table:table-cell table:style-name="ce2"/>
          <table:table-cell table:style-name="ce8"/>
          <table:covered-table-cell table:number-columns-repeated="13" table:style-name="ce55"/>
          <table:table-cell table:style-name="ce33" table:number-columns-repeated="3"/>
          <table:table-cell table:style-name="Default" table:number-columns-repeated="1006"/>
        </table:table-row>
        <table:table-header-rows>
          <table:table-row table:style-name="ro2">
            <table:table-cell table:style-name="ce41" office:value-type="string" calcext:value-type="string">
              <text:p>ID</text:p>
            </table:table-cell>
            <table:table-cell table:style-name="ce41" office:value-type="string" calcext:value-type="string">
              <text:p>GOLONGAN ASET</text:p>
            </table:table-cell>
            <table:table-cell table:style-name="ce56" office:value-type="string" office:string-value="No." calcext:value-type="string">
              <text:p>No. </text:p>
            </table:table-cell>
            <table:table-cell table:style-name="ce61" office:value-type="string" calcext:value-type="string">
              <text:p>SKPD PENERIMA</text:p>
            </table:table-cell>
            <table:table-cell table:style-name="ce41" office:value-type="string" calcext:value-type="string">
              <text:p>SKPD LAMA ASAL</text:p>
            </table:table-cell>
            <table:table-cell table:style-name="ce41" office:value-type="string" calcext:value-type="string">
              <text:p>SUB SKPD LAMA</text:p>
            </table:table-cell>
            <table:table-cell table:style-name="ce41" office:value-type="string" calcext:value-type="string">
              <text:p>Jenis Barang/ Nama Barang</text:p>
            </table:table-cell>
            <table:table-cell table:style-name="ce41" office:value-type="string" calcext:value-type="string">
              <text:p>Kode Barang 108</text:p>
            </table:table-cell>
            <table:table-cell table:style-name="ce41" office:value-type="string" calcext:value-type="string">
              <text:p>Register</text:p>
            </table:table-cell>
            <table:table-cell table:style-name="ce41" office:value-type="string" calcext:value-type="string">
              <text:p>Tahun Perolehan</text:p>
            </table:table-cell>
            <table:table-cell table:style-name="ce41" office:value-type="string" calcext:value-type="string">
              <text:p>Informasi Aset</text:p>
            </table:table-cell>
            <table:table-cell table:style-name="ce67" office:value-type="string" calcext:value-type="string">
              <text:p>Harga Perolehan</text:p>
              <text:p>(Rp.)</text:p>
            </table:table-cell>
            <table:table-cell table:style-name="ce67" office:value-type="string" calcext:value-type="string">
              <text:p>Penyusutan sd 2020</text:p>
              <text:p>AUDITIED</text:p>
            </table:table-cell>
            <table:table-cell table:style-name="ce67" office:value-type="string" calcext:value-type="string">
              <text:p>Sisa Nilai Buku</text:p>
            </table:table-cell>
            <table:table-cell table:style-name="ce41" office:value-type="string" calcext:value-type="string">
              <text:p>Keterangan</text:p>
            </table:table-cell>
            <table:table-cell table:style-name="ce41" office:value-type="string" calcext:value-type="string">
              <text:p>Status SKPD</text:p>
            </table:table-cell>
            <table:table-cell table:style-name="ce41" office:value-type="string" calcext:value-type="string">
              <text:p>catatan</text:p>
            </table:table-cell>
            <table:table-cell table:style-name="ce78" office:value-type="string" calcext:value-type="string">
              <text:p>KET hasil validasi SKPD</text:p>
            </table:table-cell>
            <table:table-cell table:style-name="ce35" table:number-columns-repeated="49"/>
            <table:table-cell table:style-name="Default" table:number-columns-repeated="957"/>
          </table:table-row>
        </table:table-header-rows>
        <table:table-row table:style-name="ro13">
          <table:table-cell table:style-name="ce4" office:value-type="string" calcext:value-type="string">
            <text:p>5.KIB.E24611</text:p>
          </table:table-cell>
          <table:table-cell table:style-name="ce4" office:value-type="string" calcext:value-type="string">
            <text:p>5.KIB.E</text:p>
          </table:table-cell>
          <table:table-cell table:style-name="ce13" office:value-type="float" office:value="4835" calcext:value-type="float">
            <text:p>4.83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bass drum</text:p>
          </table:table-cell>
          <table:table-cell table:style-name="ce4" office:value-type="string" calcext:value-type="string">
            <text:p>1.3.5.02.01.01.002</text:p>
          </table:table-cell>
          <table:table-cell table:style-name="ce4" office:value-type="float" office:value="24611" calcext:value-type="float">
            <text:p>24611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Judul/ Pencipta Buku/ Perpustakaan : </text:p>
            <text:p>Spesifikasi Buku/ Perpustakaan :</text:p>
            <text:p>Asal Daerah Barang Bercorak Kesenian/ Kebudayaan : </text:p>
            <text:p>Pencipta Barang Bercorak Kesenian/ Kebudayaan :</text:p>
            <text:p>Bahan Barang Bercorak Kesenian/ Kebudayaan :</text:p>
            <text:p>Jenis Hewan/ Ternak/Tumbuhan :</text:p>
            <text:p>Ukuran Hewan/ Ternak dan Tumbuhan :</text:p>
            <text:p>Asal-Usul :</text:p>
            <text:p>Reklasifikasi Bertambah</text:p>
          </table:table-cell>
          <table:table-cell table:style-name="ce95" office:value-type="float" office:value="15500000" calcext:value-type="float">
            <text:p>15.5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3">
          <table:table-cell table:style-name="ce4" office:value-type="string" calcext:value-type="string">
            <text:p>5.KIB.E24612</text:p>
          </table:table-cell>
          <table:table-cell table:style-name="ce4" office:value-type="string" calcext:value-type="string">
            <text:p>5.KIB.E</text:p>
          </table:table-cell>
          <table:table-cell table:style-name="ce13" office:value-type="float" office:value="4836" calcext:value-type="float">
            <text:p>4.83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ABEL CONNECTOR &amp; KICK DRUM</text:p>
          </table:table-cell>
          <table:table-cell table:style-name="ce4" office:value-type="string" calcext:value-type="string">
            <text:p>1.3.5.02.01.01.002</text:p>
          </table:table-cell>
          <table:table-cell table:style-name="ce4" office:value-type="float" office:value="24612" calcext:value-type="float">
            <text:p>24612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string" calcext:value-type="string">
            <text:p>Judul/ Pencipta Buku/ Perpustakaan : </text:p>
            <text:p>Spesifikasi Buku/ Perpustakaan :</text:p>
            <text:p>Asal Daerah Barang Bercorak Kesenian/ Kebudayaan : </text:p>
            <text:p>Pencipta Barang Bercorak Kesenian/ Kebudayaan :</text:p>
            <text:p>Bahan Barang Bercorak Kesenian/ Kebudayaan :</text:p>
            <text:p>Jenis Hewan/ Ternak/Tumbuhan :</text:p>
            <text:p>Ukuran Hewan/ Ternak dan Tumbuhan :</text:p>
            <text:p>Asal-Usul :</text:p>
            <text:p>Reklasifikasi Bertambah</text:p>
          </table:table-cell>
          <table:table-cell table:style-name="ce95" office:value-type="float" office:value="8000000" calcext:value-type="float">
            <text:p>8.000.000,00</text:p>
          </table:table-cell>
          <table:table-cell table:style-name="ce95"/>
          <table:table-cell table:style-name="ce28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3">
          <table:table-cell table:style-name="ce4" office:value-type="string" calcext:value-type="string">
            <text:p>5.KIB.E24613</text:p>
          </table:table-cell>
          <table:table-cell table:style-name="ce4" office:value-type="string" calcext:value-type="string">
            <text:p>5.KIB.E</text:p>
          </table:table-cell>
          <table:table-cell table:style-name="ce13" office:value-type="float" office:value="4837" calcext:value-type="float">
            <text:p>4.83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itar Akustik</text:p>
          </table:table-cell>
          <table:table-cell table:style-name="ce4" office:value-type="string" calcext:value-type="string">
            <text:p>1.3.5.02.01.01.002</text:p>
          </table:table-cell>
          <table:table-cell table:style-name="ce4" office:value-type="float" office:value="24613" calcext:value-type="float">
            <text:p>24613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Judul/ Pencipta Buku/ Perpustakaan : </text:p>
            <text:p>Spesifikasi Buku/ Perpustakaan :</text:p>
            <text:p>Asal Daerah Barang Bercorak Kesenian/ Kebudayaan : </text:p>
            <text:p>Pencipta Barang Bercorak Kesenian/ Kebudayaan :</text:p>
            <text:p>Bahan Barang Bercorak Kesenian/ Kebudayaan :</text:p>
            <text:p>Jenis Hewan/ Ternak/Tumbuhan :</text:p>
            <text:p>Ukuran Hewan/ Ternak dan Tumbuhan :</text:p>
            <text:p>Asal-Usul :</text:p>
            <text:p>Reklasifikasi Bertambah</text:p>
          </table:table-cell>
          <table:table-cell table:style-name="ce95" office:value-type="float" office:value="3000000" calcext:value-type="float">
            <text:p>3.00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Gitar Akustik <text:s/>di Ruang Studio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3">
          <table:table-cell table:style-name="ce4" office:value-type="string" calcext:value-type="string">
            <text:p>5.KIB.E24614</text:p>
          </table:table-cell>
          <table:table-cell table:style-name="ce4" office:value-type="string" calcext:value-type="string">
            <text:p>5.KIB.E</text:p>
          </table:table-cell>
          <table:table-cell table:style-name="ce13" office:value-type="float" office:value="4838" calcext:value-type="float">
            <text:p>4.83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itar Bass Elektrik</text:p>
          </table:table-cell>
          <table:table-cell table:style-name="ce4" office:value-type="string" calcext:value-type="string">
            <text:p>1.3.5.02.01.01.002</text:p>
          </table:table-cell>
          <table:table-cell table:style-name="ce4" office:value-type="float" office:value="24614" calcext:value-type="float">
            <text:p>24614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Judul/ Pencipta Buku/ Perpustakaan : </text:p>
            <text:p>Spesifikasi Buku/ Perpustakaan :</text:p>
            <text:p>Asal Daerah Barang Bercorak Kesenian/ Kebudayaan : </text:p>
            <text:p>Pencipta Barang Bercorak Kesenian/ Kebudayaan :</text:p>
            <text:p>Bahan Barang Bercorak Kesenian/ Kebudayaan :</text:p>
            <text:p>Jenis Hewan/ Ternak/Tumbuhan :</text:p>
            <text:p>Ukuran Hewan/ Ternak dan Tumbuhan :</text:p>
            <text:p>Asal-Usul :</text:p>
            <text:p>Reklasifikasi Bertambah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Gitar Akustik <text:s/>di Ruang Studio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3">
          <table:table-cell table:style-name="ce4" office:value-type="string" calcext:value-type="string">
            <text:p>5.KIB.E24615</text:p>
          </table:table-cell>
          <table:table-cell table:style-name="ce4" office:value-type="string" calcext:value-type="string">
            <text:p>5.KIB.E</text:p>
          </table:table-cell>
          <table:table-cell table:style-name="ce13" office:value-type="float" office:value="4839" calcext:value-type="float">
            <text:p>4.83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Gitar Elektrik</text:p>
          </table:table-cell>
          <table:table-cell table:style-name="ce4" office:value-type="string" calcext:value-type="string">
            <text:p>1.3.5.02.01.01.002</text:p>
          </table:table-cell>
          <table:table-cell table:style-name="ce4" office:value-type="float" office:value="24615" calcext:value-type="float">
            <text:p>24615</text:p>
          </table:table-cell>
          <table:table-cell table:style-name="ce18" office:value-type="float" office:value="2019" calcext:value-type="float">
            <text:p>2019</text:p>
          </table:table-cell>
          <table:table-cell table:style-name="ce4" office:value-type="string" calcext:value-type="string">
            <text:p>Judul/ Pencipta Buku/ Perpustakaan : </text:p>
            <text:p>Spesifikasi Buku/ Perpustakaan :</text:p>
            <text:p>Asal Daerah Barang Bercorak Kesenian/ Kebudayaan : </text:p>
            <text:p>Pencipta Barang Bercorak Kesenian/ Kebudayaan :</text:p>
            <text:p>Bahan Barang Bercorak Kesenian/ Kebudayaan :</text:p>
            <text:p>Jenis Hewan/ Ternak/Tumbuhan :</text:p>
            <text:p>Ukuran Hewan/ Ternak dan Tumbuhan :</text:p>
            <text:p>Asal-Usul :</text:p>
            <text:p>Reklasifikasi Bertambah</text:p>
          </table:table-cell>
          <table:table-cell table:style-name="ce95" office:value-type="float" office:value="4500000" calcext:value-type="float">
            <text:p>4.500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Gitar Elektrik di Ruang Studio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3">
          <table:table-cell table:style-name="ce4" office:value-type="string" calcext:value-type="string">
            <text:p>5.KIB.E464</text:p>
          </table:table-cell>
          <table:table-cell table:style-name="ce4" office:value-type="string" calcext:value-type="string">
            <text:p>5.KIB.E</text:p>
          </table:table-cell>
          <table:table-cell table:style-name="ce13" office:value-type="float" office:value="4840" calcext:value-type="float">
            <text:p>4.84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4" office:value-type="string" calcext:value-type="string">
            <text:p>DINAS PARIWISATA</text:p>
          </table:table-cell>
          <table:table-cell table:style-name="ce4" office:value-type="string" calcext:value-type="string">
            <text:p>Sekretariat Dinas Pariwisata</text:p>
          </table:table-cell>
          <table:table-cell table:style-name="ce4" office:value-type="string" calcext:value-type="string">
            <text:p>Keyboard</text:p>
          </table:table-cell>
          <table:table-cell table:style-name="ce4" office:value-type="string" calcext:value-type="string">
            <text:p>1.3.5.02.01.01.002</text:p>
          </table:table-cell>
          <table:table-cell table:style-name="ce4" office:value-type="float" office:value="464" calcext:value-type="float">
            <text:p>464</text:p>
          </table:table-cell>
          <table:table-cell table:style-name="ce18" office:value-type="float" office:value="2010" calcext:value-type="float">
            <text:p>2010</text:p>
          </table:table-cell>
          <table:table-cell table:style-name="ce4" office:value-type="string" calcext:value-type="string">
            <text:p>Judul/ Pencipta Buku/ Perpustakaan : -</text:p>
            <text:p>Spesifikasi Buku/ Perpustakaan :-</text:p>
            <text:p>Asal Daerah Barang Bercorak Kesenian/ Kebudayaan : -</text:p>
            <text:p>Pencipta Barang Bercorak Kesenian/ Kebudayaan :-</text:p>
            <text:p>Bahan Barang Bercorak Kesenian/ Kebudayaan :-</text:p>
            <text:p>Jenis Hewan/ Ternak/Tumbuhan :-</text:p>
            <text:p>Ukuran Hewan/ Ternak dan Tumbuhan :-</text:p>
            <text:p>Asal-Usul :</text:p>
            <text:p>Mutasi Dari SKPD Lain</text:p>
          </table:table-cell>
          <table:table-cell table:style-name="ce95" office:value-type="float" office:value="14727000" calcext:value-type="float">
            <text:p>14.727.000,00</text:p>
          </table:table-cell>
          <table:table-cell table:style-name="ce95"/>
          <table:table-cell table:style-name="ce28"/>
          <table:table-cell table:style-name="ce4" office:value-type="string" calcext:value-type="string">
            <text:p>Ruang Staf Pariwisata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5">
          <table:table-cell table:style-name="ce5" table:number-columns-repeated="2"/>
          <table:table-cell table:style-name="ce13"/>
          <table:table-cell table:style-name="ce19"/>
          <table:table-cell table:style-name="ce5" table:number-columns-repeated="5"/>
          <table:table-cell table:style-name="ce19"/>
          <table:table-cell table:style-name="ce5"/>
          <table:table-cell table:style-name="ce25" table:number-columns-repeated="2"/>
          <table:table-cell table:style-name="ce29"/>
          <table:table-cell table:style-name="ce5" table:number-columns-repeated="2"/>
          <table:table-cell table:style-name="ce19" table:number-columns-repeated="2"/>
          <table:table-cell table:style-name="ce38" table:number-columns-repeated="49"/>
          <table:table-cell table:style-name="ce8" table:number-columns-repeated="957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 table:number-columns-repeated="4"/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/>
          <table:table-cell table:style-name="ce21" table:formula="of:=SUBTOTAL(9;[.L4:.L131083])" office:value-type="float" office:value="50227000" calcext:value-type="float">
            <text:p>50.227.000,00</text:p>
          </table:table-cell>
          <table:table-cell table:style-name="ce21" office:value-type="float" office:value="1788945464260" calcext:value-type="float">
            <text:p>1.788.945.464.260,00</text:p>
          </table:table-cell>
          <table:table-cell table:style-name="ce21" table:formula="of:=SUM([.N10:.N11])" office:value-type="float" office:value="0" calcext:value-type="float">
            <text:p>0,00</text:p>
          </table:table-cell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number-columns-repeated="12"/>
          <table:table-cell table:style-name="ce26"/>
          <table:table-cell table:style-name="ce30"/>
          <table:table-cell table:number-columns-repeated="101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et Lain-lain B PM" table:style-name="ta1" table:print-ranges="'Aset Lain-lain B PM'.A1:'Aset Lain-lain B PM'.R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7"/>
        <table:table-column table:style-name="co6" table:number-columns-repeated="2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12" table:visibility="collapse" table:default-cell-style-name="ce27"/>
        <table:table-column table:style-name="co13" table:visibility="collapse" table:default-cell-style-name="ce31"/>
        <table:table-column table:style-name="co14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9" table:default-cell-style-name="ce20"/>
        <table:table-column table:style-name="co8" table:number-columns-repeated="49" table:default-cell-style-name="ce20"/>
        <table:table-column table:style-name="co8" table:number-columns-repeated="956" table:default-cell-style-name="ce39"/>
        <table:table-column table:style-name="co17" table:default-cell-style-name="ce39"/>
        <table:table-row table:style-name="ro1">
          <table:table-cell table:style-name="ce1"/>
          <table:table-cell table:style-name="ce8"/>
          <table:table-cell table:style-name="ce55" office:value-type="string" calcext:value-type="string" table:number-columns-spanned="13" table:number-rows-spanned="2">
            <text:p>DAFTAR RINCIAN KONFIRMASI ATAS RINCIAN ASET YANG DI SERAHKAN </text:p>
            <text:p>PENGURUS BARANG SKPD LAMA KEPADA SKPD PENERIMA</text:p>
          </table:table-cell>
          <table:covered-table-cell table:number-columns-repeated="12" table:style-name="ce16"/>
          <table:table-cell table:style-name="ce32" table:number-columns-repeated="3"/>
          <table:table-cell table:style-name="ce8" table:number-columns-repeated="1006"/>
        </table:table-row>
        <table:table-row table:style-name="ro1">
          <table:table-cell table:style-name="ce2"/>
          <table:table-cell table:style-name="ce8"/>
          <table:covered-table-cell table:number-columns-repeated="13" table:style-name="ce55"/>
          <table:table-cell table:style-name="ce33" table:number-columns-repeated="3"/>
          <table:table-cell table:style-name="Default" table:number-columns-repeated="1006"/>
        </table:table-row>
        <table:table-header-rows>
          <table:table-row table:style-name="ro2">
            <table:table-cell table:style-name="ce41" office:value-type="string" calcext:value-type="string">
              <text:p>ID</text:p>
            </table:table-cell>
            <table:table-cell table:style-name="ce41" office:value-type="string" calcext:value-type="string">
              <text:p>GOLONGAN ASET</text:p>
            </table:table-cell>
            <table:table-cell table:style-name="ce56" office:value-type="string" office:string-value="No." calcext:value-type="string">
              <text:p>No. </text:p>
            </table:table-cell>
            <table:table-cell table:style-name="ce61" office:value-type="string" calcext:value-type="string">
              <text:p>SKPD PENERIMA</text:p>
            </table:table-cell>
            <table:table-cell table:style-name="ce41" office:value-type="string" calcext:value-type="string">
              <text:p>SKPD LAMA ASAL</text:p>
            </table:table-cell>
            <table:table-cell table:style-name="ce41" office:value-type="string" calcext:value-type="string">
              <text:p>SUB SKPD LAMA</text:p>
            </table:table-cell>
            <table:table-cell table:style-name="ce41" office:value-type="string" calcext:value-type="string">
              <text:p>Jenis Barang/ Nama Barang</text:p>
            </table:table-cell>
            <table:table-cell table:style-name="ce41" office:value-type="string" calcext:value-type="string">
              <text:p>Kode Barang 108</text:p>
            </table:table-cell>
            <table:table-cell table:style-name="ce41" office:value-type="string" calcext:value-type="string">
              <text:p>Register</text:p>
            </table:table-cell>
            <table:table-cell table:style-name="ce41" office:value-type="string" calcext:value-type="string">
              <text:p>Tahun Perolehan</text:p>
            </table:table-cell>
            <table:table-cell table:style-name="ce41" office:value-type="string" calcext:value-type="string">
              <text:p>Informasi Aset</text:p>
            </table:table-cell>
            <table:table-cell table:style-name="ce67" office:value-type="string" calcext:value-type="string">
              <text:p>Harga Perolehan</text:p>
              <text:p>(Rp.)</text:p>
            </table:table-cell>
            <table:table-cell table:style-name="ce67" office:value-type="string" calcext:value-type="string">
              <text:p>Penyusutan sd 2020</text:p>
              <text:p>AUDITIED</text:p>
            </table:table-cell>
            <table:table-cell table:style-name="ce67" office:value-type="string" calcext:value-type="string">
              <text:p>Sisa Nilai Buku</text:p>
            </table:table-cell>
            <table:table-cell table:style-name="ce41" office:value-type="string" calcext:value-type="string">
              <text:p>Keterangan</text:p>
            </table:table-cell>
            <table:table-cell table:style-name="ce41" office:value-type="string" calcext:value-type="string">
              <text:p>Status SKPD</text:p>
            </table:table-cell>
            <table:table-cell table:style-name="ce41" office:value-type="string" calcext:value-type="string">
              <text:p>catatan</text:p>
            </table:table-cell>
            <table:table-cell table:style-name="ce78" office:value-type="string" calcext:value-type="string">
              <text:p>KET hasil validasi SKPD</text:p>
            </table:table-cell>
            <table:table-cell table:style-name="ce35" table:number-columns-repeated="49"/>
            <table:table-cell table:style-name="Default" table:number-columns-repeated="957"/>
          </table:table-row>
        </table:table-header-rows>
        <table:table-row table:style-name="ro14">
          <table:table-cell table:style-name="ce4" table:formula="of:=[.B4]&amp;[.I4]" office:value-type="string" office:string-value="7.Aset Lain-lain(PM)15399" calcext:value-type="string">
            <text:p>7.Aset Lain-lain(PM)15399</text:p>
          </table:table-cell>
          <table:table-cell table:style-name="ce9" table:formula="of:=&quot;7.&quot;&amp;[.F4]" office:value-type="string" office:string-value="7.Aset Lain-lain(PM)" calcext:value-type="string">
            <text:p>7.Aset Lain-lain(PM)</text:p>
          </table:table-cell>
          <table:table-cell table:style-name="ce13" office:value-type="float" office:value="4843" calcext:value-type="float">
            <text:p>4.84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Televisi</text:p>
          </table:table-cell>
          <table:table-cell table:style-name="ce9" office:value-type="string" calcext:value-type="string">
            <text:p>02.06.02.06.03</text:p>
          </table:table-cell>
          <table:table-cell table:style-name="ce9" office:value-type="float" office:value="15399" calcext:value-type="float">
            <text:p>15399</text:p>
          </table:table-cell>
          <table:table-cell table:style-name="ce18" office:value-type="float" office:value="2014" calcext:value-type="float">
            <text:p>2014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LG / LED</text:p>
            <text:p>Ukuran / Bahan :</text:p>
            <text:p> 20 cm x 50 cm / Plastik, besi</text:p>
            <text:p>Nomor : -</text:p>
          </table:table-cell>
          <table:table-cell table:style-name="ce28" office:value-type="float" office:value="2500000" calcext:value-type="float">
            <text:p>2.500.000,00</text:p>
          </table:table-cell>
          <table:table-cell table:style-name="ce28" table:number-columns-repeated="2"/>
          <table:table-cell table:style-name="ce4" office:value-type="string" calcext:value-type="string">
            <text:p>Ruang Staf Sekrertariat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6">
          <table:table-cell table:style-name="ce4" table:formula="of:=[.B5]&amp;[.I5]" office:value-type="string" office:string-value="7.Aset Lain-lain(PM)2529" calcext:value-type="string">
            <text:p>7.Aset Lain-lain(PM)2529</text:p>
          </table:table-cell>
          <table:table-cell table:style-name="ce9" table:formula="of:=&quot;7.&quot;&amp;[.F5]" office:value-type="string" office:string-value="7.Aset Lain-lain(PM)" calcext:value-type="string">
            <text:p>7.Aset Lain-lain(PM)</text:p>
          </table:table-cell>
          <table:table-cell table:style-name="ce13" office:value-type="float" office:value="4849" calcext:value-type="float">
            <text:p>4.849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Note book</text:p>
          </table:table-cell>
          <table:table-cell table:style-name="ce9" office:value-type="string" calcext:value-type="string">
            <text:p>02.06.03.02.03</text:p>
          </table:table-cell>
          <table:table-cell table:style-name="ce9" office:value-type="float" office:value="2529" calcext:value-type="float">
            <text:p>2529</text:p>
          </table:table-cell>
          <table:table-cell table:style-name="ce18" office:value-type="float" office:value="2009" calcext:value-type="float">
            <text:p>2009</text:p>
          </table:table-cell>
          <table:table-cell table:style-name="ce4" office:value-type="string" calcext:value-type="string">
            <text:p>Tahun Usul Reklasifikasi : 2021</text:p>
            <text:p>Kondisi : Rusak Berat</text:p>
            <text:p>Asal Usul : Mutasi Dari SKPD Lain</text:p>
            <text:p>Merk Type : Acer Intel Centrino Core 2 Dou</text:p>
            <text:p>Ukuran / Bahan :</text:p>
            <text:p> - / Plastik Besi</text:p>
            <text:p>Nomor : -</text:p>
          </table:table-cell>
          <table:table-cell table:style-name="ce28" office:value-type="float" office:value="14900000" calcext:value-type="float">
            <text:p>14.900.000,00</text:p>
          </table:table-cell>
          <table:table-cell table:style-name="ce28" table:number-columns-repeated="2"/>
          <table:table-cell table:style-name="ce4" office:value-type="string" calcext:value-type="string">
            <text:p>Di Pegang Sdi. Kristanti Rahay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6]&amp;[.I6]" office:value-type="string" office:string-value="7.Aset Lain-lain(PM)280" calcext:value-type="string">
            <text:p>7.Aset Lain-lain(PM)280</text:p>
          </table:table-cell>
          <table:table-cell table:style-name="ce9" table:formula="of:=&quot;7.&quot;&amp;[.F6]" office:value-type="string" office:string-value="7.Aset Lain-lain(PM)" calcext:value-type="string">
            <text:p>7.Aset Lain-lain(PM)</text:p>
          </table:table-cell>
          <table:table-cell table:style-name="ce13" office:value-type="float" office:value="4841" calcext:value-type="float">
            <text:p>4.84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Sepeda Motor</text:p>
          </table:table-cell>
          <table:table-cell table:style-name="ce9" office:value-type="string" calcext:value-type="string">
            <text:p>02.03.01.05.01</text:p>
          </table:table-cell>
          <table:table-cell table:style-name="ce9" office:value-type="float" office:value="280" calcext:value-type="float">
            <text:p>280</text:p>
          </table:table-cell>
          <table:table-cell table:style-name="ce18" office:value-type="float" office:value="2006" calcext:value-type="float">
            <text:p>2006</text:p>
          </table:table-cell>
          <table:table-cell table:style-name="ce4" office:value-type="string" calcext:value-type="string">
            <text:p>Tahun Usul Reklasifikasi : 2021</text:p>
            <text:p>Kondisi : Rusak Berat</text:p>
            <text:p>Asal Usul : Mutasi Dari SKPD Lain</text:p>
            <text:p>Merk Type : Suzuki/Thunder</text:p>
            <text:p>Ukuran / Bahan :</text:p>
            <text:p> Sedang/125 CC / Besi,plastik</text:p>
            <text:p>Nomor : DA 788 Y</text:p>
          </table:table-cell>
          <table:table-cell table:style-name="ce28" office:value-type="float" office:value="6500000" calcext:value-type="float">
            <text:p>6.500.000,00</text:p>
          </table:table-cell>
          <table:table-cell table:style-name="ce28" table:number-columns-repeated="2"/>
          <table:table-cell table:style-name="ce4" office:value-type="string" calcext:value-type="string">
            <text:p>Ruang Sekretariat (Kantor)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7]&amp;[.I7]" office:value-type="string" office:string-value="7.Aset Lain-lain(PM)2803" calcext:value-type="string">
            <text:p>7.Aset Lain-lain(PM)2803</text:p>
          </table:table-cell>
          <table:table-cell table:style-name="ce9" table:formula="of:=&quot;7.&quot;&amp;[.F7]" office:value-type="string" office:string-value="7.Aset Lain-lain(PM)" calcext:value-type="string">
            <text:p>7.Aset Lain-lain(PM)</text:p>
          </table:table-cell>
          <table:table-cell table:style-name="ce13" office:value-type="float" office:value="4850" calcext:value-type="float">
            <text:p>4.850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Mac Book</text:p>
          </table:table-cell>
          <table:table-cell table:style-name="ce9" office:value-type="string" calcext:value-type="string">
            <text:p>02.06.03.02.03</text:p>
          </table:table-cell>
          <table:table-cell table:style-name="ce9" office:value-type="float" office:value="2803" calcext:value-type="float">
            <text:p>2803</text:p>
          </table:table-cell>
          <table:table-cell table:style-name="ce18" office:value-type="float" office:value="2010" calcext:value-type="float">
            <text:p>2010</text:p>
          </table:table-cell>
          <table:table-cell table:style-name="ce4" office:value-type="string" calcext:value-type="string">
            <text:p>Tahun Usul Reklasifikasi : 2021</text:p>
            <text:p>Kondisi : Rusak Berat</text:p>
            <text:p>Asal Usul : Mutasi Dari SKPD Lain</text:p>
            <text:p>Merk Type : Apple</text:p>
            <text:p>Ukuran / Bahan :</text:p>
            <text:p> - / Plastik</text:p>
            <text:p>Nomor : -</text:p>
          </table:table-cell>
          <table:table-cell table:style-name="ce28" office:value-type="float" office:value="14905000" calcext:value-type="float">
            <text:p>14.905.000,00</text:p>
          </table:table-cell>
          <table:table-cell table:style-name="ce28" table:number-columns-repeated="2"/>
          <table:table-cell table:style-name="ce4" office:value-type="string" calcext:value-type="string">
            <text:p>Dipegang oleh sdr. Hamdani, S.Sos MM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8]&amp;[.I8]" office:value-type="string" office:string-value="7.Aset Lain-lain(PM)3067" calcext:value-type="string">
            <text:p>7.Aset Lain-lain(PM)3067</text:p>
          </table:table-cell>
          <table:table-cell table:style-name="ce9" table:formula="of:=&quot;7.&quot;&amp;[.F8]" office:value-type="string" office:string-value="7.Aset Lain-lain(PM)" calcext:value-type="string">
            <text:p>7.Aset Lain-lain(PM)</text:p>
          </table:table-cell>
          <table:table-cell table:style-name="ce13" office:value-type="float" office:value="4851" calcext:value-type="float">
            <text:p>4.851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Printer Dot Matrix</text:p>
          </table:table-cell>
          <table:table-cell table:style-name="ce9" office:value-type="string" calcext:value-type="string">
            <text:p>02.06.03.05.03</text:p>
          </table:table-cell>
          <table:table-cell table:style-name="ce9" office:value-type="float" office:value="3067" calcext:value-type="float">
            <text:p>3067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Epson LX 300</text:p>
            <text:p>Ukuran / Bahan :</text:p>
            <text:p> - / Plastik, Besi</text:p>
            <text:p>Nomor : -</text:p>
          </table:table-cell>
          <table:table-cell table:style-name="ce28" office:value-type="float" office:value="2000000" calcext:value-type="float">
            <text:p>2.000.000,00</text:p>
          </table:table-cell>
          <table:table-cell table:style-name="ce28" table:number-columns-repeated="2"/>
          <table:table-cell table:style-name="ce4" office:value-type="string" calcext:value-type="string">
            <text:p>Ruang KAsi SDM dan Promosi Pariwisata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9]&amp;[.I9]" office:value-type="string" office:string-value="7.Aset Lain-lain(PM)3081" calcext:value-type="string">
            <text:p>7.Aset Lain-lain(PM)3081</text:p>
          </table:table-cell>
          <table:table-cell table:style-name="ce9" table:formula="of:=&quot;7.&quot;&amp;[.F9]" office:value-type="string" office:string-value="7.Aset Lain-lain(PM)" calcext:value-type="string">
            <text:p>7.Aset Lain-lain(PM)</text:p>
          </table:table-cell>
          <table:table-cell table:style-name="ce13" office:value-type="float" office:value="4853" calcext:value-type="float">
            <text:p>4.853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Lensa Kemera Zoom</text:p>
          </table:table-cell>
          <table:table-cell table:style-name="ce9" office:value-type="string" calcext:value-type="string">
            <text:p>02.07.01.02.63</text:p>
          </table:table-cell>
          <table:table-cell table:style-name="ce9" office:value-type="float" office:value="3081" calcext:value-type="float">
            <text:p>3081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-</text:p>
            <text:p>Ukuran / Bahan :</text:p>
            <text:p> - / -</text:p>
            <text:p>Nomor : -</text:p>
          </table:table-cell>
          <table:table-cell table:style-name="ce28" office:value-type="float" office:value="6100000" calcext:value-type="float">
            <text:p>6.100.000,00</text:p>
          </table:table-cell>
          <table:table-cell table:style-name="ce28" table:number-columns-repeated="2"/>
          <table:table-cell table:style-name="ce4" office:value-type="string" calcext:value-type="string">
            <text:p>Di Pegang oleh Sdr. Eko Srwidodo, S.Sos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6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0]&amp;[.I10]" office:value-type="string" office:string-value="7.Aset Lain-lain(PM)34462" calcext:value-type="string">
            <text:p>7.Aset Lain-lain(PM)34462</text:p>
          </table:table-cell>
          <table:table-cell table:style-name="ce9" table:formula="of:=&quot;7.&quot;&amp;[.F10]" office:value-type="string" office:string-value="7.Aset Lain-lain(PM)" calcext:value-type="string">
            <text:p>7.Aset Lain-lain(PM)</text:p>
          </table:table-cell>
          <table:table-cell table:style-name="ce13" office:value-type="float" office:value="4844" calcext:value-type="float">
            <text:p>4.84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Televisi</text:p>
          </table:table-cell>
          <table:table-cell table:style-name="ce9" office:value-type="string" calcext:value-type="string">
            <text:p>02.06.02.06.03</text:p>
          </table:table-cell>
          <table:table-cell table:style-name="ce9" office:value-type="float" office:value="34462" calcext:value-type="float">
            <text:p>34462</text:p>
          </table:table-cell>
          <table:table-cell table:style-name="ce18" office:value-type="float" office:value="2015" calcext:value-type="float">
            <text:p>2015</text:p>
          </table:table-cell>
          <table:table-cell table:style-name="ce4" office:value-type="string" calcext:value-type="string">
            <text:p>Tahun Usul Reklasifikasi : 2021</text:p>
            <text:p>Kondisi : Rusak Berat</text:p>
            <text:p>Asal Usul : Mutasi Dari SKPD Lain</text:p>
            <text:p>Merk Type : Toshiba</text:p>
            <text:p>Ukuran / Bahan :</text:p>
            <text:p> Sedang / Besi,plastik</text:p>
            <text:p>Nomor : -</text:p>
          </table:table-cell>
          <table:table-cell table:style-name="ce28" office:value-type="float" office:value="3700000" calcext:value-type="float">
            <text:p>3.700.000,00</text:p>
          </table:table-cell>
          <table:table-cell table:style-name="ce28" table:number-columns-repeated="2"/>
          <table:table-cell table:style-name="ce4" office:value-type="string" calcext:value-type="string">
            <text:p>Ruang Tamu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1]&amp;[.I11]" office:value-type="string" office:string-value="7.Aset Lain-lain(PM)41771" calcext:value-type="string">
            <text:p>7.Aset Lain-lain(PM)41771</text:p>
          </table:table-cell>
          <table:table-cell table:style-name="ce9" table:formula="of:=&quot;7.&quot;&amp;[.F11]" office:value-type="string" office:string-value="7.Aset Lain-lain(PM)" calcext:value-type="string">
            <text:p>7.Aset Lain-lain(PM)</text:p>
          </table:table-cell>
          <table:table-cell table:style-name="ce13" office:value-type="float" office:value="4852" calcext:value-type="float">
            <text:p>4.85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Hardisk Eksternal</text:p>
          </table:table-cell>
          <table:table-cell table:style-name="ce9" office:value-type="string" calcext:value-type="string">
            <text:p>02.06.03.05.07</text:p>
          </table:table-cell>
          <table:table-cell table:style-name="ce9" office:value-type="float" office:value="41771" calcext:value-type="float">
            <text:p>41771</text:p>
          </table:table-cell>
          <table:table-cell table:style-name="ce18" office:value-type="float" office:value="2016" calcext:value-type="float">
            <text:p>2016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Toshiba</text:p>
            <text:p>Ukuran / Bahan :</text:p>
            <text:p> 1 TB / Plastik, besi</text:p>
            <text:p>Nomor : -</text:p>
          </table:table-cell>
          <table:table-cell table:style-name="ce28" office:value-type="float" office:value="1350000" calcext:value-type="float">
            <text:p>1.350.000,00</text:p>
          </table:table-cell>
          <table:table-cell table:style-name="ce28" table:number-columns-repeated="2"/>
          <table:table-cell table:style-name="ce4" office:value-type="string" calcext:value-type="string">
            <text:p>Novita Karolina Ginting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2]&amp;[.I12]" office:value-type="string" office:string-value="7.Aset Lain-lain(PM)44367" calcext:value-type="string">
            <text:p>7.Aset Lain-lain(PM)44367</text:p>
          </table:table-cell>
          <table:table-cell table:style-name="ce9" table:formula="of:=&quot;7.&quot;&amp;[.F12]" office:value-type="string" office:string-value="7.Aset Lain-lain(PM)" calcext:value-type="string">
            <text:p>7.Aset Lain-lain(PM)</text:p>
          </table:table-cell>
          <table:table-cell table:style-name="ce13" office:value-type="float" office:value="4845" calcext:value-type="float">
            <text:p>4.845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Televisi</text:p>
          </table:table-cell>
          <table:table-cell table:style-name="ce9" office:value-type="string" calcext:value-type="string">
            <text:p>02.06.02.06.03</text:p>
          </table:table-cell>
          <table:table-cell table:style-name="ce9" office:value-type="float" office:value="44367" calcext:value-type="float">
            <text:p>44367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Belanja Barang Jasa</text:p>
            <text:p>Merk Type : Coocaa</text:p>
            <text:p>Ukuran / Bahan :</text:p>
            <text:p> 50 inci / Besi, Plastil, dll</text:p>
            <text:p>Nomor : -</text:p>
          </table:table-cell>
          <table:table-cell table:style-name="ce28" office:value-type="float" office:value="10000000" calcext:value-type="float">
            <text:p>10.000.000,00</text:p>
          </table:table-cell>
          <table:table-cell table:style-name="ce28" table:number-columns-repeated="2"/>
          <table:table-cell table:style-name="ce4" office:value-type="string" calcext:value-type="string">
            <text:p>Ruang Sekretariat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3]&amp;[.I13]" office:value-type="string" office:string-value="7.Aset Lain-lain(PM)44426" calcext:value-type="string">
            <text:p>7.Aset Lain-lain(PM)44426</text:p>
          </table:table-cell>
          <table:table-cell table:style-name="ce9" table:formula="of:=&quot;7.&quot;&amp;[.F13]" office:value-type="string" office:string-value="7.Aset Lain-lain(PM)" calcext:value-type="string">
            <text:p>7.Aset Lain-lain(PM)</text:p>
          </table:table-cell>
          <table:table-cell table:style-name="ce13" office:value-type="float" office:value="4847" calcext:value-type="float">
            <text:p>4.847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Laptop</text:p>
          </table:table-cell>
          <table:table-cell table:style-name="ce9" office:value-type="string" calcext:value-type="string">
            <text:p>02.06.03.02.02</text:p>
          </table:table-cell>
          <table:table-cell table:style-name="ce9" office:value-type="float" office:value="44426" calcext:value-type="float">
            <text:p>4442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Tahun Usul Reklasifikasi : 2018</text:p>
            <text:p>Kondisi : Hilang</text:p>
            <text:p>Asal Usul : Belanja Modal</text:p>
            <text:p>Merk Type : Lenovo / Intel Core i5</text:p>
            <text:p>Ukuran / Bahan :</text:p>
            <text:p> 14 inch / Besi, Plastil, dll</text:p>
            <text:p>Nomor : -</text:p>
          </table:table-cell>
          <table:table-cell table:style-name="ce28" office:value-type="float" office:value="9955000" calcext:value-type="float">
            <text:p>9.955.000,00</text:p>
          </table:table-cell>
          <table:table-cell table:style-name="ce28" table:number-columns-repeated="2"/>
          <table:table-cell table:style-name="ce4" office:value-type="string" calcext:value-type="string">
            <text:p>Dipegang Bendahara sdr. M. Refany Hamzah ( Hilang)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4]&amp;[.I14]" office:value-type="string" office:string-value="7.Aset Lain-lain(PM)4725" calcext:value-type="string">
            <text:p>7.Aset Lain-lain(PM)4725</text:p>
          </table:table-cell>
          <table:table-cell table:style-name="ce9" table:formula="of:=&quot;7.&quot;&amp;[.F14]" office:value-type="string" office:string-value="7.Aset Lain-lain(PM)" calcext:value-type="string">
            <text:p>7.Aset Lain-lain(PM)</text:p>
          </table:table-cell>
          <table:table-cell table:style-name="ce13" office:value-type="float" office:value="4846" calcext:value-type="float">
            <text:p>4.846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Lensa Telephoto</text:p>
          </table:table-cell>
          <table:table-cell table:style-name="ce9" office:value-type="string" calcext:value-type="string">
            <text:p>02.06.02.06.50</text:p>
          </table:table-cell>
          <table:table-cell table:style-name="ce9" office:value-type="float" office:value="4725" calcext:value-type="float">
            <text:p>4725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Canon EF 70-200 mm</text:p>
            <text:p>Ukuran / Bahan :</text:p>
            <text:p> F/2.81 USM / -</text:p>
            <text:p>Nomor : -</text:p>
          </table:table-cell>
          <table:table-cell table:style-name="ce28" office:value-type="float" office:value="15895000" calcext:value-type="float">
            <text:p>15.895.000,00</text:p>
          </table:table-cell>
          <table:table-cell table:style-name="ce28" table:number-columns-repeated="2"/>
          <table:table-cell table:style-name="ce4" office:value-type="string" calcext:value-type="string">
            <text:p>Di pegang oleh sdr. Romier Egus JAR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5]&amp;[.I15]" office:value-type="string" office:string-value="7.Aset Lain-lain(PM)4948" calcext:value-type="string">
            <text:p>7.Aset Lain-lain(PM)4948</text:p>
          </table:table-cell>
          <table:table-cell table:style-name="ce9" table:formula="of:=&quot;7.&quot;&amp;[.F15]" office:value-type="string" office:string-value="7.Aset Lain-lain(PM)" calcext:value-type="string">
            <text:p>7.Aset Lain-lain(PM)</text:p>
          </table:table-cell>
          <table:table-cell table:style-name="ce13" office:value-type="float" office:value="4854" calcext:value-type="float">
            <text:p>4.854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Speaker</text:p>
          </table:table-cell>
          <table:table-cell table:style-name="ce9" office:value-type="string" calcext:value-type="string">
            <text:p>02.07.02.01.06</text:p>
          </table:table-cell>
          <table:table-cell table:style-name="ce9" office:value-type="float" office:value="4948" calcext:value-type="float">
            <text:p>4948</text:p>
          </table:table-cell>
          <table:table-cell table:style-name="ce18" office:value-type="float" office:value="2013" calcext:value-type="float">
            <text:p>2013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-</text:p>
            <text:p>Ukuran / Bahan :</text:p>
            <text:p> - / -</text:p>
            <text:p>Nomor : -</text:p>
          </table:table-cell>
          <table:table-cell table:style-name="ce28" office:value-type="float" office:value="1800000" calcext:value-type="float">
            <text:p>1.800.000,00</text:p>
          </table:table-cell>
          <table:table-cell table:style-name="ce28" table:number-columns-repeated="2"/>
          <table:table-cell table:style-name="ce4" office:value-type="string" calcext:value-type="string">
            <text:p>Ruangan Kepala Dinas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6]&amp;[.I16]" office:value-type="string" office:string-value="7.Aset Lain-lain(PM)50096" calcext:value-type="string">
            <text:p>7.Aset Lain-lain(PM)50096</text:p>
          </table:table-cell>
          <table:table-cell table:style-name="ce9" table:formula="of:=&quot;7.&quot;&amp;[.F16]" office:value-type="string" office:string-value="7.Aset Lain-lain(PM)" calcext:value-type="string">
            <text:p>7.Aset Lain-lain(PM)</text:p>
          </table:table-cell>
          <table:table-cell table:style-name="ce13" office:value-type="float" office:value="4848" calcext:value-type="float">
            <text:p>4.848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Laptop</text:p>
          </table:table-cell>
          <table:table-cell table:style-name="ce9" office:value-type="string" calcext:value-type="string">
            <text:p>02.06.03.02.02</text:p>
          </table:table-cell>
          <table:table-cell table:style-name="ce9" office:value-type="float" office:value="50096" calcext:value-type="float">
            <text:p>50096</text:p>
          </table:table-cell>
          <table:table-cell table:style-name="ce18" office:value-type="float" office:value="2017" calcext:value-type="float">
            <text:p>2017</text:p>
          </table:table-cell>
          <table:table-cell table:style-name="ce4" office:value-type="string" calcext:value-type="string">
            <text:p>Tahun Usul Reklasifikasi : 2021</text:p>
            <text:p>Kondisi : Rusak Berat</text:p>
            <text:p>Asal Usul : Belanja Modal</text:p>
            <text:p>Merk Type : Lenovo/Yoga 510</text:p>
            <text:p>Ukuran / Bahan :</text:p>
            <text:p> 14 inch / Besi, Plastil, dll</text:p>
            <text:p>Nomor : -</text:p>
          </table:table-cell>
          <table:table-cell table:style-name="ce28" office:value-type="float" office:value="14850000" calcext:value-type="float">
            <text:p>14.850.000,00</text:p>
          </table:table-cell>
          <table:table-cell table:style-name="ce28" table:number-columns-repeated="2"/>
          <table:table-cell table:style-name="ce4" office:value-type="string" calcext:value-type="string">
            <text:p>Pemakai Kepala Dinas</text:p>
          </table:table-cell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14">
          <table:table-cell table:style-name="ce4" table:formula="of:=[.B17]&amp;[.I17]" office:value-type="string" office:string-value="7.Aset Lain-lain(PM)5252" calcext:value-type="string">
            <text:p>7.Aset Lain-lain(PM)5252</text:p>
          </table:table-cell>
          <table:table-cell table:style-name="ce9" table:formula="of:=&quot;7.&quot;&amp;[.F17]" office:value-type="string" office:string-value="7.Aset Lain-lain(PM)" calcext:value-type="string">
            <text:p>7.Aset Lain-lain(PM)</text:p>
          </table:table-cell>
          <table:table-cell table:style-name="ce13" office:value-type="float" office:value="4842" calcext:value-type="float">
            <text:p>4.842 </text:p>
          </table:table-cell>
          <table:table-cell table:style-name="ce18" office:value-type="string" calcext:value-type="string">
            <text:p>DINAS KEPEMUDAAN, OLAHRAGA DAN PARIWISATA</text:p>
          </table:table-cell>
          <table:table-cell table:style-name="ce9" office:value-type="string" calcext:value-type="string">
            <text:p>DINAS PARIWISATA</text:p>
          </table:table-cell>
          <table:table-cell table:style-name="ce9" office:value-type="string" calcext:value-type="string">
            <text:p>Aset Lain-lain(PM)</text:p>
          </table:table-cell>
          <table:table-cell table:style-name="ce4" office:value-type="string" calcext:value-type="string">
            <text:p>Lemari Es</text:p>
          </table:table-cell>
          <table:table-cell table:style-name="ce9" office:value-type="string" calcext:value-type="string">
            <text:p>02.06.02.04.01</text:p>
          </table:table-cell>
          <table:table-cell table:style-name="ce9" office:value-type="float" office:value="5252" calcext:value-type="float">
            <text:p>5252</text:p>
          </table:table-cell>
          <table:table-cell table:style-name="ce18" office:value-type="float" office:value="2012" calcext:value-type="float">
            <text:p>2012</text:p>
          </table:table-cell>
          <table:table-cell table:style-name="ce4" office:value-type="string" calcext:value-type="string">
            <text:p>Tahun Usul Reklasifikasi : 2018</text:p>
            <text:p>Kondisi : Rusak Berat</text:p>
            <text:p>Asal Usul : Mutasi Dari SKPD Lain</text:p>
            <text:p>Merk Type : Toshiba/GlacioXD7</text:p>
            <text:p>Ukuran / Bahan :</text:p>
            <text:p> Sedang / Plastik, Besi</text:p>
            <text:p>Nomor : -</text:p>
          </table:table-cell>
          <table:table-cell table:style-name="ce28" office:value-type="float" office:value="2000000" calcext:value-type="float">
            <text:p>2.000.000,00</text:p>
          </table:table-cell>
          <table:table-cell table:style-name="ce28" table:number-columns-repeated="2"/>
          <table:table-cell table:style-name="ce4"/>
          <table:table-cell table:style-name="ce4" office:value-type="string" calcext:value-type="string">
            <text:p>Penggabungan </text:p>
          </table:table-cell>
          <table:table-cell table:style-name="ce18" table:number-columns-repeated="2"/>
          <table:table-cell table:style-name="ce37" table:number-columns-repeated="49"/>
          <table:table-cell table:style-name="Default" table:number-columns-repeated="957"/>
        </table:table-row>
        <table:table-row table:style-name="ro5">
          <table:table-cell table:style-name="ce5" table:number-columns-repeated="2"/>
          <table:table-cell table:style-name="ce13"/>
          <table:table-cell table:style-name="ce19"/>
          <table:table-cell table:style-name="ce5" table:number-columns-repeated="5"/>
          <table:table-cell table:style-name="ce19"/>
          <table:table-cell table:style-name="ce5"/>
          <table:table-cell table:style-name="ce25" table:number-columns-repeated="2"/>
          <table:table-cell table:style-name="ce29"/>
          <table:table-cell table:style-name="ce5" table:number-columns-repeated="2"/>
          <table:table-cell table:style-name="ce19" table:number-columns-repeated="2"/>
          <table:table-cell table:style-name="ce38" table:number-columns-repeated="49"/>
          <table:table-cell table:style-name="ce8" table:number-columns-repeated="957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 table:number-columns-repeated="4"/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style-name="ce6"/>
          <table:table-cell table:style-name="ce10"/>
          <table:table-cell table:style-name="ce14"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21"/>
          <table:table-cell table:style-name="ce21" table:formula="of:=SUBTOTAL(9;[.L4:.L131091])" office:value-type="float" office:value="106455000" calcext:value-type="float">
            <text:p>106.455.000,00</text:p>
          </table:table-cell>
          <table:table-cell table:style-name="ce21" office:value-type="float" office:value="1788945464260" calcext:value-type="float">
            <text:p>1.788.945.464.260,00</text:p>
          </table:table-cell>
          <table:table-cell table:style-name="ce21" table:formula="of:=SUM([.N18:.N19])" office:value-type="float" office:value="0" calcext:value-type="float">
            <text:p>0,00</text:p>
          </table:table-cell>
          <table:table-cell table:style-name="ce6" table:number-columns-repeated="2"/>
          <table:table-cell table:style-name="ce10" table:number-columns-repeated="2"/>
          <table:table-cell table:number-columns-repeated="1006"/>
        </table:table-row>
        <table:table-row table:style-name="ro5">
          <table:table-cell table:number-columns-repeated="12"/>
          <table:table-cell table:style-name="ce26"/>
          <table:table-cell table:style-name="ce30"/>
          <table:table-cell table:number-columns-repeated="1010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ul Hapus Extracomptable B PM" table:style-name="ta2">
        <office:forms form:automatic-focus="false" form:apply-design-mode="false"/>
        <table:table-column table:style-name="co18" table:default-cell-style-name="ce44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number-columns-repeated="9" table:default-cell-style-name="Default"/>
        <table:table-column table:style-name="co21" table:default-cell-style-name="ce47"/>
        <table:table-column table:style-name="co19" table:number-columns-repeated="1010" table:default-cell-style-name="Default"/>
        <table:table-row table:style-name="ro15">
          <table:table-cell table:style-name="ce87" office:value-type="string" calcext:value-type="string">
            <text:p>SKPD</text:p>
          </table:table-cell>
          <table:table-cell table:style-name="ce89" office:value-type="string" calcext:value-type="string">
            <text:p>Golongan Barang</text:p>
          </table:table-cell>
          <table:table-cell table:style-name="ce89" office:value-type="string" calcext:value-type="string">
            <text:p>Nama Barang </text:p>
          </table:table-cell>
          <table:table-cell table:style-name="ce89" office:value-type="string" calcext:value-type="string">
            <text:p>Kode Barang </text:p>
          </table:table-cell>
          <table:table-cell table:style-name="ce89" office:value-type="string" calcext:value-type="string">
            <text:p>Register </text:p>
          </table:table-cell>
          <table:table-cell table:style-name="ce89" office:value-type="string" calcext:value-type="string">
            <text:p>Merk Type </text:p>
          </table:table-cell>
          <table:table-cell table:style-name="ce89" office:value-type="string" calcext:value-type="string">
            <text:p>No. Sertifikat No. Polisi No. Dok </text:p>
          </table:table-cell>
          <table:table-cell table:style-name="ce89" office:value-type="string" calcext:value-type="string">
            <text:p>Bahan </text:p>
          </table:table-cell>
          <table:table-cell table:style-name="ce89" office:value-type="string" calcext:value-type="string">
            <text:p>Asal Usul </text:p>
          </table:table-cell>
          <table:table-cell table:style-name="ce89" office:value-type="string" calcext:value-type="string">
            <text:p>Tahun </text:p>
          </table:table-cell>
          <table:table-cell table:style-name="ce89" office:value-type="string" calcext:value-type="string">
            <text:p>Ukuran Barang </text:p>
          </table:table-cell>
          <table:table-cell table:style-name="ce89" office:value-type="string" calcext:value-type="string">
            <text:p>Satuan Barang </text:p>
          </table:table-cell>
          <table:table-cell table:style-name="ce89" office:value-type="string" calcext:value-type="string">
            <text:p>Keadaan Barang </text:p>
          </table:table-cell>
          <table:table-cell table:style-name="ce90" office:value-type="string" calcext:value-type="string">
            <text:p>Harga </text:p>
          </table:table-cell>
          <table:table-cell table:style-name="ce89" office:value-type="string" calcext:value-type="string">
            <text:p>Keterangan</text:p>
          </table:table-cell>
          <table:table-cell table:style-name="ce89" office:value-type="string" calcext:value-type="string">
            <text:p>Tahun Usul Hapus Extracomptable</text:p>
          </table:table-cell>
          <table:table-cell table:style-name="ce89" office:value-type="string" calcext:value-type="string">
            <text:p>KET +</text:p>
          </table:table-cell>
          <table:table-cell table:style-name="ce45" table:number-columns-repeated="1007"/>
        </table:table-row>
        <table:table-row table:style-name="ro5">
          <table:table-cell table:style-name="Default" office:value-type="string" calcext:value-type="string">
            <text:p>DINAS PARIWISATA</text:p>
          </table:table-cell>
          <table:table-cell office:value-type="string" calcext:value-type="string">
            <text:p>Peralatan dan mesin</text:p>
          </table:table-cell>
          <table:table-cell office:value-type="string" calcext:value-type="string">
            <text:p>Wireless Micropohone </text:p>
          </table:table-cell>
          <table:table-cell office:value-type="string" calcext:value-type="string">
            <text:p>02.07.02.01.05 </text:p>
          </table:table-cell>
          <table:table-cell office:value-type="float" office:value="4934" calcext:value-type="float">
            <text:p>4934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Mutasi Dari SKPD Lain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Buah </text:p>
          </table:table-cell>
          <table:table-cell office:value-type="string" calcext:value-type="string">
            <text:p>Rusak Berat </text:p>
          </table:table-cell>
          <table:table-cell office:value-type="float" office:value="650000" calcext:value-type="float">
            <text:p>650.000</text:p>
          </table:table-cell>
          <table:table-cell office:value-type="string" calcext:value-type="string">
            <text:p>Ruang Staf Bidang Pariwisata (Diserahkan untuk kelompok sadar wisata Desa Baruh Bahinu Dalam) </text:p>
          </table:table-cell>
          <table:table-cell office:value-type="float" office:value="2017" calcext:value-type="float">
            <text:p>2017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3"/>
          <table:table-cell table:formula="of:=SUM([.N2:.N3])" office:value-type="float" office:value="650000" calcext:value-type="float">
            <text:p>650.000</text:p>
          </table:table-cell>
          <table:table-cell table:number-columns-repeated="101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KIB A TANAH'.A3:'KIB A TANAH'.R9" table:display-filter-buttons="true" table:orientation="column"/>
        <table:database-range table:name="__Anonymous_Sheet_DB__1" table:target-range-address="'KIB B PM'.A3:'KIB B PM'.R211" table:display-filter-buttons="true" table:orientation="column"/>
        <table:database-range table:name="__Anonymous_Sheet_DB__2" table:target-range-address="'KIB C GB'.A3:'KIB C GB'.R24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'KIB D JIJ'.A3:'KIB D JIJ'.R11" table:display-filter-buttons="true" table:orientation="column"/>
        <table:database-range table:name="__Anonymous_Sheet_DB__4" table:target-range-address="'KIB E ATL'.A3:'KIB E ATL'.R9" table:display-filter-buttons="true" table:orientation="column"/>
        <table:database-range table:name="__Anonymous_Sheet_DB__5" table:target-range-address="'Aset Lain-lain B PM'.A3:'Aset Lain-lain B PM'.R17" table:display-filter-buttons="true" table:orientation="column"/>
        <table:database-range table:name="__Anonymous_Sheet_DB__6" table:target-range-address="'Usul Hapus Extracomptable B PM'.A1:'Usul Hapus Extracomptable B PM'.Q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2" style:volatile="true">
      <loext:fill-character> </loext:fill-character>
      <number:text>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 number:language="id" number:country="ID">Rp</number:currency-symbol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 number:language="id" number:country="ID">Rp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 number:language="id" number:country="ID">Rp</number:currency-symbol>
      <number:text>-</number:text>
      <number:number number:decimal-places="0" loext:min-decimal-places="0" number:min-integer-digits="0"/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35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38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Rp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Rp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Rp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p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Rp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Rp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3P0" style:volatile="true">
      <number:number number:decimal-places="1" loext:min-decimal-places="1" number:min-integer-digits="1" number:grouping="true"/>
      <number:text> </number:text>
    </number:number-style>
    <number:number-style style:name="N173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currency-symbol number:language="id" number:country="ID">Rp</number:currency-symbol>
      <number:number number:decimal-places="2" loext:min-decimal-places="2" number:min-integer-digits="1" number:grouping="true"/>
      <number:text> </number:text>
    </number:currency-style>
    <number:currency-style style:name="N174"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number:number-style style:name="N17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6P2" style:volatile="true"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92P0" style:volatile="true">
      <number:currency-symbol number:language="id" number:country="ID">Rp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2P1" style:volatile="true">
      <number:currency-symbol number:language="id" number:country="ID">Rp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2P2" style:volatile="true">
      <number:currency-symbol number:language="id" number:country="ID">Rp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loext:fill-character> </loext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5P0" style:volatile="true">
      <number:currency-symbol number:language="id" number:country="ID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 number:language="id" number:country="ID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5P0"/>
    </number:currency-style>
    <number:number-style style:name="N196">
      <number:number number:decimal-places="1" loext:min-decimal-places="1" number:min-integer-digits="1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8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9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1" number:language="id" number:country="ID">
      <number:day number:style="long"/>
      <number:text>-</number:text>
      <number:month number:textual="true"/>
    </number:date-style>
    <number:date-style style:name="N10112" number:language="id" number:country="ID">
      <number:month number:textual="true"/>
      <number:text>-</number:text>
      <number:year/>
    </number:date-style>
    <number:time-style style:name="N10113" number:language="id" number:country="ID">
      <number:hours/>
      <number:text>:</number:text>
      <number:minute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d" number:country="ID">
      <number:hours/>
      <number:text>:</number:text>
      <number:minutes number:style="long"/>
    </number:time-style>
    <number:time-style style:name="N10116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7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9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20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2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3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id" number:country="ID">
      <loext:text> Rp</loext:text>
      <loext:fill-character> </loext:fill-character>
      <number:text>- </number:text>
    </number:number-style>
    <number:text-style style:name="N10127" number:language="id" number:country="ID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id" number:country="ID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id" number:country="ID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id" number:country="ID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1" number:language="id" number:country="ID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5" number:language="id" number:country="ID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id" number:country="ID">
      <number:text> Rp</number:text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id" number:country="ID">
      <number:text> Rp(</number:text>
      <number:number number:decimal-places="0" loext:min-decimal-places="0" number:min-integer-digits="1" number:grouping="true"/>
      <number:text>)</number:text>
    </number:number-style>
    <number:number-style style:name="N10139P2" style:volatile="true" number:language="id" number:country="ID">
      <number:text> Rp- </number:text>
    </number:number-style>
    <number:text-style style:name="N10139" number:language="id" number:country="ID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id" number:country="ID">
      <number:text> Rp</number:text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id" number:country="ID">
      <number:text> Rp(</number:text>
      <number:number number:decimal-places="2" loext:min-decimal-places="2" number:min-integer-digits="1" number:grouping="true"/>
      <number:text>)</number:text>
    </number:number-style>
    <number:number-style style:name="N10143P2" style:volatile="true" number:language="id" number:country="ID">
      <number:text> Rp-</number:text>
      <number:number number:decimal-places="0" loext:min-decimal-places="0" number:min-integer-digits="0"/>
      <number:text> </number:text>
    </number:number-style>
    <number:text-style style:name="N10143" number:language="id" number:country="ID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id" number:country="ID">
      <number:minutes number:style="long"/>
      <number:text>:</number:text>
      <number:seconds number:style="long"/>
    </number:time-style>
    <number:time-style style:name="N10145" number:language="id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id" number:country="ID">
      <number:minutes number:style="long"/>
      <number:text>:</number:text>
      <number:seconds number:style="long" number:decimal-places="1"/>
    </number:time-style>
    <number:number-style style:name="N10147" number:language="id" number:country="ID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Comma_20__5b_0_5d__20_1" style:display-name="Excel Built-in Comma [0] 1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_20__5b_0_5d__20_2" style:display-name="Excel Built-in Comma [0] 2" style:family="table-cell" style:parent-style-name="Default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sult_20_5" style:display-name="Result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_20_6" style:display-name="Result2 6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07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13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1mm" fo:margin-bottom="0mm" fo:margin-left="10mm" fo:margin-right="1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6mm" fo:margin-left="0mm" fo:margin-right="0mm" fo:margin-top="2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4:18:54.928077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STER_20_dipilah" style:display-name="PageStyle_MASTER dipilah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ATAUSAHAAN BMD</meta:initial-creator>
    <meta:editing-cycles>39</meta:editing-cycles>
    <meta:print-date>2021-12-02T17:13:39</meta:print-date>
    <meta:creation-date>2021-10-18T07:19:30</meta:creation-date>
    <dc:date>2021-12-25T17:22:01.639651152</dc:date>
    <dc:language>en-ID</dc:language>
    <meta:editing-duration>PT4H58M25S</meta:editing-duration>
    <meta:generator>LibreOffice/6.0.7.3$Linux_X86_64 LibreOffice_project/00m0$Build-3</meta:generator>
    <meta:document-statistic meta:table-count="7" meta:cell-count="37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